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alibri" svg:font-family="Calibri" style:font-family-generic="swiss"/>
    <style:font-face style:name="FreeSans1" svg:font-family="FreeSans" style:font-family-generic="swiss"/>
    <style:font-face style:name="Ubuntu" svg:font-family="Ubuntu"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189cm" table:align="left" style:writing-mode="lr-tb"/>
    </style:style>
    <style:style style:name="Table1.A" style:family="table-column">
      <style:table-column-properties style:column-width="11cm"/>
    </style:style>
    <style:style style:name="Table1.B" style:family="table-column">
      <style:table-column-properties style:column-width="5.18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A2" style:family="table-cell">
      <style:table-cell-properties style:vertical-align="top" fo:padding-left="0.191cm" fo:padding-right="0.191cm" fo:padding-top="0cm" fo:padding-bottom="0cm" fo:border="none" style:writing-mode="lr-tb"/>
    </style:style>
    <style:style style:name="Table1.A17"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7.193cm" fo:margin-left="-0.191cm" table:align="left" style:writing-mode="lr-tb"/>
    </style:style>
    <style:style style:name="Table2.A" style:family="table-column">
      <style:table-column-properties style:column-width="6.692cm"/>
    </style:style>
    <style:style style:name="Table2.B" style:family="table-column">
      <style:table-column-properties style:column-width="3.5cm"/>
    </style:style>
    <style:style style:name="Table2.C" style:family="table-column">
      <style:table-column-properties style:column-width="0.245cm"/>
    </style:style>
    <style:style style:name="Table2.D" style:family="table-column">
      <style:table-column-properties style:column-width="3.246cm"/>
    </style:style>
    <style:style style:name="Table2.E" style:family="table-column">
      <style:table-column-properties style:column-width="3.5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2.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A8" style:family="table-cell">
      <style:table-cell-properties style:vertical-align="top" fo:padding-left="0.191cm" fo:padding-right="0.191cm" fo:padding-top="0cm" fo:padding-bottom="0cm" fo:border="none" style:writing-mode="lr-tb"/>
    </style:style>
    <style:style style:name="Table3" style:family="table">
      <style:table-properties style:width="16.94cm" table:align="center" style:writing-mode="lr-tb"/>
    </style:style>
    <style:style style:name="Table3.A" style:family="table-column">
      <style:table-column-properties style:column-width="7.167cm"/>
    </style:style>
    <style:style style:name="Table3.B" style:family="table-column">
      <style:table-column-properties style:column-width="3.337cm"/>
    </style:style>
    <style:style style:name="Table3.C" style:family="table-column">
      <style:table-column-properties style:column-width="3.888cm"/>
    </style:style>
    <style:style style:name="Table3.D" style:family="table-column">
      <style:table-column-properties style:column-width="2.54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3.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3.A3" style:family="table-cell">
      <style:table-cell-properties style:vertical-align="top" fo:padding-left="0.191cm" fo:padding-right="0.191cm" fo:padding-top="0cm" fo:padding-bottom="0cm" fo:border="none" style:writing-mode="lr-tb"/>
    </style:style>
    <style:style style:name="Table3.A18"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4" style:family="table">
      <style:table-properties style:width="28.005cm" table:align="center" style:writing-mode="lr-tb"/>
    </style:style>
    <style:style style:name="Table4.A" style:family="table-column">
      <style:table-column-properties style:column-width="9.252cm"/>
    </style:style>
    <style:style style:name="Table4.B" style:family="table-column">
      <style:table-column-properties style:column-width="3.251cm"/>
    </style:style>
    <style:style style:name="Table4.E" style:family="table-column">
      <style:table-column-properties style:column-width="3.5cm"/>
    </style:style>
    <style:style style:name="Table4.F" style:family="table-column">
      <style:table-column-properties style:column-width="3.75cm"/>
    </style:style>
    <style:style style:name="Table4.G" style:family="table-column">
      <style:table-column-properties style:column-width="1.75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4.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none" style:writing-mode="lr-tb"/>
    </style:style>
    <style:style style:name="Table4.A4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Parágrafo_20_da_20_Lista">
      <style:paragraph-properties fo:margin-left="0cm" fo:margin-right="0cm" fo:margin-top="0cm" fo:margin-bottom="0cm" style:contextual-spacing="true" fo:line-height="200%" fo:text-align="justify" style:justify-single-word="false" fo:text-indent="0cm" style:auto-text-indent="false"/>
      <style:text-properties officeooo:paragraph-rsid="0009c0e8"/>
    </style:style>
    <style:style style:name="P2" style:family="paragraph" style:parent-style-name="Standard">
      <style:paragraph-properties fo:margin-top="0cm" fo:margin-bottom="0cm" style:contextual-spacing="false" fo:line-height="200%" fo:text-align="justify" style:justify-single-word="false"/>
    </style:style>
    <style:style style:name="P3" style:family="paragraph" style:parent-style-name="Normal_20__28_Web_29_">
      <style:paragraph-properties fo:margin-top="0cm" fo:margin-bottom="0cm" style:contextual-spacing="false" fo:text-align="center" style:justify-single-word="false"/>
      <style:text-properties style:font-name="Calibri1" fo:language="en" fo:country="US" style:font-name-complex="Calibri1"/>
    </style:style>
    <style:style style:name="P4" style:family="paragraph" style:parent-style-name="Parágrafo_20_da_20_Lista">
      <style:paragraph-properties fo:margin-top="0cm" fo:margin-bottom="0cm" style:contextual-spacing="true" fo:line-height="200%" fo:text-align="justify" style:justify-single-word="false"/>
      <style:text-properties fo:font-size="12pt" fo:language="en" fo:country="US" style:font-size-asian="12pt" style:font-name-complex="Calibri1" style:font-size-complex="12pt"/>
    </style:style>
    <style:style style:name="P5" style:family="paragraph" style:parent-style-name="Parágrafo_20_da_20_Lista">
      <style:paragraph-properties fo:margin-left="0cm" fo:margin-right="0cm" fo:margin-top="0cm" fo:margin-bottom="0cm" style:contextual-spacing="true" fo:line-height="200%" fo:text-align="justify" style:justify-single-word="false" fo:text-indent="0cm" style:auto-text-indent="false"/>
    </style:style>
    <style:style style:name="P6" style:family="paragraph" style:parent-style-name="Parágrafo_20_da_20_Lista">
      <style:paragraph-properties fo:margin-left="0cm" fo:margin-right="0cm" fo:margin-top="0cm" fo:margin-bottom="0cm" style:contextual-spacing="true" fo:line-height="200%" fo:text-align="justify" style:justify-single-word="false" fo:text-indent="0cm" style:auto-text-indent="false"/>
      <style:text-properties officeooo:paragraph-rsid="0009c0e8"/>
    </style:style>
    <style:style style:name="P7" style:family="paragraph" style:parent-style-name="Parágrafo_20_da_20_Lista">
      <style:paragraph-properties fo:margin-left="0cm" fo:margin-right="0cm" fo:margin-top="0cm" fo:margin-bottom="0cm" style:contextual-spacing="true" fo:line-height="200%" fo:text-align="justify" style:justify-single-word="false" fo:text-indent="0cm" style:auto-text-indent="false"/>
      <style:text-properties fo:font-size="12pt" fo:language="en" fo:country="US" fo:background-color="#ff0000" style:font-size-asian="12pt" style:font-name-complex="Calibri1" style:font-size-complex="12pt"/>
    </style:style>
    <style:style style:name="P8" style:family="paragraph" style:parent-style-name="Parágrafo_20_da_20_Lista">
      <style:paragraph-properties fo:margin-left="0cm" fo:margin-right="0cm" fo:margin-top="0cm" fo:margin-bottom="0cm" style:contextual-spacing="true" fo:line-height="200%" fo:text-indent="0cm" style:auto-text-indent="false"/>
      <style:text-properties fo:font-size="12pt" fo:language="en" fo:country="US" fo:font-weight="bold" style:font-size-asian="12pt" style:font-weight-asian="bold" style:font-name-complex="Calibri1" style:font-size-complex="12pt"/>
    </style:style>
    <style:style style:name="P9" style:family="paragraph" style:parent-style-name="Standard">
      <style:paragraph-properties fo:margin-top="0cm" fo:margin-bottom="0cm" style:contextual-spacing="false" fo:line-height="200%"/>
    </style:style>
    <style:style style:name="P10" style:family="paragraph" style:parent-style-name="Standard">
      <style:paragraph-properties fo:margin-top="0cm" fo:margin-bottom="0cm" style:contextual-spacing="false" fo:line-height="200%" fo:text-align="justify" style:justify-single-word="false"/>
    </style:style>
    <style:style style:name="P11" style:family="paragraph" style:parent-style-name="Standard">
      <style:paragraph-properties fo:margin-top="0cm" fo:margin-bottom="0cm" style:contextual-spacing="false" fo:line-height="200%"/>
      <style:text-properties fo:font-size="12pt" style:font-size-asian="12pt" style:font-name-complex="Calibri1" style:font-size-complex="12pt"/>
    </style:style>
    <style:style style:name="P12" style:family="paragraph" style:parent-style-name="Standard">
      <style:paragraph-properties fo:margin-top="0cm" fo:margin-bottom="0cm" style:contextual-spacing="false" fo:line-height="200%"/>
      <style:text-properties fo:font-size="12pt" fo:language="en" fo:country="US" style:font-size-asian="12pt" style:font-name-complex="Calibri1" style:font-size-complex="12pt"/>
    </style:style>
    <style:style style:name="P13" style:family="paragraph" style:parent-style-name="Standard">
      <style:paragraph-properties fo:margin-top="0cm" fo:margin-bottom="0cm" style:contextual-spacing="false" fo:line-height="200%" fo:text-align="center" style:justify-single-word="false"/>
      <style:text-properties fo:font-size="12pt" fo:language="en" fo:country="US" style:font-size-asian="12pt" style:font-name-complex="Calibri1" style:font-size-complex="12pt"/>
    </style:style>
    <style:style style:name="P14" style:family="paragraph" style:parent-style-name="Standard">
      <style:paragraph-properties fo:margin-top="0cm" fo:margin-bottom="0cm" style:contextual-spacing="false" fo:line-height="200%" fo:text-align="justify" style:justify-single-word="false"/>
      <style:text-properties fo:font-size="12pt" fo:language="en" fo:country="US" style:font-size-asian="12pt" style:font-name-complex="Calibri1" style:font-size-complex="12pt"/>
    </style:style>
    <style:style style:name="P15" style:family="paragraph" style:parent-style-name="Standard">
      <style:paragraph-properties fo:margin-top="0cm" fo:margin-bottom="0cm" style:contextual-spacing="false" fo:line-height="100%"/>
      <style:text-properties fo:font-size="12pt" fo:language="en" fo:country="US" style:font-size-asian="12pt" style:font-name-complex="Calibri1" style:font-size-complex="12pt"/>
    </style:style>
    <style:style style:name="P16" style:family="paragraph" style:parent-style-name="Standard">
      <style:paragraph-properties fo:margin-top="0cm" fo:margin-bottom="0cm" style:contextual-spacing="false" fo:line-height="100%" fo:text-align="center" style:justify-single-word="false"/>
      <style:text-properties fo:font-size="12pt" fo:language="en" fo:country="US" style:font-size-asian="12pt" style:font-name-complex="Calibri1" style:font-size-complex="12pt"/>
    </style:style>
    <style:style style:name="P17" style:family="paragraph" style:parent-style-name="Standard">
      <style:paragraph-properties fo:margin-top="0cm" fo:margin-bottom="0cm" style:contextual-spacing="false" fo:line-height="100%" fo:text-align="center" style:justify-single-word="false" style:snap-to-layout-grid="false"/>
      <style:text-properties fo:font-size="12pt" fo:language="en" fo:country="US" style:font-size-asian="12pt" style:font-name-complex="Calibri1" style:font-size-complex="12pt"/>
    </style:style>
    <style:style style:name="P18" style:family="paragraph" style:parent-style-name="Standard">
      <style:paragraph-properties fo:margin-top="0cm" fo:margin-bottom="0cm" style:contextual-spacing="false" fo:line-height="100%" fo:text-align="center" style:justify-single-word="false" style:snap-to-layout-grid="false"/>
      <style:text-properties fo:font-size="12pt" fo:language="en" fo:country="US" style:font-size-asian="12pt" style:language-asian="pt" style:country-asian="BR" style:font-name-complex="Calibri1" style:font-size-complex="12pt"/>
    </style:style>
    <style:style style:name="P19" style:family="paragraph" style:parent-style-name="Standard">
      <style:paragraph-properties fo:margin-top="0cm" fo:margin-bottom="0cm" style:contextual-spacing="false" fo:line-height="200%"/>
      <style:text-properties fo:font-size="12pt" fo:language="en" fo:country="US" fo:font-weight="bold" style:font-size-asian="12pt" style:font-weight-asian="bold" style:font-name-complex="Calibri1" style:font-size-complex="12pt"/>
    </style:style>
    <style:style style:name="P20" style:family="paragraph" style:parent-style-name="Standard">
      <style:paragraph-properties fo:margin-top="0cm" fo:margin-bottom="0cm" style:contextual-spacing="false" fo:line-height="200%" fo:text-align="justify" style:justify-single-word="false"/>
      <style:text-properties fo:font-size="12pt" fo:language="en" fo:country="US" fo:font-weight="bold" style:font-size-asian="12pt" style:font-weight-asian="bold" style:font-name-complex="Calibri1" style:font-size-complex="12pt"/>
    </style:style>
    <style:style style:name="P21" style:family="paragraph" style:parent-style-name="Standard">
      <style:paragraph-properties fo:margin-top="0cm" fo:margin-bottom="0cm" style:contextual-spacing="false" fo:line-height="200%" fo:text-align="justify" style:justify-single-word="false"/>
      <style:text-properties fo:font-size="12pt" fo:language="en" fo:country="US" fo:font-style="italic" fo:font-weight="bold" style:font-size-asian="12pt" style:font-style-asian="italic" style:font-weight-asian="bold" style:font-name-complex="Calibri1" style:font-size-complex="12pt"/>
    </style:style>
    <style:style style:name="P22" style:family="paragraph" style:parent-style-name="Standard">
      <style:paragraph-properties fo:margin-top="0cm" fo:margin-bottom="0cm" style:contextual-spacing="false" fo:line-height="100%"/>
    </style:style>
    <style:style style:name="P23" style:family="paragraph" style:parent-style-name="Standard">
      <style:paragraph-properties fo:margin-top="0cm" fo:margin-bottom="0cm" style:contextual-spacing="false" fo:line-height="100%" fo:text-align="center" style:justify-single-word="false"/>
    </style:style>
    <style:style style:name="P24" style:family="paragraph" style:parent-style-name="Standard">
      <style:paragraph-properties fo:margin-top="0cm" fo:margin-bottom="0cm" style:contextual-spacing="false" fo:line-height="100%"/>
      <style:text-properties fo:language="en" fo:country="US" style:font-name-complex="Calibri1" style:font-size-complex="12pt"/>
    </style:style>
    <style:style style:name="P25" style:family="paragraph" style:parent-style-name="Standard">
      <style:paragraph-properties fo:margin-top="0cm" fo:margin-bottom="0cm" style:contextual-spacing="false" fo:line-height="100%"/>
      <style:text-properties fo:font-size="10pt" fo:language="en" fo:country="US" style:font-size-asian="10pt" style:font-name-complex="Calibri1" style:font-size-complex="10pt"/>
    </style:style>
    <style:style style:name="P26" style:family="paragraph" style:parent-style-name="Standard">
      <style:paragraph-properties fo:margin-top="0cm" fo:margin-bottom="0cm" style:contextual-spacing="false" fo:line-height="100%" fo:text-align="center" style:justify-single-word="false"/>
      <style:text-properties fo:font-size="10pt" fo:language="en" fo:country="US" style:font-size-asian="10pt" style:font-name-complex="Calibri1" style:font-size-complex="10pt"/>
    </style:style>
    <style:style style:name="P27" style:family="paragraph" style:parent-style-name="Standard">
      <style:paragraph-properties fo:margin-top="0cm" fo:margin-bottom="0cm" style:contextual-spacing="false" fo:line-height="100%" fo:text-align="center" style:justify-single-word="false" style:snap-to-layout-grid="false"/>
      <style:text-properties fo:font-size="10pt" fo:language="en" fo:country="US" style:font-size-asian="10pt" style:font-name-complex="Calibri1" style:font-size-complex="10pt"/>
    </style:style>
    <style:style style:name="P28" style:family="paragraph" style:parent-style-name="Standard">
      <style:paragraph-properties fo:margin-top="0cm" fo:margin-bottom="0cm" style:contextual-spacing="false" fo:line-height="100%" fo:text-align="center" style:justify-single-word="false" style:snap-to-layout-grid="false"/>
      <style:text-properties fo:font-size="10pt" fo:language="en" fo:country="US" fo:background-color="#ffff00" style:font-size-asian="10pt" style:font-name-complex="Calibri1" style:font-size-complex="10pt"/>
    </style:style>
    <style:style style:name="P29" style:family="paragraph" style:parent-style-name="Standard">
      <style:paragraph-properties fo:margin-top="0cm" fo:margin-bottom="0cm" style:contextual-spacing="false" fo:line-height="200%" fo:text-align="justify" style:justify-single-word="false" fo:break-before="page"/>
    </style:style>
    <style:style style:name="P30" style:family="paragraph" style:parent-style-name="Standard">
      <style:paragraph-properties fo:margin-top="0cm" fo:margin-bottom="0cm" style:contextual-spacing="false" fo:line-height="200%" fo:break-before="page"/>
      <style:text-properties fo:font-size="12pt" fo:language="en" fo:country="US" fo:font-weight="bold" style:font-size-asian="12pt" style:font-weight-asian="bold" style:font-name-complex="Calibri1" style:font-size-complex="12pt"/>
    </style:style>
    <style:style style:name="P31" style:family="paragraph" style:parent-style-name="Standard">
      <style:paragraph-properties fo:margin-top="0cm" fo:margin-bottom="0cm" style:contextual-spacing="false" fo:line-height="200%" fo:text-align="justify" style:justify-single-word="false" fo:break-before="page"/>
      <style:text-properties fo:font-size="12pt" fo:language="en" fo:country="US" fo:font-weight="bold" style:font-size-asian="12pt" style:font-weight-asian="bold" style:font-name-complex="Calibri1" style:font-size-complex="12pt"/>
    </style:style>
    <style:style style:name="P32" style:family="paragraph" style:parent-style-name="Standard" style:master-page-name="Convert_20_1">
      <style:paragraph-properties fo:margin-top="0cm" fo:margin-bottom="0cm" style:contextual-spacing="false" fo:line-height="200%" fo:text-align="justify" style:justify-single-word="false" style:page-number="auto"/>
    </style:style>
    <style:style style:name="P33" style:family="paragraph" style:parent-style-name="Standard" style:master-page-name="Convert_20_2">
      <style:paragraph-properties fo:margin-top="0cm" fo:margin-bottom="0cm" style:contextual-spacing="false" fo:line-height="200%" fo:text-align="justify" style:justify-single-word="false" style:page-number="auto"/>
    </style:style>
    <style:style style:name="P34" style:family="paragraph" style:parent-style-name="Standard">
      <style:paragraph-properties fo:margin-left="0cm" fo:margin-right="0cm" fo:margin-top="0cm" fo:margin-bottom="0cm" style:contextual-spacing="false" fo:line-height="200%" fo:text-align="justify" style:justify-single-word="false" fo:text-indent="1.251cm" style:auto-text-indent="false"/>
    </style:style>
    <style:style style:name="P35" style:family="paragraph" style:parent-style-name="Standard">
      <style:paragraph-properties fo:margin-left="0cm" fo:margin-right="0cm" fo:margin-top="0cm" fo:margin-bottom="0cm" style:contextual-spacing="false" fo:line-height="200%" fo:text-align="justify" style:justify-single-word="false" fo:text-indent="1.251cm" style:auto-text-indent="false"/>
      <style:text-properties fo:font-size="12pt" fo:language="en" fo:country="US" style:font-size-asian="12pt" style:font-name-complex="Calibri1" style:font-size-complex="12pt"/>
    </style:style>
    <style:style style:name="P36" style:family="paragraph" style:parent-style-name="Standard" style:master-page-name="Standard">
      <style:paragraph-properties fo:text-align="center" style:justify-single-word="false" style:page-number="1"/>
    </style:style>
    <style:style style:name="P37" style:family="paragraph" style:parent-style-name="Footer">
      <style:paragraph-properties fo:text-align="end" style:justify-single-word="false"/>
    </style:style>
    <style:style style:name="P38" style:family="paragraph" style:parent-style-name="Footer">
      <style:paragraph-properties fo:text-align="end" style:justify-single-word="false"/>
      <style:text-properties style:font-name="Candara" fo:font-size="12pt" style:font-size-asian="12pt" style:font-name-complex="Candara" style:font-size-complex="12pt"/>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ize="12pt" fo:language="en" fo:country="US" style:font-size-asian="12pt" style:font-name-complex="Calibri1" style:font-size-complex="12pt"/>
    </style:style>
    <style:style style:name="T2" style:family="text">
      <style:text-properties fo:font-size="12pt" fo:language="en" fo:country="US" officeooo:rsid="0009c0e8" style:font-size-asian="12pt" style:font-name-complex="Calibri1" style:font-size-complex="12pt"/>
    </style:style>
    <style:style style:name="T3" style:family="text">
      <style:text-properties fo:font-size="12pt" fo:language="en" fo:country="US" officeooo:rsid="000b9cd1" style:font-size-asian="12pt" style:font-name-complex="Calibri1" style:font-size-complex="12pt"/>
    </style:style>
    <style:style style:name="T4" style:family="text">
      <style:text-properties fo:font-size="12pt" fo:font-weight="bold" style:font-size-asian="12pt" style:font-weight-asian="bold" style:font-name-complex="Calibri1" style:font-size-complex="12pt"/>
    </style:style>
    <style:style style:name="T5" style:family="text">
      <style:text-properties fo:font-size="12pt" fo:language="en" fo:country="US" fo:font-weight="bold" style:font-size-asian="12pt" style:font-weight-asian="bold" style:font-size-complex="12pt"/>
    </style:style>
    <style:style style:name="T6" style:family="text">
      <style:text-properties fo:font-size="12pt" fo:language="en" fo:country="US" fo:font-weight="bold" style:font-size-asian="12pt" style:font-weight-asian="bold" style:font-name-complex="Calibri1" style:font-size-complex="12pt"/>
    </style:style>
    <style:style style:name="T7" style:family="text">
      <style:text-properties fo:font-size="12pt" fo:language="en" fo:country="US" style:font-size-asian="12pt" style:font-name-complex="Calibri1" style:font-size-complex="12pt"/>
    </style:style>
    <style:style style:name="T8" style:family="text">
      <style:text-properties fo:font-size="12pt" fo:language="en" fo:country="US" officeooo:rsid="0009c0e8" style:font-size-asian="12pt" style:font-name-complex="Calibri1" style:font-size-complex="12pt"/>
    </style:style>
    <style:style style:name="T9" style:family="text">
      <style:text-properties fo:font-size="12pt" fo:language="en" fo:country="US" officeooo:rsid="0009c74e" style:font-size-asian="12pt" style:font-name-complex="Calibri1" style:font-size-complex="12pt"/>
    </style:style>
    <style:style style:name="T10" style:family="text">
      <style:text-properties fo:font-size="12pt" fo:language="en" fo:country="US" officeooo:rsid="000b9cd1" style:font-size-asian="12pt" style:font-name-complex="Calibri1" style:font-size-complex="12pt"/>
    </style:style>
    <style:style style:name="T11" style:family="text">
      <style:text-properties fo:font-size="12pt" fo:language="en" fo:country="US" officeooo:rsid="000d0565" style:font-size-asian="12pt" style:font-name-complex="Calibri1" style:font-size-complex="12pt"/>
    </style:style>
    <style:style style:name="T12" style:family="text">
      <style:text-properties fo:font-size="12pt" fo:language="en" fo:country="US" officeooo:rsid="000db88b" style:font-size-asian="12pt" style:font-name-complex="Calibri1" style:font-size-complex="12pt"/>
    </style:style>
    <style:style style:name="T13" style:family="text">
      <style:text-properties fo:font-size="12pt" fo:language="en" fo:country="US" style:font-size-asian="12pt" style:font-name-complex="Arial" style:font-size-complex="12pt"/>
    </style:style>
    <style:style style:name="T14" style:family="text">
      <style:text-properties fo:font-size="12pt" fo:language="en" fo:country="US" style:font-size-asian="12pt" style:font-size-complex="12pt"/>
    </style:style>
    <style:style style:name="T15" style:family="text">
      <style:text-properties fo:font-size="12pt" fo:language="en" fo:country="US" fo:background-color="#ffff00" loext:char-shading-value="0" style:font-size-asian="12pt" style:font-name-complex="Calibri1" style:font-size-complex="12pt"/>
    </style:style>
    <style:style style:name="T16" style:family="text">
      <style:text-properties fo:font-size="12pt" fo:language="en" fo:country="US" fo:font-style="italic" style:font-size-asian="12pt" style:font-style-asian="italic" style:font-name-complex="Calibri1" style:font-size-complex="12pt"/>
    </style:style>
    <style:style style:name="T17" style:family="text">
      <style:text-properties fo:font-size="12pt" fo:language="en" fo:country="US" fo:font-style="italic" fo:font-weight="bold" style:font-size-asian="12pt" style:font-style-asian="italic" style:font-weight-asian="bold" style:font-name-complex="Calibri1" style:font-size-complex="12pt"/>
    </style:style>
    <style:style style:name="T18" style:family="text">
      <style:text-properties fo:font-size="12pt" style:font-size-asian="12pt" style:font-name-complex="Calibri1" style:font-size-complex="12pt"/>
    </style:style>
    <style:style style:name="T19" style:family="text">
      <style:text-properties fo:language="en" fo:country="US" style:font-name-complex="Calibri1" style:font-size-complex="12pt"/>
    </style:style>
    <style:style style:name="T20" style:family="text">
      <style:text-properties fo:language="en" fo:country="US" fo:font-style="italic" style:font-style-asian="italic" style:font-name-complex="Calibri1" style:font-size-complex="12pt"/>
    </style:style>
    <style:style style:name="T21" style:family="text">
      <style:text-properties style:font-name-complex="Calibri1" style:font-size-complex="12pt"/>
    </style:style>
    <style:style style:name="T22" style:family="text">
      <style:text-properties style:text-position="super 58%" fo:font-size="12pt" style:font-size-asian="12pt" style:font-name-complex="Calibri1" style:font-size-complex="12pt"/>
    </style:style>
    <style:style style:name="T23" style:family="text">
      <style:text-properties style:text-position="super 58%" fo:font-size="12pt" fo:language="en" fo:country="US" style:font-size-asian="12pt" style:font-name-complex="Calibri1" style:font-size-complex="12pt"/>
    </style:style>
    <style:style style:name="T24" style:family="text">
      <style:text-properties style:text-position="super 58%" fo:font-size="10pt" fo:language="en" fo:country="US" style:font-size-asian="10pt" style:font-name-complex="Calibri1" style:font-size-complex="10pt"/>
    </style:style>
    <style:style style:name="T25" style:family="text">
      <style:text-properties style:text-position="sub 58%" fo:font-size="12pt" fo:language="en" fo:country="US" style:font-size-asian="12pt" style:font-name-complex="Calibri1" style:font-size-complex="12pt"/>
    </style:style>
    <style:style style:name="T26" style:family="text">
      <style:text-properties style:text-position="sub 58%" fo:font-size="10pt" fo:language="en" fo:country="US" style:font-size-asian="10pt" style:font-name-complex="Calibri1" style:font-size-complex="10pt"/>
    </style:style>
    <style:style style:name="T27" style:family="text">
      <style:text-properties fo:font-style="italic" style:font-style-asian="italic" style:font-name-complex="Calibri1" style:font-size-complex="12pt"/>
    </style:style>
    <style:style style:name="T28" style:family="text">
      <style:text-properties fo:font-size="10pt" fo:language="en" fo:country="US" style:font-size-asian="10pt" style:font-name-complex="Calibri1" style:font-size-complex="10pt"/>
    </style:style>
    <style:style style:name="T29" style:family="text">
      <style:text-properties fo:font-size="10pt" fo:language="en" fo:country="US" fo:font-style="italic" style:font-size-asian="10pt" style:font-style-asian="italic" style:font-name-complex="Calibri1" style:font-size-complex="10pt"/>
    </style:style>
    <style:style style:name="T30" style:family="text">
      <style:text-properties fo:font-size="10pt" fo:language="en" fo:country="US" fo:background-color="#ffff00" loext:char-shading-value="0" style:font-size-asian="10pt" style:font-name-complex="Calibri1" style:font-size-complex="10pt"/>
    </style:style>
    <style:style style:name="T31" style:family="text">
      <style:text-properties fo:color="#000000" fo:font-size="10pt" fo:language="en" fo:country="US" style:font-name-asian="Times New Roman" style:font-size-asian="10pt" style:language-asian="pt" style:country-asian="BR" style:font-name-complex="Calibri1" style:font-size-complex="10pt"/>
    </style:style>
    <style:style style:name="T3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274449360" text:id="ct274449360">
          <text:deletion>
            <office:change-info>
              <dc:creator>Oliver Amft</dc:creator>
              <dc:date>2014-07-04T08:53:00</dc:date>
            </office:change-info>
            <text:p text:style-name="P1"><text:span text:style-name="T1">sub</text:span></text:p>
          </text:deletion>
        </text:changed-region>
        <text:changed-region xml:id="ct353995456" text:id="ct353995456">
          <text:insertion>
            <office:change-info>
              <dc:creator>Oliver Amft</dc:creator>
              <dc:date>2014-07-04T08:54:00</dc:date>
            </office:change-info>
          </text:insertion>
        </text:changed-region>
        <text:changed-region xml:id="ct66746752" text:id="ct66746752">
          <text:deletion>
            <office:change-info>
              <dc:creator>Oliver Amft</dc:creator>
              <dc:date>2014-07-04T08:50:00</dc:date>
            </office:change-info>
            <text:p text:style-name="P1"><text:span text:style-name="T2">useful</text:span></text:p>
          </text:deletion>
        </text:changed-region>
        <text:changed-region xml:id="ct82485888" text:id="ct82485888">
          <text:insertion>
            <office:change-info>
              <dc:creator>Oliver Amft</dc:creator>
              <dc:date>2014-07-04T08:50:00</dc:date>
            </office:change-info>
          </text:insertion>
        </text:changed-region>
        <text:changed-region xml:id="ct64382032" text:id="ct64382032">
          <text:insertion>
            <office:change-info>
              <dc:creator>Oliver Amft</dc:creator>
              <dc:date>2014-07-04T08:50:00</dc:date>
            </office:change-info>
          </text:insertion>
        </text:changed-region>
        <text:changed-region xml:id="ct54358256" text:id="ct54358256">
          <text:deletion>
            <office:change-info>
              <dc:creator>Oliver Amft</dc:creator>
              <dc:date>2014-07-04T08:50:00</dc:date>
            </office:change-info>
            <text:p text:style-name="P1"><text:span text:style-name="T1">, in such a way that</text:span></text:p>
          </text:deletion>
        </text:changed-region>
        <text:changed-region xml:id="ct104532288" text:id="ct104532288">
          <text:deletion>
            <office:change-info>
              <dc:creator>Oliver Amft</dc:creator>
              <dc:date>2014-07-04T08:51:00</dc:date>
            </office:change-info>
            <text:p text:style-name="P1"><text:span text:style-name="T1"><text:s/>the</text:span></text:p>
          </text:deletion>
        </text:changed-region>
        <text:changed-region xml:id="ct269633008" text:id="ct269633008">
          <text:deletion>
            <office:change-info>
              <dc:creator>Oliver Amft</dc:creator>
              <dc:date>2014-07-04T08:55:00</dc:date>
            </office:change-info>
            <text:p text:style-name="P1"><text:span text:style-name="T1">variance </text:span></text:p>
          </text:deletion>
        </text:changed-region>
        <text:changed-region xml:id="ct128000368" text:id="ct128000368">
          <text:deletion>
            <office:change-info>
              <dc:creator>Oliver Amft</dc:creator>
              <dc:date>2014-07-04T08:54:00</dc:date>
            </office:change-info>
            <text:p text:style-name="P1"><text:span text:style-name="T1">of</text:span></text:p>
          </text:deletion>
        </text:changed-region>
        <text:changed-region xml:id="ct66383776" text:id="ct66383776">
          <text:deletion>
            <office:change-info>
              <dc:creator>Oliver Amft</dc:creator>
              <dc:date>2014-07-04T08:55:00</dc:date>
            </office:change-info>
            <text:p text:style-name="P1"><text:span text:style-name="T1"><text:s/>the </text:span></text:p>
          </text:deletion>
        </text:changed-region>
        <text:changed-region xml:id="ct56725888" text:id="ct56725888">
          <text:deletion>
            <office:change-info>
              <dc:creator>Oliver Amft</dc:creator>
              <dc:date>2014-07-04T08:52:00</dc:date>
            </office:change-info>
            <text:p text:style-name="P1"><text:span text:style-name="T1">data in the </text:span></text:p>
          </text:deletion>
        </text:changed-region>
        <text:changed-region xml:id="ct201018672" text:id="ct201018672">
          <text:deletion>
            <office:change-info>
              <dc:creator>Oliver Amft</dc:creator>
              <dc:date>2014-07-04T08:55:00</dc:date>
            </office:change-info>
            <text:p text:style-name="P1"><text:span text:style-name="T1">low-dimensional representation</text:span></text:p>
          </text:deletion>
        </text:changed-region>
        <text:changed-region xml:id="ct280126432" text:id="ct280126432">
          <text:deletion>
            <office:change-info>
              <dc:creator>Oliver Amft</dc:creator>
              <dc:date>2014-07-04T08:52:00</dc:date>
            </office:change-info>
            <text:p text:style-name="P1"><text:span text:style-name="T1"><text:s/>is maximized</text:span></text:p>
          </text:deletion>
        </text:changed-region>
        <text:changed-region xml:id="ct246421312" text:id="ct246421312">
          <text:deletion>
            <office:change-info>
              <dc:creator>Oliver Amft</dc:creator>
              <dc:date>2014-07-04T08:55:00</dc:date>
            </office:change-info>
            <text:p text:style-name="P1"><text:span text:style-name="T1">.</text:span></text:p>
          </text:deletion>
        </text:changed-region>
        <text:changed-region xml:id="ct266101600" text:id="ct266101600">
          <text:deletion>
            <office:change-info>
              <dc:creator>Oliver Amft</dc:creator>
              <dc:date>2014-07-04T08:55:00</dc:date>
            </office:change-info>
            <text:p text:style-name="P1"><text:span text:style-name="T1">PCA transforms the data into a set of values of </text:span></text:p>
          </text:deletion>
        </text:changed-region>
        <text:changed-region xml:id="ct207504528" text:id="ct207504528">
          <text:insertion>
            <office:change-info>
              <dc:creator>Oliver Amft</dc:creator>
              <dc:date>2014-07-04T08:56:00</dc:date>
            </office:change-info>
          </text:insertion>
        </text:changed-region>
        <text:changed-region xml:id="ct257687984" text:id="ct257687984">
          <text:insertion>
            <office:change-info>
              <dc:creator>Oliver Amft</dc:creator>
              <dc:date>2014-07-04T08:55:00</dc:date>
            </office:change-info>
          </text:insertion>
        </text:changed-region>
        <text:changed-region xml:id="ct279085376" text:id="ct279085376">
          <text:insertion>
            <office:change-info>
              <dc:creator>Oliver Amft</dc:creator>
              <dc:date>2014-07-04T08:56:00</dc:date>
            </office:change-info>
          </text:insertion>
        </text:changed-region>
        <text:changed-region xml:id="ct210191504" text:id="ct210191504">
          <text:insertion>
            <office:change-info>
              <dc:creator>Oliver Amft</dc:creator>
              <dc:date>2014-07-04T08:57:00</dc:date>
            </office:change-info>
          </text:insertion>
        </text:changed-region>
        <text:changed-region xml:id="ct129801712" text:id="ct129801712">
          <text:deletion>
            <office:change-info>
              <dc:creator>Oliver Amft</dc:creator>
              <dc:date>2014-07-04T08:56:00</dc:date>
            </office:change-info>
            <text:p text:style-name="P1"><text:span text:style-name="T1">called principal components </text:span></text:p>
          </text:deletion>
        </text:changed-region>
        <text:changed-region xml:id="ct324907312" text:id="ct324907312">
          <text:deletion>
            <office:change-info>
              <dc:creator>Oliver Amft</dc:creator>
              <dc:date>2014-07-04T08:57:00</dc:date>
            </office:change-info>
            <text:p text:style-name="P1"><text:span text:style-name="T1">and arranges them in </text:span></text:p>
          </text:deletion>
        </text:changed-region>
        <text:changed-region xml:id="ct371462496" text:id="ct371462496">
          <text:deletion>
            <office:change-info>
              <dc:creator>Oliver Amft</dc:creator>
              <dc:date>2014-07-04T08:59:00</dc:date>
            </office:change-info>
            <text:p text:style-name="P1"><text:span text:style-name="T1">order of relative significance</text:span></text:p>
          </text:deletion>
        </text:changed-region>
        <text:changed-region xml:id="ct205306224" text:id="ct205306224">
          <text:insertion>
            <office:change-info>
              <dc:creator>Oliver Amft</dc:creator>
              <dc:date>2014-07-04T08:59:00</dc:date>
            </office:change-info>
          </text:insertion>
        </text:changed-region>
        <text:changed-region xml:id="ct98368400" text:id="ct98368400">
          <text:deletion>
            <office:change-info>
              <dc:creator>Oliver Amft</dc:creator>
              <dc:date>2014-07-04T08:59:00</dc:date>
            </office:change-info>
            <text:p text:style-name="P1"><text:span text:style-name="T1">The </text:span></text:p>
          </text:deletion>
        </text:changed-region>
        <text:changed-region xml:id="ct344500048" text:id="ct344500048">
          <text:insertion>
            <office:change-info>
              <dc:creator>Oliver Amft</dc:creator>
              <dc:date>2014-07-04T08:59:00</dc:date>
            </office:change-info>
          </text:insertion>
        </text:changed-region>
        <text:changed-region xml:id="ct262698640" text:id="ct262698640">
          <text:insertion>
            <office:change-info>
              <dc:creator>Oliver Amft</dc:creator>
              <dc:date>2014-07-04T09:00:00</dc:date>
            </office:change-info>
          </text:insertion>
        </text:changed-region>
        <text:changed-region xml:id="ct114902144" text:id="ct114902144">
          <text:insertion>
            <office:change-info>
              <dc:creator>Oliver Amft</dc:creator>
              <dc:date>2014-07-04T09:02:00</dc:date>
            </office:change-info>
          </text:insertion>
        </text:changed-region>
        <text:changed-region xml:id="ct56727808" text:id="ct56727808">
          <text:insertion>
            <office:change-info>
              <dc:creator>Oliver Amft</dc:creator>
              <dc:date>2014-07-04T09:03:00</dc:date>
            </office:change-info>
          </text:insertion>
        </text:changed-region>
        <text:changed-region xml:id="ct266101392" text:id="ct266101392">
          <text:deletion>
            <office:change-info>
              <dc:creator>Oliver Amft</dc:creator>
              <dc:date>2014-07-04T09:00:00</dc:date>
            </office:change-info>
            <text:p text:style-name="P1"><text:span text:style-name="T2">constructed in such a way that the first component has</text:span></text:p>
          </text:deletion>
        </text:changed-region>
        <text:changed-region xml:id="ct384682352" text:id="ct384682352">
          <text:insertion>
            <office:change-info>
              <dc:creator>Oliver Amft</dc:creator>
              <dc:date>2014-07-04T09:00:00</dc:date>
            </office:change-info>
          </text:insertion>
        </text:changed-region>
        <text:changed-region xml:id="ct208342256" text:id="ct208342256">
          <text:deletion>
            <office:change-info>
              <dc:creator>Oliver Amft</dc:creator>
              <dc:date>2014-07-04T09:00:00</dc:date>
            </office:change-info>
            <text:p text:style-name="P1"><text:span text:style-name="T1">possible </text:span></text:p>
          </text:deletion>
        </text:changed-region>
        <text:changed-region xml:id="ct225579568" text:id="ct225579568">
          <text:insertion>
            <office:change-info>
              <dc:creator>Oliver Amft</dc:creator>
              <dc:date>2014-07-04T09:03:00</dc:date>
            </office:change-info>
          </text:insertion>
        </text:changed-region>
        <text:changed-region xml:id="ct358956880" text:id="ct358956880">
          <text:deletion>
            <office:change-info>
              <dc:creator>Oliver Amft</dc:creator>
              <dc:date>2014-07-04T09:03:00</dc:date>
            </office:change-info>
            <text:p text:style-name="P1"><text:span text:style-name="T1">,</text:span></text:p>
          </text:deletion>
        </text:changed-region>
        <text:changed-region xml:id="ct111198528" text:id="ct111198528">
          <text:deletion>
            <office:change-info>
              <dc:creator>Oliver Amft</dc:creator>
              <dc:date>2014-07-04T09:03:00</dc:date>
            </office:change-info>
            <text:p text:style-name="P1"><text:span text:style-name="T1">and each succeeding</text:span></text:p>
          </text:deletion>
        </text:changed-region>
        <text:changed-region xml:id="ct206584032" text:id="ct206584032">
          <text:insertion>
            <office:change-info>
              <dc:creator>Oliver Amft</dc:creator>
              <dc:date>2014-07-04T09:04:00</dc:date>
            </office:change-info>
          </text:insertion>
        </text:changed-region>
        <text:changed-region xml:id="ct310053504" text:id="ct310053504">
          <text:insertion>
            <office:change-info>
              <dc:creator>Oliver Amft</dc:creator>
              <dc:date>2014-07-04T09:03:00</dc:date>
            </office:change-info>
          </text:insertion>
        </text:changed-region>
        <text:changed-region xml:id="ct299058128" text:id="ct299058128">
          <text:deletion>
            <office:change-info>
              <dc:creator>Oliver Amft</dc:creator>
              <dc:date>2014-07-04T09:03:00</dc:date>
            </office:change-info>
            <text:p text:style-name="P1"><text:span text:style-name="T1">, in turn,</text:span></text:p>
          </text:deletion>
        </text:changed-region>
        <text:changed-region xml:id="ct514919072" text:id="ct514919072">
          <text:deletion>
            <office:change-info>
              <dc:creator>Oliver Amft</dc:creator>
              <dc:date>2014-07-04T09:03:00</dc:date>
            </office:change-info>
            <text:p text:style-name="P1"><text:span text:style-name="T1">highest</text:span></text:p>
          </text:deletion>
        </text:changed-region>
        <text:changed-region xml:id="ct356138496" text:id="ct356138496">
          <text:insertion>
            <office:change-info>
              <dc:creator>Oliver Amft</dc:creator>
              <dc:date>2014-07-04T09:03:00</dc:date>
            </office:change-info>
          </text:insertion>
        </text:changed-region>
        <text:changed-region xml:id="ct326382512" text:id="ct326382512">
          <text:insertion>
            <office:change-info>
              <dc:creator>Oliver Amft</dc:creator>
              <dc:date>2014-07-04T09:04:00</dc:date>
            </office:change-info>
          </text:insertion>
        </text:changed-region>
        <text:changed-region xml:id="ct225092640" text:id="ct225092640">
          <text:deletion>
            <office:change-info>
              <dc:creator>Oliver Amft</dc:creator>
              <dc:date>2014-07-04T09:04:00</dc:date>
            </office:change-info>
            <text:p text:style-name="P1"><text:span text:style-name="T1">possible under the constraint that it is</text:span></text:p>
          </text:deletion>
        </text:changed-region>
        <text:changed-region xml:id="ct381150736" text:id="ct381150736">
          <text:deletion>
            <office:change-info>
              <dc:creator>Oliver Amft</dc:creator>
              <dc:date>2014-07-04T09:05:00</dc:date>
            </office:change-info>
            <text:p text:style-name="P1"><text:span text:style-name="T1">reduced feature</text:span></text:p>
          </text:deletion>
        </text:changed-region>
        <text:changed-region xml:id="ct104738336" text:id="ct104738336">
          <text:insertion>
            <office:change-info>
              <dc:creator>Oliver Amft</dc:creator>
              <dc:date>2014-07-04T09:05:00</dc:date>
            </office:change-info>
          </text:insertion>
        </text:changed-region>
        <text:changed-region xml:id="ct573144656" text:id="ct573144656">
          <text:insertion>
            <office:change-info>
              <dc:creator>Oliver Amft</dc:creator>
              <dc:date>2014-07-04T09:07:00</dc:date>
            </office:change-info>
          </text:insertion>
        </text:changed-region>
        <text:changed-region xml:id="ct230854688" text:id="ct230854688">
          <text:insertion>
            <office:change-info>
              <dc:creator>Oliver Amft</dc:creator>
              <dc:date>2014-07-04T09:06:00</dc:date>
            </office:change-info>
          </text:insertion>
        </text:changed-region>
        <text:changed-region xml:id="ct264413616" text:id="ct264413616">
          <text:deletion>
            <office:change-info>
              <dc:creator>Oliver Amft</dc:creator>
              <dc:date>2014-07-04T09:06:00</dc:date>
            </office:change-info>
            <text:p text:style-name="P1"><text:span text:style-name="T1">(</text:span></text:p>
          </text:deletion>
        </text:changed-region>
        <text:changed-region xml:id="ct88817120" text:id="ct88817120">
          <text:insertion>
            <office:change-info>
              <dc:creator>Oliver Amft</dc:creator>
              <dc:date>2014-07-04T09:07:00</dc:date>
            </office:change-info>
          </text:insertion>
        </text:changed-region>
        <text:changed-region xml:id="ct117769408" text:id="ct117769408">
          <text:insertion>
            <office:change-info>
              <dc:creator>Oliver Amft</dc:creator>
              <dc:date>2014-07-04T09:06:00</dc:date>
            </office:change-info>
          </text:insertion>
        </text:changed-region>
        <text:changed-region xml:id="ct207878096" text:id="ct207878096">
          <text:deletion>
            <office:change-info>
              <dc:creator>Oliver Amft</dc:creator>
              <dc:date>2014-07-04T09:06:00</dc:date>
            </office:change-info>
            <text:p text:style-name="P1"><text:span text:style-name="T1">3</text:span></text:p>
          </text:deletion>
        </text:changed-region>
        <text:changed-region xml:id="ct246629248" text:id="ct246629248">
          <text:insertion>
            <office:change-info>
              <dc:creator>Oliver Amft</dc:creator>
              <dc:date>2014-07-04T09:06:00</dc:date>
            </office:change-info>
          </text:insertion>
        </text:changed-region>
        <text:changed-region xml:id="ct153162672" text:id="ct153162672">
          <text:deletion>
            <office:change-info>
              <dc:creator>Oliver Amft</dc:creator>
              <dc:date>2014-07-04T09:06:00</dc:date>
            </office:change-info>
            <text:p text:style-name="P1"><text:span text:style-name="T1">PCA</text:span></text:p>
          </text:deletion>
        </text:changed-region>
        <text:changed-region xml:id="ct156248528" text:id="ct156248528">
          <text:insertion>
            <office:change-info>
              <dc:creator>Oliver Amft</dc:creator>
              <dc:date>2014-07-04T09:06:00</dc:date>
            </office:change-info>
          </text:insertion>
        </text:changed-region>
        <text:changed-region xml:id="ct162596784" text:id="ct162596784">
          <text:insertion>
            <office:change-info>
              <dc:creator>Oliver Amft</dc:creator>
              <dc:date>2014-07-04T09:07:00</dc:date>
            </office:change-info>
          </text:insertion>
        </text:changed-region>
        <text:changed-region xml:id="ct268186352" text:id="ct268186352">
          <text:insertion>
            <office:change-info>
              <dc:creator>Oliver Amft</dc:creator>
              <dc:date>2014-07-04T09:08:00</dc:date>
            </office:change-info>
          </text:insertion>
        </text:changed-region>
        <text:changed-region xml:id="ct153977072" text:id="ct153977072">
          <text:deletion>
            <office:change-info>
              <dc:creator>Oliver Amft</dc:creator>
              <dc:date>2014-07-04T09:06:00</dc:date>
            </office:change-info>
            <text:p text:style-name="P1"><text:span text:style-name="T2">)</text:span></text:p>
          </text:deletion>
        </text:changed-region>
        <text:changed-region xml:id="ct218860416" text:id="ct218860416">
          <text:deletion>
            <office:change-info>
              <dc:creator>Oliver Amft</dc:creator>
              <dc:date>2014-07-04T09:07:00</dc:date>
            </office:change-info>
            <text:p text:style-name="P1"><text:span text:style-name="T2">, in order to partition the sample in clusters with distinct characteristics</text:span></text:p>
          </text:deletion>
        </text:changed-region>
        <text:changed-region xml:id="ct116558384" text:id="ct116558384">
          <text:insertion>
            <office:change-info>
              <dc:creator>Oliver Amft</dc:creator>
              <dc:date>2014-07-04T09:08:00</dc:date>
            </office:change-info>
          </text:insertion>
        </text:changed-region>
        <text:changed-region xml:id="ct96276032" text:id="ct96276032">
          <text:deletion>
            <office:change-info>
              <dc:creator>Oliver Amft</dc:creator>
              <dc:date>2014-07-04T09:08:00</dc:date>
            </office:change-info>
            <text:p text:style-name="P1"><text:span text:style-name="T1">chooses the number of </text:span></text:p>
          </text:deletion>
        </text:changed-region>
        <text:changed-region xml:id="ct153562816" text:id="ct153562816">
          <text:insertion>
            <office:change-info>
              <dc:creator>Oliver Amft</dc:creator>
              <dc:date>2014-07-04T09:08:00</dc:date>
            </office:change-info>
          </text:insertion>
        </text:changed-region>
        <text:changed-region xml:id="ct97205040" text:id="ct97205040">
          <text:insertion>
            <office:change-info>
              <dc:creator>Oliver Amft</dc:creator>
              <dc:date>2014-07-04T09:09:00</dc:date>
            </office:change-info>
          </text:insertion>
        </text:changed-region>
        <text:changed-region xml:id="ct290125248" text:id="ct290125248">
          <text:deletion>
            <office:change-info>
              <dc:creator>Oliver Amft</dc:creator>
              <dc:date>2014-07-04T09:09:00</dc:date>
            </office:change-info>
            <text:p text:style-name="P1"><text:span text:style-name="T2">in a way</text:span></text:p>
          </text:deletion>
        </text:changed-region>
        <text:changed-region xml:id="ct114772368" text:id="ct114772368">
          <text:deletion>
            <office:change-info>
              <dc:creator>Oliver Amft</dc:creator>
              <dc:date>2014-07-04T09:11:00</dc:date>
            </office:change-info>
            <text:p text:style-name="P1"><text:span text:style-name="T1">that the corresponding </text:span></text:p>
          </text:deletion>
        </text:changed-region>
        <text:changed-region xml:id="ct114843120" text:id="ct114843120">
          <text:insertion>
            <office:change-info>
              <dc:creator>Oliver Amft</dc:creator>
              <dc:date>2014-07-04T09:11:00</dc:date>
            </office:change-info>
          </text:insertion>
        </text:changed-region>
        <text:changed-region xml:id="ct283009408" text:id="ct283009408">
          <text:deletion>
            <office:change-info>
              <dc:creator>Oliver Amft</dc:creator>
              <dc:date>2014-07-04T09:11:00</dc:date>
            </office:change-info>
            <text:p text:style-name="P1"><text:span text:style-name="T1">the most </text:span></text:p>
          </text:deletion>
        </text:changed-region>
        <text:changed-region xml:id="ct578674544" text:id="ct578674544">
          <text:deletion>
            <office:change-info>
              <dc:creator>Oliver Amft</dc:creator>
              <dc:date>2014-07-04T09:12:00</dc:date>
            </office:change-info>
            <text:p text:style-name="P1"><text:span text:style-name="T1">instability</text:span></text:p>
          </text:deletion>
        </text:changed-region>
        <text:changed-region xml:id="ct570383152" text:id="ct570383152">
          <text:insertion>
            <office:change-info>
              <dc:creator>Oliver Amft</dc:creator>
              <dc:date>2014-07-04T09:12:00</dc:date>
            </office:change-info>
          </text:insertion>
        </text:changed-region>
        <text:changed-region xml:id="ct268109344" text:id="ct268109344">
          <text:deletion>
            <office:change-info>
              <dc:creator>Oliver Amft</dc:creator>
              <dc:date>2014-07-04T11:10:00</dc:date>
            </office:change-info>
            <text:p text:style-name="P2"><text:span text:style-name="T1">daily</text:span></text:p>
          </text:deletion>
        </text:changed-region>
        <text:changed-region xml:id="ct98990320" text:id="ct98990320">
          <text:insertion>
            <office:change-info>
              <dc:creator>Oliver Amft</dc:creator>
              <dc:date>2014-07-04T11:28:00</dc:date>
            </office:change-info>
          </text:insertion>
        </text:changed-region>
        <text:changed-region xml:id="ct317941616" text:id="ct317941616">
          <text:deletion>
            <office:change-info>
              <dc:creator>Oliver Amft</dc:creator>
              <dc:date>2014-07-04T11:10:00</dc:date>
            </office:change-info>
            <text:p text:style-name="P2"><text:span text:style-name="T1">PA</text:span></text:p>
          </text:deletion>
        </text:changed-region>
        <text:changed-region xml:id="ct115880336" text:id="ct115880336">
          <text:insertion>
            <office:change-info>
              <dc:creator>Oliver Amft</dc:creator>
              <dc:date>2014-07-04T11:10:00</dc:date>
            </office:change-info>
          </text:insertion>
        </text:changed-region>
        <text:changed-region xml:id="ct566602496" text:id="ct566602496">
          <text:deletion>
            <office:change-info>
              <dc:creator>Oliver Amft</dc:creator>
              <dc:date>2014-07-04T11:17:00</dc:date>
            </office:change-info>
            <text:p text:style-name="P2"><text:span text:style-name="T1">3</text:span></text:p>
          </text:deletion>
        </text:changed-region>
        <text:changed-region xml:id="ct42741280" text:id="ct42741280">
          <text:insertion>
            <office:change-info>
              <dc:creator>Oliver Amft</dc:creator>
              <dc:date>2014-07-04T11:17:00</dc:date>
            </office:change-info>
          </text:insertion>
        </text:changed-region>
        <text:changed-region xml:id="ct339279808" text:id="ct339279808">
          <text:insertion>
            <office:change-info>
              <dc:creator>Oliver Amft</dc:creator>
              <dc:date>2014-07-04T11:17:00</dc:date>
            </office:change-info>
          </text:insertion>
        </text:changed-region>
        <text:changed-region xml:id="ct59645440" text:id="ct59645440">
          <text:insertion>
            <office:change-info>
              <dc:creator>Oliver Amft</dc:creator>
              <dc:date>2014-07-04T11:17:00</dc:date>
            </office:change-info>
          </text:insertion>
        </text:changed-region>
        <text:changed-region xml:id="ct327169216" text:id="ct327169216">
          <text:insertion>
            <office:change-info>
              <dc:creator>Oliver Amft</dc:creator>
              <dc:date>2014-07-04T11:18:00</dc:date>
            </office:change-info>
          </text:insertion>
        </text:changed-region>
        <text:changed-region xml:id="ct293234240" text:id="ct293234240">
          <text:deletion>
            <office:change-info>
              <dc:creator>Oliver Amft</dc:creator>
              <dc:date>2014-07-04T11:18:00</dc:date>
            </office:change-info>
            <text:p text:style-name="P2"><text:span text:style-name="T3">of</text:span></text:p>
          </text:deletion>
        </text:changed-region>
        <text:changed-region xml:id="ct580129456" text:id="ct580129456">
          <text:insertion>
            <office:change-info>
              <dc:creator>Oliver Amft</dc:creator>
              <dc:date>2014-07-04T11:18:00</dc:date>
            </office:change-info>
          </text:insertion>
        </text:changed-region>
        <text:changed-region xml:id="ct87202304" text:id="ct87202304">
          <text:insertion>
            <office:change-info>
              <dc:creator>Oliver Amft</dc:creator>
              <dc:date>2014-07-04T11:18:00</dc:date>
            </office:change-info>
          </text:insertion>
        </text:changed-region>
        <text:changed-region xml:id="ct186318368" text:id="ct186318368">
          <text:insertion>
            <office:change-info>
              <dc:creator>Oliver Amft</dc:creator>
              <dc:date>2014-07-04T11:19:00</dc:date>
            </office:change-info>
          </text:insertion>
        </text:changed-region>
        <text:changed-region xml:id="ct47090272" text:id="ct47090272">
          <text:deletion>
            <office:change-info>
              <dc:creator>Oliver Amft</dc:creator>
              <dc:date>2014-07-04T11:19:00</dc:date>
            </office:change-info>
            <text:p text:style-name="P2"><text:span text:style-name="T3">of</text:span></text:p>
          </text:deletion>
        </text:changed-region>
        <text:changed-region xml:id="ct249226512" text:id="ct249226512">
          <text:insertion>
            <office:change-info>
              <dc:creator>Oliver Amft</dc:creator>
              <dc:date>2014-07-04T11:19:00</dc:date>
            </office:change-info>
          </text:insertion>
        </text:changed-region>
        <text:changed-region xml:id="ct238495584" text:id="ct238495584">
          <text:insertion>
            <office:change-info>
              <dc:creator>Oliver Amft</dc:creator>
              <dc:date>2014-07-04T11:19:00</dc:date>
            </office:change-info>
          </text:insertion>
        </text:changed-region>
        <text:changed-region xml:id="ct318512912" text:id="ct318512912">
          <text:insertion>
            <office:change-info>
              <dc:creator>Oliver Amft</dc:creator>
              <dc:date>2014-07-04T11:19:00</dc:date>
            </office:change-info>
          </text:insertion>
        </text:changed-region>
        <text:changed-region xml:id="ct286174416" text:id="ct286174416">
          <text:insertion>
            <office:change-info>
              <dc:creator>Oliver Amft</dc:creator>
              <dc:date>2014-07-04T11:19:00</dc:date>
            </office:change-info>
          </text:insertion>
        </text:changed-region>
        <text:changed-region xml:id="ct300283040" text:id="ct300283040">
          <text:deletion>
            <office:change-info>
              <dc:creator>Oliver Amft</dc:creator>
              <dc:date>2014-07-04T11:27:00</dc:date>
            </office:change-info>
            <text:p text:style-name="P2"><text:span text:style-name="T1">daily PA</text:span></text:p>
          </text:deletion>
        </text:changed-region>
        <text:changed-region xml:id="ct116287904" text:id="ct116287904">
          <text:insertion>
            <office:change-info>
              <dc:creator>Oliver Amft</dc:creator>
              <dc:date>2014-07-04T11:27:00</dc:date>
            </office:change-info>
          </text:insertion>
        </text:changed-region>
        <text:changed-region xml:id="ct341497872" text:id="ct341497872">
          <text:deletion>
            <office:change-info>
              <dc:creator>Oliver Amft</dc:creator>
              <dc:date>2014-07-04T11:30:00</dc:date>
            </office:change-info>
            <text:p text:style-name="P2"><text:span text:style-name="T1">PA </text:span></text:p>
          </text:deletion>
        </text:changed-region>
        <text:changed-region xml:id="ct285665392" text:id="ct285665392">
          <text:insertion>
            <office:change-info>
              <dc:creator>Oliver Amft</dc:creator>
              <dc:date>2014-07-04T11:30:00</dc:date>
            </office:change-info>
          </text:insertion>
        </text:changed-region>
        <text:changed-region xml:id="ct245569296" text:id="ct245569296">
          <text:insertion>
            <office:change-info>
              <dc:creator>Oliver Amft</dc:creator>
              <dc:date>2014-07-04T11:31:00</dc:date>
            </office:change-info>
          </text:insertion>
        </text:changed-region>
        <text:changed-region xml:id="ct283899376" text:id="ct283899376">
          <text:insertion>
            <office:change-info>
              <dc:creator>Oliver Amft</dc:creator>
              <dc:date>2014-07-04T11:37:00</dc:date>
            </office:change-info>
          </text:insertion>
        </text:changed-region>
        <text:changed-region xml:id="ct159174288" text:id="ct159174288">
          <text:insertion>
            <office:change-info>
              <dc:creator>Oliver Amft</dc:creator>
              <dc:date>2014-07-04T11:42:00</dc:date>
            </office:change-info>
          </text:insertion>
        </text:changed-region>
        <text:changed-region xml:id="ct245637792" text:id="ct245637792">
          <text:insertion>
            <office:change-info>
              <dc:creator>Oliver Amft</dc:creator>
              <dc:date>2014-07-04T11:44:00</dc:date>
            </office:change-info>
          </text:insertion>
        </text:changed-region>
        <text:changed-region xml:id="ct267996784" text:id="ct267996784">
          <text:insertion>
            <office:change-info>
              <dc:creator>Oliver Amft</dc:creator>
              <dc:date>2014-07-04T11:44:00</dc:date>
            </office:change-info>
          </text:insertion>
        </text:changed-region>
        <text:changed-region xml:id="ct87257296" text:id="ct87257296">
          <text:insertion>
            <office:change-info>
              <dc:creator>Oliver Amft</dc:creator>
              <dc:date>2014-07-04T11:45:00</dc:date>
            </office:change-info>
          </text:insertion>
        </text:changed-region>
        <text:changed-region xml:id="ct381198704" text:id="ct381198704">
          <text:insertion>
            <office:change-info>
              <dc:creator>Oliver Amft</dc:creator>
              <dc:date>2014-07-04T11: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5">CLUSTER ANALYSIS OF OBJECTIVELY MEASURED PHYSICAL ACTIVITY IN CHRONIC OBSTRUCTIVE PULMONARY DISEASE: A MULTICENTER CROSS-SECTIONAL STUDY</text:span></text:p>
      <text:p text:style-name="P13"/>
      <text:p text:style-name="P9"><text:span text:style-name="T1">Rafael Mesquita</text:span><text:span text:style-name="T23">1,2,*</text:span><text:span text:style-name="T1">, Gabriele Spina</text:span><text:span text:style-name="T23">3,4,*</text:span><text:span text:style-name="T1">, Fabio Pitta</text:span><text:span text:style-name="T23">5</text:span><text:span text:style-name="T1">, David Donaire-Gonzalez</text:span><text:span text:style-name="T23">6</text:span><text:span text:style-name="T1">, Brenda M. Deering</text:span><text:span text:style-name="T23">7</text:span><text:span text:style-name="T1">, Mehul S. Patel</text:span><text:span text:style-name="T23">8</text:span><text:span text:style-name="T1">, Katy E. Mitchell</text:span><text:span text:style-name="T23">9</text:span><text:span text:style-name="T1">, Jennifer Alison</text:span><text:span text:style-name="T23">10,11</text:span><text:span text:style-name="T1">, Arnoldus J. R. van Gestel</text:span><text:span text:style-name="T23">12</text:span><text:span text:style-name="T1">, Stefanie Zogg</text:span><text:span text:style-name="T23">13</text:span><text:span text:style-name="T1">, Philippe Gagnon</text:span><text:span text:style-name="T23">14</text:span><text:span text:style-name="T1">, Beatriz Abascal-Bolado</text:span><text:span text:style-name="T23">15,16</text:span><text:span text:style-name="T1">, Barbara Vagaggini</text:span><text:span text:style-name="T23">17</text:span><text:span text:style-name="T1">, Judith Garcia-Aymerich</text:span><text:span text:style-name="T23">6</text:span><text:span text:style-name="T1">, Sue C. Jenkins</text:span><text:span text:style-name="T23">18</text:span><text:span text:style-name="T1">, Elisabeth A. P. M. Romme</text:span><text:span text:style-name="T23">19</text:span><text:span text:style-name="T1">, Samantha S. C. Kon</text:span><text:span text:style-name="T23">8</text:span><text:span text:style-name="T1">, Paul S. Albert</text:span><text:span text:style-name="T23">20</text:span><text:span text:style-name="T1">, Benjamin Waschki</text:span><text:span text:style-name="T23">21</text:span><text:span text:style-name="T1">, Dinesh Shrikrishna</text:span><text:span text:style-name="T23">8</text:span><text:span text:style-name="T1">, Sally J. Singh</text:span><text:span text:style-name="T23">9</text:span><text:span text:style-name="T1">, Nicholas S. Hopkinson</text:span><text:span text:style-name="T23">8</text:span><text:span text:style-name="T1">, David Miedinger</text:span><text:span text:style-name="T23">13</text:span><text:span text:style-name="T1">, Roberto P. Benzo</text:span><text:span text:style-name="T23">16</text:span><text:span text:style-name="T1">, François Maltais</text:span><text:span text:style-name="T23">14</text:span><text:span text:style-name="T1">, Pierluigi Paggiaro</text:span><text:span text:style-name="T23">17</text:span><text:span text:style-name="T1">, Zoe J. McKeough</text:span><text:span text:style-name="T23">10</text:span><text:span text:style-name="T1">, Michael I. Polkey</text:span><text:span text:style-name="T23">8</text:span><text:span text:style-name="T1">, Kylie Hill</text:span><text:span text:style-name="T23">18</text:span><text:span text:style-name="T1">, William D-C. Man</text:span><text:span text:style-name="T23">8</text:span><text:span text:style-name="T1">, Christian F. Clarenbach</text:span><text:span text:style-name="T23">12</text:span><text:span text:style-name="T1">, Nidia A. Hernandes</text:span><text:span text:style-name="T23">5</text:span><text:span text:style-name="T1">, Daniela Savi</text:span><text:span text:style-name="T23">22</text:span><text:span text:style-name="T1">, Sally Wootton</text:span><text:span text:style-name="T23">10</text:span><text:span text:style-name="T1">, Karina C. Furlanetto</text:span><text:span text:style-name="T23">5</text:span><text:span text:style-name="T1">, Li W. Cindy Ng</text:span><text:span text:style-name="T23">18</text:span><text:span text:style-name="T1">, Anouk W. Vaes</text:span><text:span text:style-name="T23">1</text:span><text:span text:style-name="T1">, Christine Jenkins</text:span><text:span text:style-name="T23">23</text:span><text:span text:style-name="T1">, Peter R. Eastwood</text:span><text:span text:style-name="T23">24</text:span><text:span text:style-name="T1">, Diana Jarreta</text:span><text:span text:style-name="T23">25</text:span><text:span text:style-name="T1">, Anne Kirsten</text:span><text:span text:style-name="T23">21</text:span><text:span text:style-name="T1">, Dina Brooks</text:span><text:span text:style-name="T23">26</text:span><text:span text:style-name="T1">, David R. Hillman</text:span><text:span text:style-name="T23">24</text:span><text:span text:style-name="T1">, Thaís Sant’Anna</text:span><text:span text:style-name="T23">5</text:span><text:span text:style-name="T1">, Kenneth Meijer</text:span><text:span text:style-name="T23">27</text:span><text:span text:style-name="T1">, Selina Dürr</text:span><text:span text:style-name="T23">13</text:span><text:span text:style-name="T1">, Erica P. A. Rutten</text:span><text:span text:style-name="T23">1</text:span><text:span text:style-name="T1">, Malcolm Kohler</text:span><text:span text:style-name="T23">12</text:span><text:span text:style-name="T1">, Vanessa S. Probst</text:span><text:span text:style-name="T23">5,28</text:span><text:span text:style-name="T1">, Ruth Tal-Singer</text:span><text:span text:style-name="T23">29</text:span><text:span text:style-name="T1">, Esther Garcia Gil</text:span><text:span text:style-name="T23">25</text:span><text:span text:style-name="T1">, Bert den Brinker</text:span><text:span text:style-name="T23">4</text:span><text:span text:style-name="T1">, Jörg D. Leuppi</text:span><text:span text:style-name="T23">13</text:span><text:span text:style-name="T1">, Peter M. A. Calverley</text:span><text:span text:style-name="T23">20</text:span><text:span text:style-name="T1">, Frank W. J. M. Smeenk</text:span><text:span text:style-name="T23">19</text:span><text:span text:style-name="T1">, Richard W. Costello</text:span><text:span text:style-name="T23">7</text:span><text:span text:style-name="T1">, Marco Gramm</text:span><text:span text:style-name="T23">21</text:span><text:span text:style-name="T1">, Roger Goldstein</text:span><text:span text:style-name="T23">26</text:span><text:span text:style-name="T1">, Miriam Groenen</text:span><text:span text:style-name="T23">1</text:span><text:span text:style-name="T1">, Helgo Magnussen</text:span><text:span text:style-name="T23">21</text:span><text:span text:style-name="T1">, Emiel F. M. Wouters</text:span><text:span text:style-name="T23">1,2</text:span><text:span text:style-name="T1">, Richard L. ZuWallack</text:span><text:span text:style-name="T23">30</text:span><text:span text:style-name="T1">, Oliver Amft</text:span><text:span text:style-name="T23">3,31,†</text:span><text:span text:style-name="T1">, Henrik Watz</text:span><text:span text:style-name="T23">21,†</text:span><text:span text:style-name="T1">, Martijn A. Spruit</text:span><text:span text:style-name="T23">1,32,†</text:span><text:span text:style-name="T1">.</text:span></text:p>
      <text:p text:style-name="P9"><text:span text:style-name="T23">*</text:span><text:span text:style-name="T1">Joint first authors</text:span></text:p>
      <text:p text:style-name="P9"><text:span text:style-name="T23">†</text:span><text:span text:style-name="T1">Joint first senior authors</text:span></text:p>
      <text:p text:style-name="P12"/>
      <text:p text:style-name="P9"><text:soft-page-break/><text:span text:style-name="T23">1</text:span><text:span text:style-name="T1">Department of Research &amp; Education, Center of expertise for chronic organ failure+, (CIRO+), Horn, The Netherlands.</text:span></text:p>
      <text:p text:style-name="P9"><text:span text:style-name="T23">2</text:span><text:span text:style-name="T1">Department of Respiratory Medicine, Maastricht University Medical Center+ (MUMC+), Maastricht, The Netherlands.</text:span></text:p>
      <text:p text:style-name="P9"><text:span text:style-name="T23">3</text:span><text:span text:style-name="T1">Department of Signal Processing Systems, Technische Universiteit Eindhoven, Eindhoven, The Netherlands.</text:span></text:p>
      <text:p text:style-name="P9"><text:span text:style-name="T23">4</text:span><text:span text:style-name="T1">Smart Sensing and Analysis Group, Philips Research, Eindhoven, </text:span></text:p>
      <text:p text:style-name="P11">The Netherlands.</text:p>
      <text:p text:style-name="P9"><text:span text:style-name="T22">5</text:span><text:span text:style-name="T18">Laboratório de Pesquisa em Fisioterapia Pulmonar, Departamento de Fisioterapia, Universidade Estadual de Londrina (UEL), Londrina, Brazil.</text:span></text:p>
      <text:p text:style-name="P9"><text:span text:style-name="T23">6</text:span><text:span text:style-name="T1">Centre for Research in Environmental Epidemiology (CREAL), Barcelona, Spain.</text:span></text:p>
      <text:p text:style-name="P9"><text:span text:style-name="T23">7</text:span><text:span text:style-name="T1">Department of Respiratory Medicine, Beaumont Hospital, Dublin, Ireland.</text:span></text:p>
      <text:p text:style-name="P9"><text:span text:style-name="T23">8</text:span><text:span text:style-name="T1">NIHR Respiratory Biomedical Research Unit, Royal Brompton &amp; Harefield NHS Foundation Trust and Imperial College, London, United Kingdom.</text:span></text:p>
      <text:p text:style-name="P9"><text:span text:style-name="T23">9</text:span><text:span text:style-name="T1">NIHR EM CLAHRC - Centre for Exercsie and Rehabilitation Science, University Hospitals, Leicester, United Kingdom.</text:span></text:p>
      <text:p text:style-name="P9"><text:span text:style-name="T23">10</text:span><text:span text:style-name="T1">Clinical and Rehabilitation Sciences, The University of Sydney, Sydney, NSW, Australia.</text:span></text:p>
      <text:p text:style-name="P9"><text:span text:style-name="T23">11</text:span><text:span text:style-name="T1">Physiotherapy Department, Royal Prince Alfred Hospital, Sydney, NSW, Australia.</text:span></text:p>
      <text:p text:style-name="P9"><text:span text:style-name="T23">12</text:span><text:span text:style-name="T1">Pulmonary Division, University Hospital of Zurich, Zurich, Switzerland.</text:span></text:p>
      <text:p text:style-name="P9"><text:span text:style-name="T23">13</text:span><text:span text:style-name="T1">Medical University Clinic, Cantonal Hospital Baselland, Liestal and Medical Faculty, University of Basel, Basel, Switzerland.</text:span></text:p>
      <text:p text:style-name="P9"><text:soft-page-break/><text:span text:style-name="T22">14</text:span><text:span text:style-name="T18">Centre de recherche, Institut Universitaire de cardiologie et de pneumologie de Québec, 2725 Chemin Ste-Foy Québec, Université Laval, Québec G1V 4G5, Canada.</text:span></text:p>
      <text:p text:style-name="P9"><text:span text:style-name="T23">15</text:span><text:span text:style-name="T1">Division of Pulmonary, Hospital U. Marqués de Valdecilla, IFIMAV, Santander, Spain.</text:span></text:p>
      <text:p text:style-name="P9"><text:span text:style-name="T23">16</text:span><text:span text:style-name="T1">Mindful Breathing Laboratory, Mayo Clinic, Rochester, MN, United States of America.</text:span></text:p>
      <text:p text:style-name="P9"><text:span text:style-name="T23">17</text:span><text:span text:style-name="T1">Cardio-Thoracic and Vascular Department, University of Pisa, Pisa, Italy.</text:span></text:p>
      <text:p text:style-name="P9"><text:span text:style-name="T23">18</text:span><text:span text:style-name="T1">School of Physiotherapy and Exercise Science, Curtin University, Perth, WA, Australia.</text:span></text:p>
      <text:p text:style-name="P9"><text:span text:style-name="T23">19</text:span><text:span text:style-name="T1">Department of Respiratory Medicine, Catharina Hospital, Eindhoven, The Netherlands.</text:span></text:p>
      <text:p text:style-name="P9"><text:span text:style-name="T23">20</text:span><text:span text:style-name="T1">School of Ageing and Chronic Disease, University Hospital Aintree, Liverpool, United Kingdom.</text:span></text:p>
      <text:p text:style-name="P9"><text:span text:style-name="T23">21</text:span><text:span text:style-name="T1">Pulmonary Research Institute at LungClinic Grosshansdorf, Airway Research Center North, Member of the German Centre for Lung Research, Grosshansdorf, Germany.</text:span></text:p>
      <text:p text:style-name="P9"><text:span text:style-name="T23">22</text:span><text:span text:style-name="T1">Department of Pediatrics and Pediatric Neurology, Cystic Fibrosis Center, Sapienza University of Rome, Rome, Italy.</text:span></text:p>
      <text:p text:style-name="P9"><text:span text:style-name="T23">23</text:span><text:span text:style-name="T1">Woolcock Institute of Medical Research, The University of Sydney, Camperdown, NSW, Australia.</text:span></text:p>
      <text:p text:style-name="P9"><text:span text:style-name="T23">24</text:span><text:span text:style-name="T1">Department of Pulmonary Physiology, Sir Charles Gairdner Hospital, Perth, WA, Australia.</text:span></text:p>
      <text:p text:style-name="P9"><text:span text:style-name="T22">25</text:span><text:span text:style-name="T18">R&amp;D Centre, Almirall, Barcelona, Spain.</text:span></text:p>
      <text:p text:style-name="P9"><text:span text:style-name="T23">26</text:span><text:span text:style-name="T1">Respiratory Medicine, West Park Healthcare Centre, Toronto, Canada.</text:span></text:p>
      <text:p text:style-name="P9"><text:soft-page-break/><text:span text:style-name="T23">27</text:span><text:span text:style-name="T1">Department of Human Movement Science, Faculty of Health, Medicine and Life Sciences, Maastricht University, Maastricht, The Netherlands.</text:span></text:p>
      <text:p text:style-name="P9"><text:span text:style-name="T22">28</text:span><text:span text:style-name="T18">Centro de Pesquisa em Ciências da Saúde, Centro de Ciências Biológicas e da Saúde, Universidade Norte do Paraná (UNOPAR), Londrina, Paraná, Brazil.</text:span></text:p>
      <text:p text:style-name="P9"><text:span text:style-name="T23">29</text:span><text:span text:style-name="T1">GlaxoSmithKline, King of Prussia, PA, United States of America.</text:span></text:p>
      <text:p text:style-name="P9"><text:span text:style-name="T23">30</text:span><text:span text:style-name="T1">Department of Pulmonary and Critical Care, Saint Francis Hospital and Medical Center, Hartford, CT, United States of America.</text:span></text:p>
      <text:p text:style-name="P9"><text:span text:style-name="T23">31</text:span><text:span text:style-name="T1">ACTLab group, Chair of Sensor Technology, University Passau, Passau, Germany.</text:span></text:p>
      <text:p text:style-name="P9"><text:span text:style-name="T23">32</text:span><text:span text:style-name="T1">REVAL - Rehabilitation Research Center, BIOMED - Biomedical Research Institute, Faculty of Medicine and Life Sciences, Hasselt University, Diepenbeek, Belgium.</text:span></text:p>
      <text:p text:style-name="P12"/>
      <text:p text:style-name="P9"><text:span text:style-name="T4">Financial support:</text:span><text:span text:style-name="T18"> RM is supported by CNPq, Conselho Nacional de Desenvolvimento Científico e Tecnológico – Brazil (246704/2012-8). </text:span><text:span text:style-name="T1">DB holds a Canada Research Chair. SSCK was funded by the Medical Research Council (UK). WD-CM was funded by the Medical Research Council (UK) and the National Institute for Health Research (UK). MSP was supported by an unrestricted research grant from Astra Zeneca. <text:s/>DS was supported by GSK and by the Medical Research Council (G0701628). </text:span><text:span text:style-name="T13">MIP’s contribution to this MS was funded by the NIHR Respiratory Biomedical Research Unit at the Royal Brompton and Harefield NHS Foundation Trust and Imperial College. <text:s/></text:span><text:span text:style-name="T1">Point-One funding from AgentschapNL, Dutch Ministry of Economic affairs, Netherlands. Part of the data was sponsored by </text:span><text:soft-page-break/><text:span text:style-name="T1">GlaxoSmithKline (data from ECLIPSE study). </text:span><text:span text:style-name="T15">FOR CENTRES: please add here your own financial support, if there is any.</text:span></text:p>
      <text:p text:style-name="P12"/>
      <text:p text:style-name="P19">Correspondence:</text:p>
      <text:p text:style-name="P12">Rafael Mesquita, MSc, PT</text:p>
      <text:p text:style-name="P12">Department of Research &amp; Education, CIRO+, center of expertise for chronic organ failure+; Hornerheide 1, 6085 NM, Horn, The Netherlands; Telephone number: +31 475 587 645; Email: rafaelmesquita14@ymail.com</text:p>
      <text:p text:style-name="P30">ABSTRACT</text:p>
      <text:p text:style-name="P9"><text:span text:style-name="T6">Rationale:</text:span><text:span text:style-name="T1"> Detailed analyses of physical activity (PA) measures have been insufficiently explored in patients with chronic obstructive pulmonary disease (COPD).</text:span></text:p>
      <text:p text:style-name="P9"><text:span text:style-name="T6">Objectives: </text:span><text:span text:style-name="T1">To investigate PA measures and hourly patterns in patients with COPD after stratification for clinical characteristics; to compare PA measures and hourly patterns between patients with COPD and healthy subjects; and to identify clusters of patients with COPD based on PA measures.</text:span></text:p>
      <text:p text:style-name="P9"><text:span text:style-name="T6">Methods:</text:span><text:span text:style-name="T1"> 1001 patients with COPD (65% men; median age and FEV</text:span><text:span text:style-name="T25">1</text:span><text:span text:style-name="T1">: 67 years and 49% predicted) and 66 healthy subjects were studied. PA measures and PA hourly patterns (i.e., the graphic representation of the mean intensity per hour during a day) were analyzed based on data from a multi-sensor armband. Principal component analysis (PCA) and k-means cluster analysis were applied to PA data to identify subgroups.</text:span></text:p>
      <text:p text:style-name="P9"><text:span text:style-name="T6">Measurements and main results:</text:span><text:span text:style-name="T1"> Age, body mass index (BMI), dyspnea grade and ADO index were associated with PA measures and hourly patterns in patients with COPD. Compared to healthy subjects, patients presented PA hourly patterns at lower intensities. Five clusters were identified based on 3 components from the PCA, which accounted for 60% of the total variance. Importantly, cluster 1 - the most inactive cluster - was characterized by higher BMI, lower FEV</text:span><text:span text:style-name="T25">1</text:span><text:span text:style-name="T1">, worse dyspnea and higher ADO index compared to other clusters (</text:span><text:span text:style-name="T16">P</text:span><text:span text:style-name="T1">&lt;0.05 for all).</text:span></text:p>
      <text:p text:style-name="P9"><text:span text:style-name="T6">Conclusions:</text:span><text:span text:style-name="T1"> PA measures and hourly patterns are heterogeneous in COPD. Subgroups of patients could be identified based on physical activity </text:span><text:soft-page-break/><text:span text:style-name="T1">data. These findings may be useful for interventions aiming to promote PA in COPD.</text:span></text:p>
      <text:p text:style-name="P12"/>
      <text:p text:style-name="P9"><text:span text:style-name="T6">Keywords:</text:span><text:span text:style-name="T1"> chronic obstructive pulmonary disease; physical activity; principal component analysis; cluster analysis.</text:span></text:p>
      <text:p text:style-name="P30">INTRODUCTION</text:p>
      <text:p text:style-name="P19"/>
      <text:p text:style-name="P2"><text:span text:style-name="T1">Patients with chronic obstructive pulmonary disease (COPD) have lower physical activity (PA) measures compared to healthy subjects,</text:span><field:fieldmark-start text:name="__Fieldmark__29018_1054449313" field:type="vnd.oasis.opendocument.field.UNHANDLED"><field:param field:name="vnd.oasis.opendocument.field.code" field:value=" ADDIN EN.CITE "/><field:param field:name="vnd.oasis.opendocument.field.id" field:value="81"/></field:fieldmark-start><text:span text:style-name="T1">(1-3)</text:span><field:fieldmark-end/><text:span text:style-name="T1"> which is related to higher risk of hospital admission and mortality.</text:span><field:fieldmark-start text:name="__Fieldmark__29019_1054449313" field:type="vnd.oasis.opendocument.field.UNHANDLED"><field:param field:name="vnd.oasis.opendocument.field.code" field:value=" ADDIN EN.CITE "/><field:param field:name="vnd.oasis.opendocument.field.id" field:value="81"/></field:fieldmark-start><text:span text:style-name="T1">(4-7)</text:span><field:fieldmark-end/><text:span text:style-name="T1"> As PA measures can be used as outcome for clinical trials, as well as a possible target for therapy, a greater awareness of the clinical importance of physical inactivity in COPD is needed amongst healthcare professionals and scientists.(</text:span><text:span text:style-name="T15">REF_ERSStatementonPA_tobeincluded</text:span><text:span text:style-name="T1">)</text:span></text:p>
      <text:p text:style-name="P14"/>
      <text:p text:style-name="P2"><text:span text:style-name="T1">To date, most studies investigating PA in patients with COPD have focused on the average daily value and its standard deviation.</text:span><field:fieldmark-start text:name="__Fieldmark__29020_1054449313" field:type="vnd.oasis.opendocument.field.UNHANDLED"><field:param field:name="vnd.oasis.opendocument.field.code" field:value=" ADDIN EN.CITE "/><field:param field:name="vnd.oasis.opendocument.field.id" field:value="81"/></field:fieldmark-start><text:span text:style-name="T1">(8-11)</text:span><field:fieldmark-end/><text:span text:style-name="T1"> Donaire-Gonzalez and colleagues</text:span><field:fieldmark-start text:name="__Fieldmark__29021_1054449313" field:type="vnd.oasis.opendocument.field.UNHANDLED"><field:param field:name="vnd.oasis.opendocument.field.code" field:value=" ADDIN EN.CITE &lt;EndNote&gt;&lt;Cite&gt;&lt;Author&gt;Donaire-Gonzalez&lt;/Author&gt;&lt;Year&gt;2013&lt;/Year&gt;&lt;RecNum&gt;232&lt;/RecNum&gt;&lt;record&gt;&lt;rec-number&gt;232&lt;/rec-number&gt;&lt;foreign-keys&gt;&lt;key app=&quot;EN&quot; db-id=&quot;r0av2zeprp0xrpe5tet5a9ffr9zx52v2dv5p&quot;&gt;232&lt;/key&gt;&lt;/foreign-keys&gt;&lt;ref-type name=&quot;Journal Article&quot;&gt;17&lt;/ref-type&gt;&lt;contributors&gt;&lt;authors&gt;&lt;author&gt;Donaire-Gonzalez, D.&lt;/author&gt;&lt;author&gt;Gimeno-Santos, E.&lt;/author&gt;&lt;author&gt;Balcells, E.&lt;/author&gt;&lt;author&gt;Rodriguez, D. A.&lt;/author&gt;&lt;author&gt;Farrero, E.&lt;/author&gt;&lt;author&gt;de Batlle, J.&lt;/author&gt;&lt;author&gt;Benet, M.&lt;/author&gt;&lt;author&gt;Ferrer, A.&lt;/author&gt;&lt;author&gt;Barbera, J. A.&lt;/author&gt;&lt;author&gt;Gea, J.&lt;/author&gt;&lt;author&gt;Rodriguez-Roisin, R.&lt;/author&gt;&lt;author&gt;Anto, J. M.&lt;/author&gt;&lt;author&gt;Garcia-Aymerich, J.&lt;/author&gt;&lt;/authors&gt;&lt;/contributors&gt;&lt;auth-address&gt;Barcelona.&lt;/auth-address&gt;&lt;titles&gt;&lt;title&gt;Physical activity in COPD patients: patterns and bouts&lt;/title&gt;&lt;secondary-title&gt;Eur Respir J&lt;/secondary-title&gt;&lt;/titles&gt;&lt;periodical&gt;&lt;full-title&gt;Eur Respir J&lt;/full-title&gt;&lt;/periodical&gt;&lt;pages&gt;993-1002&lt;/pages&gt;&lt;volume&gt;42&lt;/volume&gt;&lt;number&gt;4&lt;/number&gt;&lt;edition&gt;2012/12/22&lt;/edition&gt;&lt;dates&gt;&lt;year&gt;2013&lt;/year&gt;&lt;pub-dates&gt;&lt;date&gt;Oct&lt;/date&gt;&lt;/pub-dates&gt;&lt;/dates&gt;&lt;isbn&gt;1399-3003 (Electronic)&amp;#xD;0903-1936 (Linking)&lt;/isbn&gt;&lt;accession-num&gt;23258786&lt;/accession-num&gt;&lt;urls&gt;&lt;related-urls&gt;&lt;url&gt;http://www.ncbi.nlm.nih.gov/entrez/query.fcgi?cmd=Retrieve&amp;amp;db=PubMed&amp;amp;dopt=Citation&amp;amp;list_uids=23258786&lt;/url&gt;&lt;/related-urls&gt;&lt;/urls&gt;&lt;electronic-resource-num&gt;09031936.00101512 [pii]&amp;#xD;10.1183/09031936.00101512&lt;/electronic-resource-num&gt;&lt;language&gt;eng&lt;/language&gt;&lt;/record&gt;&lt;/Cite&gt;&lt;/EndNote&gt;"/><field:param field:name="vnd.oasis.opendocument.field.id" field:value="81"/></field:fieldmark-start><text:span text:style-name="T1">(12)</text:span><field:fieldmark-end/><text:span text:style-name="T1"> were the first to perform a more detailed analysis, showing that patients with COPD perform bouts of moderate-to-vigorous PA, and that the frequency of these bouts is inversely associated with the degree of airflow limitation.</text:span><field:fieldmark-start text:name="__Fieldmark__29022_1054449313" field:type="vnd.oasis.opendocument.field.UNHANDLED"><field:param field:name="vnd.oasis.opendocument.field.code" field:value=" ADDIN EN.CITE &lt;EndNote&gt;&lt;Cite&gt;&lt;Author&gt;Donaire-Gonzalez&lt;/Author&gt;&lt;Year&gt;2013&lt;/Year&gt;&lt;RecNum&gt;232&lt;/RecNum&gt;&lt;record&gt;&lt;rec-number&gt;232&lt;/rec-number&gt;&lt;foreign-keys&gt;&lt;key app=&quot;EN&quot; db-id=&quot;r0av2zeprp0xrpe5tet5a9ffr9zx52v2dv5p&quot;&gt;232&lt;/key&gt;&lt;/foreign-keys&gt;&lt;ref-type name=&quot;Journal Article&quot;&gt;17&lt;/ref-type&gt;&lt;contributors&gt;&lt;authors&gt;&lt;author&gt;Donaire-Gonzalez, D.&lt;/author&gt;&lt;author&gt;Gimeno-Santos, E.&lt;/author&gt;&lt;author&gt;Balcells, E.&lt;/author&gt;&lt;author&gt;Rodriguez, D. A.&lt;/author&gt;&lt;author&gt;Farrero, E.&lt;/author&gt;&lt;author&gt;de Batlle, J.&lt;/author&gt;&lt;author&gt;Benet, M.&lt;/author&gt;&lt;author&gt;Ferrer, A.&lt;/author&gt;&lt;author&gt;Barbera, J. A.&lt;/author&gt;&lt;author&gt;Gea, J.&lt;/author&gt;&lt;author&gt;Rodriguez-Roisin, R.&lt;/author&gt;&lt;author&gt;Anto, J. M.&lt;/author&gt;&lt;author&gt;Garcia-Aymerich, J.&lt;/author&gt;&lt;/authors&gt;&lt;/contributors&gt;&lt;auth-address&gt;Barcelona.&lt;/auth-address&gt;&lt;titles&gt;&lt;title&gt;Physical activity in COPD patients: patterns and bouts&lt;/title&gt;&lt;secondary-title&gt;Eur Respir J&lt;/secondary-title&gt;&lt;/titles&gt;&lt;periodical&gt;&lt;full-title&gt;Eur Respir J&lt;/full-title&gt;&lt;/periodical&gt;&lt;pages&gt;993-1002&lt;/pages&gt;&lt;volume&gt;42&lt;/volume&gt;&lt;number&gt;4&lt;/number&gt;&lt;edition&gt;2012/12/22&lt;/edition&gt;&lt;dates&gt;&lt;year&gt;2013&lt;/year&gt;&lt;pub-dates&gt;&lt;date&gt;Oct&lt;/date&gt;&lt;/pub-dates&gt;&lt;/dates&gt;&lt;isbn&gt;1399-3003 (Electronic)&amp;#xD;0903-1936 (Linking)&lt;/isbn&gt;&lt;accession-num&gt;23258786&lt;/accession-num&gt;&lt;urls&gt;&lt;related-urls&gt;&lt;url&gt;http://www.ncbi.nlm.nih.gov/entrez/query.fcgi?cmd=Retrieve&amp;amp;db=PubMed&amp;amp;dopt=Citation&amp;amp;list_uids=23258786&lt;/url&gt;&lt;/related-urls&gt;&lt;/urls&gt;&lt;electronic-resource-num&gt;09031936.00101512 [pii]&amp;#xD;10.1183/09031936.00101512&lt;/electronic-resource-num&gt;&lt;language&gt;eng&lt;/language&gt;&lt;/record&gt;&lt;/Cite&gt;&lt;/EndNote&gt;"/><field:param field:name="vnd.oasis.opendocument.field.id" field:value="81"/></field:fieldmark-start><text:span text:style-name="T1">(12)</text:span><field:fieldmark-end/><text:span text:style-name="T1"> More detailed analyses may provide a better insight into daily PA of patients with COPD and may also be of clinical importance, as interventions thus far have failed to demonstrate consistent important increases in PA measures in patients with COPD.</text:span><field:fieldmark-start text:name="__Fieldmark__29023_1054449313" field:type="vnd.oasis.opendocument.field.UNHANDLED"><field:param field:name="vnd.oasis.opendocument.field.code" field:value=" ADDIN EN.CITE "/><field:param field:name="vnd.oasis.opendocument.field.id" field:value="81"/></field:fieldmark-start><text:span text:style-name="T1">(13, 14)</text:span><field:fieldmark-end/><text:span text:style-name="T1"> Multiple other types of analysis are also available if the aim is to study PA in depth, such as daily PA hourly patterns,</text:span><field:fieldmark-start text:name="__Fieldmark__29024_1054449313" field:type="vnd.oasis.opendocument.field.UNHANDLED"><field:param field:name="vnd.oasis.opendocument.field.code" field:value=" ADDIN EN.CITE &lt;EndNote&gt;&lt;Cite&gt;&lt;Author&gt;Lee&lt;/Author&gt;&lt;Year&gt;2013&lt;/Year&gt;&lt;RecNum&gt;233&lt;/RecNum&gt;&lt;record&gt;&lt;rec-number&gt;233&lt;/rec-number&gt;&lt;foreign-keys&gt;&lt;key app=&quot;EN&quot; db-id=&quot;r0av2zeprp0xrpe5tet5a9ffr9zx52v2dv5p&quot;&gt;233&lt;/key&gt;&lt;/foreign-keys&gt;&lt;ref-type name=&quot;Journal Article&quot;&gt;17&lt;/ref-type&gt;&lt;contributors&gt;&lt;authors&gt;&lt;author&gt;Lee, P. H.&lt;/author&gt;&lt;author&gt;Yu, Y. Y.&lt;/author&gt;&lt;author&gt;McDowell, I.&lt;/author&gt;&lt;author&gt;Leung, G. M.&lt;/author&gt;&lt;author&gt;Lam, T. H.&lt;/author&gt;&lt;/authors&gt;&lt;/contributors&gt;&lt;auth-address&gt;FAMILY: A Jockey Club Initiative for a Harmonious Society, School of Public Health/Department of Community Medicine, Room 5-05, 5/F William MW Mong Block, 21 Sassoon Road, Li Ka Shing Faculty of Medicine, University of Hong Kong, Hong Kong SAR, PR China.&lt;/auth-address&gt;&lt;titles&gt;&lt;title&gt;A cluster analysis of patterns of objectively measured physical activity in Hong Kong&lt;/title&gt;&lt;secondary-title&gt;Public Health Nutr&lt;/secondary-title&gt;&lt;/titles&gt;&lt;periodical&gt;&lt;full-title&gt;Public Health Nutr&lt;/full-title&gt;&lt;/periodical&gt;&lt;pages&gt;1436-44&lt;/pages&gt;&lt;volume&gt;16&lt;/volume&gt;&lt;number&gt;8&lt;/number&gt;&lt;edition&gt;2012/08/17&lt;/edition&gt;&lt;dates&gt;&lt;year&gt;2013&lt;/year&gt;&lt;pub-dates&gt;&lt;date&gt;Aug&lt;/date&gt;&lt;/pub-dates&gt;&lt;/dates&gt;&lt;isbn&gt;1475-2727 (Electronic)&amp;#xD;1368-9800 (Linking)&lt;/isbn&gt;&lt;accession-num&gt;22894896&lt;/accession-num&gt;&lt;urls&gt;&lt;related-urls&gt;&lt;url&gt;http://www.ncbi.nlm.nih.gov/entrez/query.fcgi?cmd=Retrieve&amp;amp;db=PubMed&amp;amp;dopt=Citation&amp;amp;list_uids=22894896&lt;/url&gt;&lt;/related-urls&gt;&lt;/urls&gt;&lt;electronic-resource-num&gt;S1368980012003631 [pii]&amp;#xD;10.1017/S1368980012003631&lt;/electronic-resource-num&gt;&lt;language&gt;eng&lt;/language&gt;&lt;/record&gt;&lt;/Cite&gt;&lt;/EndNote&gt;"/><field:param field:name="vnd.oasis.opendocument.field.id" field:value="81"/></field:fieldmark-start><text:span text:style-name="T1">(15)</text:span><field:fieldmark-end/><text:span text:style-name="T1"> and even cluster analysis of PA measures.</text:span><field:fieldmark-start text:name="__Fieldmark__29025_1054449313" field:type="vnd.oasis.opendocument.field.UNHANDLED"><field:param field:name="vnd.oasis.opendocument.field.code" field:value=" ADDIN EN.CITE "/><field:param field:name="vnd.oasis.opendocument.field.id" field:value="81"/></field:fieldmark-start><text:span text:style-name="T1">(15-18)</text:span><field:fieldmark-end/></text:p>
      <text:p text:style-name="P14"/>
      <text:p text:style-name="P2"><text:span text:style-name="T1">PA hourly patterns consist of a graphic representation of the average PA intensity per hour during the course of a day.</text:span><field:fieldmark-start text:name="__Fieldmark__29026_1054449313" field:type="vnd.oasis.opendocument.field.UNHANDLED"><field:param field:name="vnd.oasis.opendocument.field.code" field:value=" ADDIN EN.CITE "/><field:param field:name="vnd.oasis.opendocument.field.id" field:value="81"/></field:fieldmark-start><text:span text:style-name="T1">(18, 19)</text:span><field:fieldmark-end/><text:span text:style-name="T1"> They can reveal </text:span><text:soft-page-break/><text:span text:style-name="T1">whether specific physical activities are concentrated during certain periods of the day,</text:span><field:fieldmark-start text:name="__Fieldmark__29027_1054449313" field:type="vnd.oasis.opendocument.field.UNHANDLED"><field:param field:name="vnd.oasis.opendocument.field.code" field:value=" ADDIN EN.CITE &lt;EndNote&gt;&lt;Cite&gt;&lt;Author&gt;Evering&lt;/Author&gt;&lt;Year&gt;2011&lt;/Year&gt;&lt;RecNum&gt;337&lt;/RecNum&gt;&lt;record&gt;&lt;rec-number&gt;337&lt;/rec-number&gt;&lt;foreign-keys&gt;&lt;key app=&quot;EN&quot; db-id=&quot;r0av2zeprp0xrpe5tet5a9ffr9zx52v2dv5p&quot;&gt;337&lt;/key&gt;&lt;/foreign-keys&gt;&lt;ref-type name=&quot;Journal Article&quot;&gt;17&lt;/ref-type&gt;&lt;contributors&gt;&lt;authors&gt;&lt;author&gt;Evering, R. M.&lt;/author&gt;&lt;author&gt;Tonis, T. M.&lt;/author&gt;&lt;author&gt;Vollenbroek-Hutten, M. M.&lt;/author&gt;&lt;/authors&gt;&lt;/contributors&gt;&lt;auth-address&gt;Roessingh Research and Development, Post Box 310, 7500 AH Enschede, The Netherlands. r.evering@rrd.nl&lt;/auth-address&gt;&lt;titles&gt;&lt;title&gt;Deviations in daily physical activity patterns in patients with the chronic fatigue syndrome: a case control study&lt;/title&gt;&lt;secondary-title&gt;J Psychosom Res&lt;/secondary-title&gt;&lt;/titles&gt;&lt;periodical&gt;&lt;full-title&gt;J Psychosom Res&lt;/full-title&gt;&lt;/periodical&gt;&lt;pages&gt;129-35&lt;/pages&gt;&lt;volume&gt;71&lt;/volume&gt;&lt;number&gt;3&lt;/number&gt;&lt;edition&gt;2011/08/17&lt;/edition&gt;&lt;keywords&gt;&lt;keyword&gt;Activities of Daily Living/*psychology&lt;/keyword&gt;&lt;keyword&gt;Adult&lt;/keyword&gt;&lt;keyword&gt;Case-Control Studies&lt;/keyword&gt;&lt;keyword&gt;*Cognition&lt;/keyword&gt;&lt;keyword&gt;Cross-Sectional Studies&lt;/keyword&gt;&lt;keyword&gt;Fatigue Syndrome, Chronic/*psychology/*rehabilitation&lt;/keyword&gt;&lt;keyword&gt;Female&lt;/keyword&gt;&lt;keyword&gt;Humans&lt;/keyword&gt;&lt;keyword&gt;Male&lt;/keyword&gt;&lt;keyword&gt;*Motor Activity&lt;/keyword&gt;&lt;keyword&gt;Pain Measurement&lt;/keyword&gt;&lt;keyword&gt;Severity of Illness Index&lt;/keyword&gt;&lt;keyword&gt;Time Factors&lt;/keyword&gt;&lt;/keywords&gt;&lt;dates&gt;&lt;year&gt;2011&lt;/year&gt;&lt;pub-dates&gt;&lt;date&gt;Sep&lt;/date&gt;&lt;/pub-dates&gt;&lt;/dates&gt;&lt;isbn&gt;1879-1360 (Electronic)&amp;#xD;0022-3999 (Linking)&lt;/isbn&gt;&lt;accession-num&gt;21843746&lt;/accession-num&gt;&lt;urls&gt;&lt;related-urls&gt;&lt;url&gt;http://www.ncbi.nlm.nih.gov/entrez/query.fcgi?cmd=Retrieve&amp;amp;db=PubMed&amp;amp;dopt=Citation&amp;amp;list_uids=21843746&lt;/url&gt;&lt;/related-urls&gt;&lt;/urls&gt;&lt;electronic-resource-num&gt;S0022-3999(11)00117-6 [pii]&amp;#xD;10.1016/j.jpsychores.2011.04.004&lt;/electronic-resource-num&gt;&lt;language&gt;eng&lt;/language&gt;&lt;/record&gt;&lt;/Cite&gt;&lt;/EndNote&gt;"/><field:param field:name="vnd.oasis.opendocument.field.id" field:value="81"/></field:fieldmark-start><text:span text:style-name="T1">(19)</text:span><field:fieldmark-end/><text:span text:style-name="T1"> but also whether and to what extent activities during weekdays and weekend days are performed in a similar manner.</text:span><field:fieldmark-start text:name="__Fieldmark__29028_1054449313" field:type="vnd.oasis.opendocument.field.UNHANDLED"><field:param field:name="vnd.oasis.opendocument.field.code" field:value=" ADDIN EN.CITE &lt;EndNote&gt;&lt;Cite&gt;&lt;Author&gt;Lee&lt;/Author&gt;&lt;Year&gt;2013&lt;/Year&gt;&lt;RecNum&gt;233&lt;/RecNum&gt;&lt;record&gt;&lt;rec-number&gt;233&lt;/rec-number&gt;&lt;foreign-keys&gt;&lt;key app=&quot;EN&quot; db-id=&quot;r0av2zeprp0xrpe5tet5a9ffr9zx52v2dv5p&quot;&gt;233&lt;/key&gt;&lt;/foreign-keys&gt;&lt;ref-type name=&quot;Journal Article&quot;&gt;17&lt;/ref-type&gt;&lt;contributors&gt;&lt;authors&gt;&lt;author&gt;Lee, P. H.&lt;/author&gt;&lt;author&gt;Yu, Y. Y.&lt;/author&gt;&lt;author&gt;McDowell, I.&lt;/author&gt;&lt;author&gt;Leung, G. M.&lt;/author&gt;&lt;author&gt;Lam, T. H.&lt;/author&gt;&lt;/authors&gt;&lt;/contributors&gt;&lt;auth-address&gt;FAMILY: A Jockey Club Initiative for a Harmonious Society, School of Public Health/Department of Community Medicine, Room 5-05, 5/F William MW Mong Block, 21 Sassoon Road, Li Ka Shing Faculty of Medicine, University of Hong Kong, Hong Kong SAR, PR China.&lt;/auth-address&gt;&lt;titles&gt;&lt;title&gt;A cluster analysis of patterns of objectively measured physical activity in Hong Kong&lt;/title&gt;&lt;secondary-title&gt;Public Health Nutr&lt;/secondary-title&gt;&lt;/titles&gt;&lt;periodical&gt;&lt;full-title&gt;Public Health Nutr&lt;/full-title&gt;&lt;/periodical&gt;&lt;pages&gt;1436-44&lt;/pages&gt;&lt;volume&gt;16&lt;/volume&gt;&lt;number&gt;8&lt;/number&gt;&lt;edition&gt;2012/08/17&lt;/edition&gt;&lt;dates&gt;&lt;year&gt;2013&lt;/year&gt;&lt;pub-dates&gt;&lt;date&gt;Aug&lt;/date&gt;&lt;/pub-dates&gt;&lt;/dates&gt;&lt;isbn&gt;1475-2727 (Electronic)&amp;#xD;1368-9800 (Linking)&lt;/isbn&gt;&lt;accession-num&gt;22894896&lt;/accession-num&gt;&lt;urls&gt;&lt;related-urls&gt;&lt;url&gt;http://www.ncbi.nlm.nih.gov/entrez/query.fcgi?cmd=Retrieve&amp;amp;db=PubMed&amp;amp;dopt=Citation&amp;amp;list_uids=22894896&lt;/url&gt;&lt;/related-urls&gt;&lt;/urls&gt;&lt;electronic-resource-num&gt;S1368980012003631 [pii]&amp;#xD;10.1017/S1368980012003631&lt;/electronic-resource-num&gt;&lt;language&gt;eng&lt;/language&gt;&lt;/record&gt;&lt;/Cite&gt;&lt;/EndNote&gt;"/><field:param field:name="vnd.oasis.opendocument.field.id" field:value="81"/></field:fieldmark-start><text:span text:style-name="T1">(15)</text:span><field:fieldmark-end/><text:span text:style-name="T1"> Complementarily, cluster analysis is useful to identify subgroups of patients with similar PA characteristics.</text:span><field:fieldmark-start text:name="__Fieldmark__29029_1054449313" field:type="vnd.oasis.opendocument.field.UNHANDLED"><field:param field:name="vnd.oasis.opendocument.field.code" field:value=" ADDIN EN.CITE &lt;EndNote&gt;&lt;Cite&gt;&lt;Author&gt;Wardlaw&lt;/Author&gt;&lt;Year&gt;2005&lt;/Year&gt;&lt;RecNum&gt;237&lt;/RecNum&gt;&lt;record&gt;&lt;rec-number&gt;237&lt;/rec-number&gt;&lt;foreign-keys&gt;&lt;key app=&quot;EN&quot; db-id=&quot;r0av2zeprp0xrpe5tet5a9ffr9zx52v2dv5p&quot;&gt;237&lt;/key&gt;&lt;/foreign-keys&gt;&lt;ref-type name=&quot;Journal Article&quot;&gt;17&lt;/ref-type&gt;&lt;contributors&gt;&lt;authors&gt;&lt;author&gt;Wardlaw, A. J.&lt;/author&gt;&lt;author&gt;Silverman, M.&lt;/author&gt;&lt;author&gt;Siva, R.&lt;/author&gt;&lt;author&gt;Pavord, I. D.&lt;/author&gt;&lt;author&gt;Green, R.&lt;/author&gt;&lt;/authors&gt;&lt;/contributors&gt;&lt;auth-address&gt;Department of Respiratory Medicine, Department of Infection Immunity and Inflammation and Institute for Lung Health, Leicester, UK. aw24@le.ac.uk&lt;/auth-address&gt;&lt;titles&gt;&lt;title&gt;Multi-dimensional phenotyping: towards a new taxonomy for airway disease&lt;/title&gt;&lt;secondary-title&gt;Clin Exp Allergy&lt;/secondary-title&gt;&lt;/titles&gt;&lt;periodical&gt;&lt;full-title&gt;Clin Exp Allergy&lt;/full-title&gt;&lt;/periodical&gt;&lt;pages&gt;1254-62&lt;/pages&gt;&lt;volume&gt;35&lt;/volume&gt;&lt;number&gt;10&lt;/number&gt;&lt;edition&gt;2005/10/22&lt;/edition&gt;&lt;keywords&gt;&lt;keyword&gt;Animals&lt;/keyword&gt;&lt;keyword&gt;Asthma/classification&lt;/keyword&gt;&lt;keyword&gt;Cluster Analysis&lt;/keyword&gt;&lt;keyword&gt;Disease Models, Animal&lt;/keyword&gt;&lt;keyword&gt;Female&lt;/keyword&gt;&lt;keyword&gt;Humans&lt;/keyword&gt;&lt;keyword&gt;Male&lt;/keyword&gt;&lt;keyword&gt;Phenotype&lt;/keyword&gt;&lt;keyword&gt;Pulmonary Disease, Chronic Obstructive/classification&lt;/keyword&gt;&lt;keyword&gt;Respiration Disorders/*classification/drug therapy/physiopathology&lt;/keyword&gt;&lt;/keywords&gt;&lt;dates&gt;&lt;year&gt;2005&lt;/year&gt;&lt;pub-dates&gt;&lt;date&gt;Oct&lt;/date&gt;&lt;/pub-dates&gt;&lt;/dates&gt;&lt;isbn&gt;0954-7894 (Print)&amp;#xD;0954-7894 (Linking)&lt;/isbn&gt;&lt;accession-num&gt;16238783&lt;/accession-num&gt;&lt;urls&gt;&lt;related-urls&gt;&lt;url&gt;http://www.ncbi.nlm.nih.gov/entrez/query.fcgi?cmd=Retrieve&amp;amp;db=PubMed&amp;amp;dopt=Citation&amp;amp;list_uids=16238783&lt;/url&gt;&lt;/related-urls&gt;&lt;/urls&gt;&lt;electronic-resource-num&gt;CEA2344 [pii]&amp;#xD;10.1111/j.1365-2222.2005.02344.x&lt;/electronic-resource-num&gt;&lt;language&gt;eng&lt;/language&gt;&lt;/record&gt;&lt;/Cite&gt;&lt;/EndNote&gt;"/><field:param field:name="vnd.oasis.opendocument.field.id" field:value="81"/></field:fieldmark-start><text:span text:style-name="T1">(20)</text:span><field:fieldmark-end/><text:span text:style-name="T1"> To the best of our knowledge, PA hourly patterns and cluster analysis of PA measures have not been investigated in patients with COPD.</text:span></text:p>
      <text:p text:style-name="P14"/>
      <text:p text:style-name="P2"><text:span text:style-name="T1">Therefore, we aimed first to describe the heterogeneity of PA measures and hourly patterns in patients with COPD after stratification for clinical characteristics. Secondly, to compare PA measures and hourly patterns between patients with COPD and healthy subjects matched for gender, age and body mass index (BMI). Finally, to identify clusters of patients with COPD based on PA measures with the goal of comparing clinical characteristics, PA measures and PA hourly patterns between these clusters.</text:span></text:p>
      <text:p text:style-name="P14"/>
      <text:p text:style-name="P14"/>
      <text:p text:style-name="P20">METHODS</text:p>
      <text:p text:style-name="P14"/>
      <text:p text:style-name="P20">Study design and participants</text:p>
      <text:p text:style-name="P2"><text:span text:style-name="T1">In this multicenter and retrospective post-hoc cross-sectional study, objectively assessed PA data from the United Kingdom, Ireland, the Netherlands, Germany, Switzerland, Italy, Spain, the United States of America, Brazil, and Australia were analyzed. Published and/or </text:span><text:soft-page-break/><text:span text:style-name="T1">unpublished PA data (with no overlapping analyses) as assessed by the SenseWear Armband or SenseWear Mini Armband activity monitors (both from BodyMedia Inc., Pittsburgh, PA, USA) were considered for the current analyses. References of previously published data can be found online (Table E1). Subjects were included if they met the following inclusion criteria: COPD with a post-bronchodilator forced expiratory volume in the first 1 s (FEV</text:span><text:span text:style-name="T25">1</text:span><text:span text:style-name="T1">) / forced vital capacity (FVC) ratio &lt;0.7</text:span><field:fieldmark-start text:name="__Fieldmark__29030_1054449313" field:type="vnd.oasis.opendocument.field.UNHANDLED"><field:param field:name="vnd.oasis.opendocument.field.code" field:value=" ADDIN EN.CITE "/><field:param field:name="vnd.oasis.opendocument.field.id" field:value="81"/></field:fieldmark-start><text:span text:style-name="T1">(21)</text:span><field:fieldmark-end/><text:span text:style-name="T1">, stable condition (i.e., no recent exacerbation), and complete data for age, gender, BMI and daily PA measures (see </text:span><text:span text:style-name="T16">Physical activity assessment</text:span><text:span text:style-name="T1"> section for details). All studies were approved by the local medical ethical committees, and written informed consent was obtained from participants, except for the data from Italy (n=23), which were obtained as part of routine clinical assessments.</text:span></text:p>
      <text:p text:style-name="P14"/>
      <text:p text:style-name="P2"><text:span text:style-name="T1">Demographics, anthropometrics, lung function, and clinical data were collected: age, gender, BMI, FEV</text:span><text:span text:style-name="T25">1</text:span><text:span text:style-name="T1"> (% of predicted), FEV</text:span><text:span text:style-name="T25">1</text:span><text:span text:style-name="T1">/FVC ratio, diffusion capacity of the lung for carbon monoxide (D</text:span><text:span text:style-name="T25">LCO</text:span><text:span text:style-name="T1">, % of predicted), symptoms of dyspnea by the modified Medical Research Council (mMRC) dyspnea grade,</text:span><field:fieldmark-start text:name="__Fieldmark__29031_1054449313" field:type="vnd.oasis.opendocument.field.UNHANDLED"><field:param field:name="vnd.oasis.opendocument.field.code" field:value=" ADDIN EN.CITE "/><field:param field:name="vnd.oasis.opendocument.field.id" field:value="81"/></field:fieldmark-start><text:span text:style-name="T1">(22)</text:span><field:fieldmark-end/><text:span text:style-name="T1"> use of walking aids (yes/no), and use of long-term oxygen therapy (LTOT, yes/no). In addition, the ADO index was calculated</text:span><field:fieldmark-start text:name="__Fieldmark__29032_1054449313" field:type="vnd.oasis.opendocument.field.UNHANDLED"><field:param field:name="vnd.oasis.opendocument.field.code" field:value=" ADDIN EN.CITE "/><field:param field:name="vnd.oasis.opendocument.field.id" field:value="81"/></field:fieldmark-start><text:span text:style-name="T1">(23)</text:span><field:fieldmark-end/><text:span text:style-name="T1">, and participants were stratified by BMI (underweight, &lt;18.5 kg∙m</text:span><text:span text:style-name="T23">-2</text:span><text:span text:style-name="T1">; normal weight, 18.5 to 24.99 kg∙m</text:span><text:span text:style-name="T23">-2</text:span><text:span text:style-name="T1">; pre-obese, 25 to 29.99 kg∙m</text:span><text:span text:style-name="T23">-2</text:span><text:span text:style-name="T1">; or obese, ≥ 30 kg∙m</text:span><text:span text:style-name="T23">-2</text:span><text:span text:style-name="T1">) or GOLD classifications (2007, 1 to 4; and 2011, A to D).</text:span><field:fieldmark-start text:name="__Fieldmark__29033_1054449313" field:type="vnd.oasis.opendocument.field.UNHANDLED"><field:param field:name="vnd.oasis.opendocument.field.code" field:value=" ADDIN EN.CITE "/><field:param field:name="vnd.oasis.opendocument.field.id" field:value="81"/></field:fieldmark-start><text:span text:style-name="T1">(21, 24)</text:span><field:fieldmark-end/><text:span text:style-name="T1"> GOLD 2011 classification (A to D) was based on the degree of airflow </text:span><text:soft-page-break/><text:span text:style-name="T1">limitation (GOLD grades 1 to 4) and symptoms (mMRC dyspnea grades 0 to 4).</text:span></text:p>
      <text:p text:style-name="P14"/>
      <text:p text:style-name="P2"><text:span text:style-name="T1">Centers from the Netherlands and the UK also provided for the current analysis data on healthy elderly subjects. The healthy subjects were pairwise-matched (i.e., 1:1) for gender, age and BMI with a subgroup of patients with COPD.</text:span></text:p>
      <text:p text:style-name="P12"/>
      <text:p text:style-name="P19">Physical activity assessment</text:p>
      <text:p text:style-name="P2"><text:span text:style-name="T1">The SenseWear Armband and SenseWear Mini Armband activity monitors were used for the assessment of PA. These devices combine an accelerometer with different physiological sensors (i.e., a heat flux sensor, a galvanic skin response sensor, a skin temperature sensor, and a near-body ambient temperature sensor). Together with demographic characteristics, such as gender, age, height and weight, energy expenditure (EE) can be estimated using proprietary algorithms developed by the manufacturer. The SenseWear Armband has been shown to be valid in both field</text:span><field:fieldmark-start text:name="__Fieldmark__29034_1054449313" field:type="vnd.oasis.opendocument.field.UNHANDLED"><field:param field:name="vnd.oasis.opendocument.field.code" field:value=" ADDIN EN.CITE "/><field:param field:name="vnd.oasis.opendocument.field.id" field:value="81"/></field:fieldmark-start><text:span text:style-name="T1">(25, 26)</text:span><field:fieldmark-end/><text:span text:style-name="T1"> and laboratory studies.</text:span><field:fieldmark-start text:name="__Fieldmark__29035_1054449313" field:type="vnd.oasis.opendocument.field.UNHANDLED"><field:param field:name="vnd.oasis.opendocument.field.code" field:value=" ADDIN EN.CITE "/><field:param field:name="vnd.oasis.opendocument.field.id" field:value="81"/></field:fieldmark-start><text:span text:style-name="T1">(27-29)</text:span><field:fieldmark-end/><text:span text:style-name="T1"> The following thresholds proposed by the American College of Sports Medicine (ACSM)</text:span><field:fieldmark-start text:name="__Fieldmark__29036_1054449313" field:type="vnd.oasis.opendocument.field.UNHANDLED"><field:param field:name="vnd.oasis.opendocument.field.code" field:value=" ADDIN EN.CITE "/><field:param field:name="vnd.oasis.opendocument.field.id" field:value="81"/></field:fieldmark-start><text:span text:style-name="T1">(30)</text:span><field:fieldmark-end/><text:span text:style-name="T1"> were used to classify the intensity of activities: very light intensity, &lt;2.0 metabolic equivalents of task (MET); light intensity, 2.0 to 2.9 METs; and moderate-to-vigorous intensity, ≥3.0 METs.</text:span></text:p>
      <text:p text:style-name="P14"/>
      <text:p text:style-name="P2"><text:span text:style-name="T1">A minimum of 4 days (2 weekdays + Saturday + Sunday) was considered acceptable,</text:span><field:fieldmark-start text:name="__Fieldmark__29037_1054449313" field:type="vnd.oasis.opendocument.field.UNHANDLED"><field:param field:name="vnd.oasis.opendocument.field.code" field:value=" ADDIN EN.CITE &lt;EndNote&gt;&lt;Cite&gt;&lt;Author&gt;Watz&lt;/Author&gt;&lt;Year&gt;2009&lt;/Year&gt;&lt;RecNum&gt;65&lt;/RecNum&gt;&lt;record&gt;&lt;rec-number&gt;65&lt;/rec-number&gt;&lt;foreign-keys&gt;&lt;key app=&quot;EN&quot; db-id=&quot;r0av2zeprp0xrpe5tet5a9ffr9zx52v2dv5p&quot;&gt;65&lt;/key&gt;&lt;/foreign-keys&gt;&lt;ref-type name=&quot;Journal Article&quot;&gt;17&lt;/ref-type&gt;&lt;contributors&gt;&lt;authors&gt;&lt;author&gt;Watz, H.&lt;/author&gt;&lt;author&gt;Waschki, B.&lt;/author&gt;&lt;author&gt;Meyer, T.&lt;/author&gt;&lt;author&gt;Magnussen, H.&lt;/author&gt;&lt;/authors&gt;&lt;/contributors&gt;&lt;auth-address&gt;Pulmonary Research Institute Hospital Grosshansdorf, Center for Pneumology and Thoracic Surgery, Woehrendamm 80, Grosshansdorf, Germany. h.watz@pulmoresearch.de&lt;/auth-address&gt;&lt;titles&gt;&lt;title&gt;Physical activity in patients with COPD&lt;/title&gt;&lt;secondary-title&gt;Eur Respir J&lt;/secondary-title&gt;&lt;/titles&gt;&lt;periodical&gt;&lt;full-title&gt;Eur Respir J&lt;/full-title&gt;&lt;/periodical&gt;&lt;pages&gt;262-72&lt;/pages&gt;&lt;volume&gt;33&lt;/volume&gt;&lt;number&gt;2&lt;/number&gt;&lt;edition&gt;2008/11/18&lt;/edition&gt;&lt;keywords&gt;&lt;keyword&gt;Aged&lt;/keyword&gt;&lt;keyword&gt;Bronchitis/diagnosis/physiopathology&lt;/keyword&gt;&lt;keyword&gt;Dyspnea/etiology&lt;/keyword&gt;&lt;keyword&gt;Exercise Tolerance/*physiology&lt;/keyword&gt;&lt;keyword&gt;Female&lt;/keyword&gt;&lt;keyword&gt;Humans&lt;/keyword&gt;&lt;keyword&gt;Male&lt;/keyword&gt;&lt;keyword&gt;Middle Aged&lt;/keyword&gt;&lt;keyword&gt;*Motor Activity&lt;/keyword&gt;&lt;keyword&gt;Predictive Value of Tests&lt;/keyword&gt;&lt;keyword&gt;Pulmonary Disease, Chronic Obstructive/*diagnosis/*physiopathology&lt;/keyword&gt;&lt;keyword&gt;Quality of Life&lt;/keyword&gt;&lt;keyword&gt;ROC Curve&lt;/keyword&gt;&lt;keyword&gt;Reproducibility of Results&lt;/keyword&gt;&lt;keyword&gt;Severity of Illness Index&lt;/keyword&gt;&lt;/keywords&gt;&lt;dates&gt;&lt;year&gt;2009&lt;/year&gt;&lt;pub-dates&gt;&lt;date&gt;Feb&lt;/date&gt;&lt;/pub-dates&gt;&lt;/dates&gt;&lt;isbn&gt;1399-3003 (Electronic)&amp;#xD;0903-1936 (Linking)&lt;/isbn&gt;&lt;accession-num&gt;19010994&lt;/accession-num&gt;&lt;urls&gt;&lt;related-urls&gt;&lt;url&gt;http://www.ncbi.nlm.nih.gov/entrez/query.fcgi?cmd=Retrieve&amp;amp;db=PubMed&amp;amp;dopt=Citation&amp;amp;list_uids=19010994&lt;/url&gt;&lt;/related-urls&gt;&lt;/urls&gt;&lt;electronic-resource-num&gt;09031936.00024608 [pii]&amp;#xD;10.1183/09031936.00024608&lt;/electronic-resource-num&gt;&lt;language&gt;eng&lt;/language&gt;&lt;/record&gt;&lt;/Cite&gt;&lt;/EndNote&gt;"/><field:param field:name="vnd.oasis.opendocument.field.id" field:value="81"/></field:fieldmark-start><text:span text:style-name="T1">(8)</text:span><field:fieldmark-end/><text:span text:style-name="T1"> with the device being used for ≥22 hours·day</text:span><text:span text:style-name="T23">-1</text:span><text:span text:style-name="T1">.</text:span><field:fieldmark-start text:name="__Fieldmark__29038_1054449313" field:type="vnd.oasis.opendocument.field.UNHANDLED"><field:param field:name="vnd.oasis.opendocument.field.code" field:value=" ADDIN EN.CITE "/><field:param field:name="vnd.oasis.opendocument.field.id" field:value="81"/></field:fieldmark-start><text:span text:style-name="T1">(31)</text:span><field:fieldmark-end/><text:span text:style-name="T1"> Since </text:span><text:soft-page-break/><text:span text:style-name="T1">PA measures during week and weekend are known to be different,</text:span><field:fieldmark-start text:name="__Fieldmark__29039_1054449313" field:type="vnd.oasis.opendocument.field.UNHANDLED"><field:param field:name="vnd.oasis.opendocument.field.code" field:value=" ADDIN EN.CITE &lt;EndNote&gt;&lt;Cite&gt;&lt;Author&gt;Watz&lt;/Author&gt;&lt;Year&gt;2009&lt;/Year&gt;&lt;RecNum&gt;65&lt;/RecNum&gt;&lt;record&gt;&lt;rec-number&gt;65&lt;/rec-number&gt;&lt;foreign-keys&gt;&lt;key app=&quot;EN&quot; db-id=&quot;r0av2zeprp0xrpe5tet5a9ffr9zx52v2dv5p&quot;&gt;65&lt;/key&gt;&lt;/foreign-keys&gt;&lt;ref-type name=&quot;Journal Article&quot;&gt;17&lt;/ref-type&gt;&lt;contributors&gt;&lt;authors&gt;&lt;author&gt;Watz, H.&lt;/author&gt;&lt;author&gt;Waschki, B.&lt;/author&gt;&lt;author&gt;Meyer, T.&lt;/author&gt;&lt;author&gt;Magnussen, H.&lt;/author&gt;&lt;/authors&gt;&lt;/contributors&gt;&lt;auth-address&gt;Pulmonary Research Institute Hospital Grosshansdorf, Center for Pneumology and Thoracic Surgery, Woehrendamm 80, Grosshansdorf, Germany. h.watz@pulmoresearch.de&lt;/auth-address&gt;&lt;titles&gt;&lt;title&gt;Physical activity in patients with COPD&lt;/title&gt;&lt;secondary-title&gt;Eur Respir J&lt;/secondary-title&gt;&lt;/titles&gt;&lt;periodical&gt;&lt;full-title&gt;Eur Respir J&lt;/full-title&gt;&lt;/periodical&gt;&lt;pages&gt;262-72&lt;/pages&gt;&lt;volume&gt;33&lt;/volume&gt;&lt;number&gt;2&lt;/number&gt;&lt;edition&gt;2008/11/18&lt;/edition&gt;&lt;keywords&gt;&lt;keyword&gt;Aged&lt;/keyword&gt;&lt;keyword&gt;Bronchitis/diagnosis/physiopathology&lt;/keyword&gt;&lt;keyword&gt;Dyspnea/etiology&lt;/keyword&gt;&lt;keyword&gt;Exercise Tolerance/*physiology&lt;/keyword&gt;&lt;keyword&gt;Female&lt;/keyword&gt;&lt;keyword&gt;Humans&lt;/keyword&gt;&lt;keyword&gt;Male&lt;/keyword&gt;&lt;keyword&gt;Middle Aged&lt;/keyword&gt;&lt;keyword&gt;*Motor Activity&lt;/keyword&gt;&lt;keyword&gt;Predictive Value of Tests&lt;/keyword&gt;&lt;keyword&gt;Pulmonary Disease, Chronic Obstructive/*diagnosis/*physiopathology&lt;/keyword&gt;&lt;keyword&gt;Quality of Life&lt;/keyword&gt;&lt;keyword&gt;ROC Curve&lt;/keyword&gt;&lt;keyword&gt;Reproducibility of Results&lt;/keyword&gt;&lt;keyword&gt;Severity of Illness Index&lt;/keyword&gt;&lt;/keywords&gt;&lt;dates&gt;&lt;year&gt;2009&lt;/year&gt;&lt;pub-dates&gt;&lt;date&gt;Feb&lt;/date&gt;&lt;/pub-dates&gt;&lt;/dates&gt;&lt;isbn&gt;1399-3003 (Electronic)&amp;#xD;0903-1936 (Linking)&lt;/isbn&gt;&lt;accession-num&gt;19010994&lt;/accession-num&gt;&lt;urls&gt;&lt;related-urls&gt;&lt;url&gt;http://www.ncbi.nlm.nih.gov/entrez/query.fcgi?cmd=Retrieve&amp;amp;db=PubMed&amp;amp;dopt=Citation&amp;amp;list_uids=19010994&lt;/url&gt;&lt;/related-urls&gt;&lt;/urls&gt;&lt;electronic-resource-num&gt;09031936.00024608 [pii]&amp;#xD;10.1183/09031936.00024608&lt;/electronic-resource-num&gt;&lt;language&gt;eng&lt;/language&gt;&lt;/record&gt;&lt;/Cite&gt;&lt;/EndNote&gt;"/><field:param field:name="vnd.oasis.opendocument.field.id" field:value="81"/></field:fieldmark-start><text:span text:style-name="T1">(8)</text:span><field:fieldmark-end/><text:span text:style-name="T1"> for the cluster analysis only recordings during waking hours (i.e., all sleeping hours were deleted) and weekdays were considered, in order to reduce the variability of the data. The PA measures represent the average of all valid weekdays. Weekend days were used only for the presentation of daily PA hourly patterns, which consist of a graphic representation of the mean (95% confidence intervals) intensity of PA per hour during the course of a day. Previous studies have shown that PA hourly patterns can provide important information.</text:span><field:fieldmark-start text:name="__Fieldmark__29040_1054449313" field:type="vnd.oasis.opendocument.field.UNHANDLED"><field:param field:name="vnd.oasis.opendocument.field.code" field:value=" ADDIN EN.CITE "/><field:param field:name="vnd.oasis.opendocument.field.id" field:value="81"/></field:fieldmark-start><text:span text:style-name="T1">(15, 19)</text:span><field:fieldmark-end/><text:span text:style-name="T1"> The software SenseWear Professional versions 6.1 and 7.0 were used for data analysis, providing minute-by-minute EE and METs. These two measures were stratified according to different criteria (and the combination of them): intensity (e.g., very light, light or moderate-to-vigorous intensity), duration (e.g., bouts of activity), period of the day (e.g., before or after midday), frequency (e.g., number of bouts per day); and presentation (e.g., absolute numbers or percentage of total). These stratifications were performed with Matlab R2012b (Mathworks Inc., USA) and led to distinct 180 variables referred as features (Table E2, online supplement), which were used for clustering the patients.</text:span></text:p>
      <text:p text:style-name="P12"/>
      <text:p text:style-name="P19">Statistical Analysis</text:p>
      <text:p text:style-name="P5"><text:span text:style-name="T1">Continuous variables were expressed as median (interquartile range), as most variables presented non-normal distribution. Categorical variables were expressed as absolute and/or relative frequency. Mann-Whitney U test or Kruskal-Wallis test (post hoc Dunn) was used for comparing continuous variables, whilst the chi-square test was used for categorical </text:span><text:soft-page-break/><text:span text:style-name="T1">variables. Spearman coefficient was used to investigate correlations, when appropriate. </text:span><text:span text:style-name="T16">P</text:span><text:span text:style-name="T1">&lt;0.05 was considered significant and all statistical analyses were performed using SPSS 17.0 (SPSS, Chicago, Illinois, USA) or GraphPad Prism 5 (GraphPad Software, La Jolla, California, USA). Details about sample size calculation can be found in the online supplement.</text:span></text:p>
      <text:p text:style-name="P4"/>
      <text:p text:style-name="P1"><text:span text:style-name="T1">Cluster analysis was adopted for identifying subgroups with distinct PA measures. Firstly, Principal Component Analysis (PCA) was used to perform dimensionality reduction. The high-dimensional feature set (180 dimensions) was projected to a lower dimensional </text:span><text:change text:change-id="ct274449360"/><text:span text:style-name="T1">space </text:span><text:change-start text:change-id="ct353995456"/><text:span text:style-name="T2">of principal components </text:span><text:change-end text:change-id="ct353995456"/><text:change text:change-id="ct66746752"/><text:change-start text:change-id="ct82485888"/><text:span text:style-name="T2">that is practical</text:span><text:change-end text:change-id="ct82485888"/><text:span text:style-name="T1"> for data visualization (3 dimensions)</text:span><text:change-start text:change-id="ct64382032"/><text:span text:style-name="T1">.</text:span><text:change-end text:change-id="ct64382032"/><text:change text:change-id="ct54358256"/><text:change text:change-id="ct104532288"/><text:span text:style-name="T1"> </text:span><text:change text:change-id="ct269633008"/><text:change text:change-id="ct128000368"/><text:change text:change-id="ct66383776"/><text:change text:change-id="ct56725888"/><text:change text:change-id="ct201018672"/><text:change text:change-id="ct280126432"/><text:change text:change-id="ct246421312"/><text:span text:style-name="T1"><text:s/></text:span><text:change text:change-id="ct266101600"/><text:change-start text:change-id="ct207504528"/><text:span text:style-name="T2">PCA derives p</text:span><text:change-end text:change-id="ct207504528"/><text:change-start text:change-id="ct257687984"/><text:span text:style-name="T2">rincipal components </text:span><text:change-end text:change-id="ct257687984"/><text:change-start text:change-id="ct279085376"/><text:span text:style-name="T2">as </text:span><text:change-end text:change-id="ct279085376"/><text:span text:style-name="T1">linearly uncorrelated variables</text:span><text:change-start text:change-id="ct210191504"/><text:span text:style-name="T1">,</text:span><text:change-end text:change-id="ct210191504"/><text:span text:style-name="T1"> </text:span><text:change text:change-id="ct129801712"/><text:change text:change-id="ct324907312"/><text:change text:change-id="ct371462496"/><text:change-start text:change-id="ct205306224"/><text:span text:style-name="T2">that represent the dataset variance</text:span><text:change-end text:change-id="ct205306224"/><text:span text:style-name="T1">. </text:span><text:change text:change-id="ct98368400"/><text:change-start text:change-id="ct344500048"/><text:span text:style-name="T2">Principal </text:span><text:change-end text:change-id="ct344500048"/><text:span text:style-name="T1">components are </text:span><text:change-start text:change-id="ct262698640"/><text:span text:style-name="T2">ordered </text:span><text:change-end text:change-id="ct262698640"/><text:change-start text:change-id="ct114902144"/><text:span text:style-name="T2">according to thei</text:span><text:change-end text:change-id="ct114902144"/><text:change-start text:change-id="ct56727808"/><text:span text:style-name="T2">r variance, </text:span><text:change-end text:change-id="ct56727808"/><text:change text:change-id="ct266101392"/><text:change-start text:change-id="ct384682352"/><text:span text:style-name="T2">starting with</text:span><text:change-end text:change-id="ct384682352"/><text:span text:style-name="T1"> the largest </text:span><text:change text:change-id="ct208342256"/><text:span text:style-name="T1">variance</text:span><text:change-start text:change-id="ct225579568"/><text:span text:style-name="T1">.</text:span><text:change-end text:change-id="ct225579568"/><text:change text:change-id="ct358956880"/><text:span text:style-name="T1"> </text:span><text:change text:change-id="ct111198528"/><text:change-start text:change-id="ct206584032"/><text:span text:style-name="T2">S</text:span><text:change-end text:change-id="ct206584032"/><text:change-start text:change-id="ct310053504"/><text:span text:style-name="T2">ubsequent</text:span><text:change-end text:change-id="ct310053504"/><text:span text:style-name="T1"> component</text:span><text:change text:change-id="ct299058128"/><text:span text:style-name="T1"> has the </text:span><text:change text:change-id="ct514919072"/><text:change-start text:change-id="ct356138496"/><text:span text:style-name="T2">la</text:span><text:change-end text:change-id="ct356138496"/><text:change-start text:change-id="ct326382512"/><text:span text:style-name="T2">rgest</text:span><text:change-end text:change-id="ct326382512"/><text:span text:style-name="T1"> variance </text:span><text:change text:change-id="ct225092640"/><text:span text:style-name="T1"><text:s/>orthogonal to (i.e., uncorrelated with) the preceding components. Secondly, a k-mean clustering algorithm was applied to the </text:span><text:change text:change-id="ct381150736"/><text:change-start text:change-id="ct104738336"/><text:span text:style-name="T2">principal component</text:span><text:change-end text:change-id="ct104738336"/><text:span text:style-name="T1"> space</text:span><text:change-start text:change-id="ct573144656"/><text:span text:style-name="T1"> </text:span><text:span text:style-name="T2">to partition the dataset into clusters with distinct characteristics</text:span><text:change-end text:change-id="ct573144656"/><text:change-start text:change-id="ct230854688"/><text:span text:style-name="T1">,</text:span><text:change-end text:change-id="ct230854688"/><text:span text:style-name="T1"> </text:span><text:change text:change-id="ct264413616"/><text:change-start text:change-id="ct88817120"/><text:span text:style-name="T2">T</text:span><text:change-end text:change-id="ct88817120"/><text:change-start text:change-id="ct117769408"/><text:span text:style-name="T2">he </text:span><text:change-end text:change-id="ct117769408"/><text:span text:style-name="T1">first </text:span><text:change text:change-id="ct207878096"/><text:change-start text:change-id="ct246629248"/><text:span text:style-name="T2">three</text:span><text:change-end text:change-id="ct246629248"/><text:span text:style-name="T1"> </text:span><text:change text:change-id="ct153162672"/><text:change-start text:change-id="ct156248528"/><text:span text:style-name="T2">principal</text:span><text:change-end text:change-id="ct156248528"/><text:span text:style-name="T1"> components</text:span><text:change-start text:change-id="ct162596784"/><text:span text:style-name="T1"> </text:span><text:span text:style-name="T2">were supplied to k-means</text:span><text:change-end text:change-id="ct162596784"/><text:change-start text:change-id="ct268186352"/><text:span text:style-name="T2"> clustering</text:span><text:change-end text:change-id="ct268186352"/><text:change text:change-id="ct153977072"/><text:change text:change-id="ct218860416"/><text:span text:style-name="T1">. The </text:span><text:change-start text:change-id="ct116558384"/><text:span text:style-name="T2">k-means </text:span><text:change-end text:change-id="ct116558384"/><text:span text:style-name="T1">algorithm </text:span><text:change text:change-id="ct96276032"/><text:change-start text:change-id="ct153562816"/><text:span text:style-name="T2">forms </text:span><text:change-end text:change-id="ct153562816"/><text:span text:style-name="T1">clusters </text:span><text:change-start text:change-id="ct97205040"/><text:span text:style-name="T2">with convex shape</text:span><text:change-end text:change-id="ct97205040"/><text:change text:change-id="ct290125248"/><text:span text:style-name="T1"> </text:span><text:change text:change-id="ct114772368"/><text:change-start text:change-id="ct114843120"/><text:span text:style-name="T2">and the </text:span><text:change-end text:change-id="ct114843120"/><text:span text:style-name="T1">results are </text:span><text:change text:change-id="ct283009408"/><text:span text:style-name="T1">stable under small perturbations of the input dataset. The normalized mean over pairwise clustering distances was used as </text:span><text:change text:change-id="ct578674544"/><text:change-start text:change-id="ct570383152"/><text:span text:style-name="T2">convergence[?]</text:span><text:change-end text:change-id="ct570383152"/><text:span text:style-name="T1"> measure. The features were first standardized using z-scores. Feature extraction, PCA and clustering analyses were performed using Matlab R2012b (Mathworks Inc., USA).</text:span></text:p>
      <text:p text:style-name="P7"/>
      <text:p text:style-name="P7"/>
      <text:p text:style-name="P8">RESULTS</text:p>
      <text:p text:style-name="P8"/>
      <text:p text:style-name="P9"><text:span text:style-name="T6">General characteristics</text:span></text:p>
      <text:p text:style-name="P2"><text:span text:style-name="T1">In total, 1001 patients with COPD were analyzed (Table 1). The majority of the patients included in the analysis were men, with moderate-to-severe degree of airflow limitation, belonged to GOLD D (i.e., high risk and more symptoms), and only a small proportion used LTOT and/or walking aids.</text:span></text:p>
      <text:p text:style-name="P12"/>
      <text:p text:style-name="P2"><text:span text:style-name="T6">Daily physical activity measures and hourly patterns</text:span></text:p>
      <text:p text:style-name="P2"><text:span text:style-name="T1">The median number of valid days was 6 (6 – 6) days, resulting in a total of 6074 valid PA days, of which 4049 (67%) were weekdays. Table 2 presents the daily PA measures during weekdays. The smallest amounts of time and EE were spent in moderate-to-vigorous intensity. Considering this intensity, patients spent a median of 6 (0 – 22) min·day</text:span><text:span text:style-name="T23">-1</text:span><text:span text:style-name="T1"> in bouts of ≥10 minutes and 38 (17 – 79) min·day</text:span><text:span text:style-name="T23">-1</text:span><text:span text:style-name="T1"> in bouts of ≥2 minutes. Figure 1 presents the daily PA hourly patterns of the patients. A similar pattern can be observed between weekdays and weekend days, and in both analyses the peak of intensity occurred before midday.</text:span></text:p>
      <text:p text:style-name="P14"/>
      <text:p text:style-name="P2"><text:soft-page-break/><text:span text:style-name="T17">Stratification for clinical characteristics</text:span></text:p>
      <text:p text:style-name="P2"><text:span text:style-name="T1">Patients of older age, female gender, LTOT users, walking aid users, lower DLCO, higher mMRC dyspnea grade, higher BMI, higher ADO index, higher GOLD grade and patients from GOLD group D spent the lowest amounts of time and EE in moderate-to-vigorous intensity (Tables E3-E12, online supplement). Figure 2 presents the daily PA hourly patterns after stratification for the abovementioned clinical characteristics, showing a noticeable influence of age, BMI, mMRC dyspnea grade, and ADO index scores. The influence of GOLD grades and GOLD groups on these patterns was small. A weak but significant positive association existed between FEV</text:span><text:span text:style-name="T25">1</text:span><text:span text:style-name="T1"> (% predicted) and the time in activities of moderate-to-vigorous intensity (</text:span><text:span text:style-name="T16">r</text:span><text:span text:style-name="T25">s</text:span><text:span text:style-name="T1">=0.20, </text:span><text:span text:style-name="T16">P</text:span><text:span text:style-name="T1">&lt;0.0001; Figure 3).</text:span></text:p>
      <text:p text:style-name="P21"/>
      <text:p text:style-name="P21">COPD versus healthy subjects</text:p>
      <text:p text:style-name="P2"><text:span text:style-name="T1">Table 3 presents the general characteristics and daily PA measures in moderate-to-vigorous intensity of 66 healthy subjects and a subgroup of 66 patients with COPD, pairwise-matched for gender, age and BMI. As expected, subjects with COPD had worse lung function, higher mMRC dyspnea grade and worse PA measures compared to healthy subjects. The comparison of daily PA measures in very light and light intensities can be found in Table E13 (online supplement). Interestingly, patients with COPD spent more time in very light intensity than healthy subjects, but there was no difference for the time in light intensity. Figure 4 presents the </text:span><text:change text:change-id="ct268109344"/><text:change-start text:change-id="ct98990320"/><text:span text:style-name="T1"><office:annotation><dc:creator>Oliver Amft</dc:creator><dc:date>2014-07-04T11:28:17.453311838</dc:date><text:list text:style-name=""><text:list-item><text:p text:style-name="P39"><text:span text:style-name="T32">This sounds really strange. By looking at the graph, I think it is clear that the time of the day is meant, hence simplify writing.</text:span></text:p></text:list-item></text:list></office:annotation></text:span><text:change-end text:change-id="ct98990320"/><text:span text:style-name="T1"> </text:span><text:change text:change-id="ct317941616"/><text:span text:style-name="T1"><text:s/>hourly </text:span><text:change-start text:change-id="ct115880336"/><text:span text:style-name="T9">PA </text:span><text:change-end text:change-id="ct115880336"/><text:span text:style-name="T1">patterns of both groups. In general, healthy subjects performed thei</text:span><text:soft-page-break/><text:span text:style-name="T1">r activities at higher intensities compared to patients with COPD, and this difference was more pronounced during weekdays.</text:span></text:p>
      <text:p text:style-name="P20"/>
      <text:p text:style-name="P9"><text:span text:style-name="T6">Cluster analysis of daily physical activity measures </text:span></text:p>
      <text:p text:style-name="P2"><text:span text:style-name="T1">Five clusters were identified based on </text:span><text:change text:change-id="ct566602496"/><text:change-start text:change-id="ct42741280"/><text:span text:style-name="T3">three</text:span><text:change-end text:change-id="ct42741280"/><text:span text:style-name="T1"> </text:span><text:change-start text:change-id="ct339279808"/><text:span text:style-name="T3">principal </text:span><text:change-end text:change-id="ct339279808"/><text:span text:style-name="T1">components from the PCA (Figure 5; see online supplement for a 3D video of Figure 5), which accounted for 60% of the total variance</text:span><text:change-start text:change-id="ct59645440"/><text:span text:style-name="T1"> </text:span><text:span text:style-name="T3">in the dataset</text:span><text:change-end text:change-id="ct59645440"/><text:span text:style-name="T1"> (first component, 34%; second component, 17%; third component, 9%). The most relevant features </text:span><text:change-start text:change-id="ct327169216"/><text:span text:style-name="T3">included </text:span><text:change-end text:change-id="ct327169216"/><text:change text:change-id="ct293234240"/><text:change-start text:change-id="ct580129456"/><text:span text:style-name="T3">in</text:span><text:change-end text:change-id="ct580129456"/><text:span text:style-name="T1"> the 1</text:span><text:span text:style-name="T23">st</text:span><text:span text:style-name="T1"> </text:span><text:change-start text:change-id="ct87202304"/><text:span text:style-name="T3">principal </text:span><text:change-end text:change-id="ct87202304"/><text:span text:style-name="T1">component were the daily time in ≥2-min bouts of very light intensity, expressed as percentage of total assessment time; the daily time in ≥10-min bouts of very light intensity, in min·day</text:span><text:span text:style-name="T23">-1</text:span><text:span text:style-name="T1">; and the daily time in ≥10-min bouts of very light intensity, expressed as percentage of total assessment time. The most relevant </text:span><text:change-start text:change-id="ct186318368"/><text:span text:style-name="T3">features </text:span><text:change-end text:change-id="ct186318368"/><text:change text:change-id="ct47090272"/><text:change-start text:change-id="ct249226512"/><text:span text:style-name="T3">in</text:span><text:change-end text:change-id="ct249226512"/><text:span text:style-name="T1"> the 2</text:span><text:span text:style-name="T23">nd</text:span><text:span text:style-name="T1"> </text:span><text:change-start text:change-id="ct238495584"/><text:span text:style-name="T3">principal </text:span><text:change-end text:change-id="ct238495584"/><text:span text:style-name="T1">component were the daily EE in moderate-to-vigorous intensity, the daily EE in ≥2-min of moderate-to-vigorous intensity, and the daily EE in ≥10-min bouts of moderate-to-vigorous intensity, all expressed as percentage of total EE. The most relevant </text:span><text:change-start text:change-id="ct318512912"/><text:span text:style-name="T3">features </text:span><text:change-end text:change-id="ct318512912"/><text:span text:style-name="T1">of the 3</text:span><text:span text:style-name="T23">rd</text:span><text:span text:style-name="T1"> </text:span><text:change-start text:change-id="ct286174416"/><text:span text:style-name="T3">principal </text:span><text:change-end text:change-id="ct286174416"/><text:span text:style-name="T1">component were the daily EE in very light intensity after midday, the daily EE in very light intensity, and the daily EE in ≥2-min bouts of very light intensity after midday, all in METs-min∙day</text:span><text:span text:style-name="T23">-1</text:span><text:span text:style-name="T1">.</text:span></text:p>
      <text:p text:style-name="P14"/>
      <text:p text:style-name="P2"><text:span text:style-name="T1">Table 4 presents the general characteristics and PA measures of the 5 clusters identified: cluster 1 (n=216; very long very light intensity/very short moderate-to-vigorous intensity), cluster 2 (n=415; very long very light intensity/ short moderate-to-vigorous intensity), cluster 3 (n=184; </text:span><text:soft-page-break/><text:span text:style-name="T1">long very light intensity/short moderate-to-vigorous intensity), cluster 4 (n=165; long very light intensity/long moderate-to-vigorous intensity), and cluster 5 (n=21; intermediate very light intensity/very long moderate-to-vigorous intensity). Cluster 1 was characterized by higher BMI, more dyspnea, higher ADO index, more time and EE in very light intensity, and less time and EE in light and moderate-to-vigorous intensities compared to other clusters. This cluster also had worse lung function compared to clusters 3 and 4, and apparently a higher proportion of GOLD D patients. Cluster 2 had the largest sample size with the most similar general characteristics and PA measures to the total sample. Cluster 2 also had more dyspnea and a higher ADO index than clusters 3 and 5. Similarly to cluster 1, this cluster spent more time and EE in very light intensity, and less time and EE in moderate-to-vigorous intensity than other clusters. Cluster 3 exhibited a higher FEV</text:span><text:span text:style-name="T25">1</text:span><text:span text:style-name="T1"> than cluster 2 and a higher FEV</text:span><text:span text:style-name="T25">1</text:span><text:span text:style-name="T1">/FVC ratio than clusters 1 and 2, whilst cluster 4 was younger than clusters 1 and 2 and had a lower BMI compared to cluster 2. Moreover, cluster 3 spent more time and EE in light intensity and less time and EE in moderate-to-vigorous intensity than clusters 4 and 5, whilst cluster 4 spent more time in light intensity compared to cluster 5. Cluster 5 had the smallest sample size (n=21) and was characterized by less time in very light intensity and more time in moderate-to-vigorous intensity compared to other clusters. Clusters 4 and 5 were the only clusters to meet the recommendation of ≥30 min·day</text:span><text:span text:style-name="T23">-1</text:span><text:span text:style-name="T1"> (in ≥10-min bouts) in activities of moderate-to-vigorous intensity.</text:span><field:fieldmark-start text:name="__Fieldmark__29041_1054449313" field:type="vnd.oasis.opendocument.field.UNHANDLED"><field:param field:name="vnd.oasis.opendocument.field.code" field:value=" ADDIN EN.CITE "/><field:param field:name="vnd.oasis.opendocument.field.id" field:value="81"/></field:fieldmark-start><text:span text:style-name="T1">(30)</text:span><field:fieldmark-end/><text:span text:style-name="T1"> Figure 6 presents the </text:span><text:change text:change-id="ct300283040"/><text:span text:style-name="T1"><text:s/>hourly </text:span><text:change-start text:change-id="ct116287904"/><text:span text:style-name="T11">PA </text:span><text:change-end text:change-id="ct116287904"/><text:span text:style-name="T1">patterns of the clusters. In all clusters the peak of intensity during the day occurred before midd</text:span><text:soft-page-break/><text:span text:style-name="T1">ay, and in general, weekdays and weekend days presented a similar pattern, especially in more inactive clusters.</text:span></text:p>
      <text:p text:style-name="P8"/>
      <text:p text:style-name="P8"/>
      <text:p text:style-name="P8">DISCUSSION</text:p>
      <text:p text:style-name="P8"/>
      <text:p text:style-name="P2"><text:span text:style-name="T1">The present study provides detailed analyses of objectified PA in a multinational sample of 1001 patients with COPD. The principle findings were that daily PA measures and hourly patterns are heterogeneous amongst patients with COPD after stratification for clinical characteristics, such as age, BMI, and mMRC dyspnea grade. Secondly, patients with COPD in addition to demonstrating lower PA measures, also exhibit </text:span><text:change text:change-id="ct341497872"/><text:span text:style-name="T1">hourly </text:span><text:change-start text:change-id="ct285665392"/><text:span text:style-name="T11">PA</text:span><text:span text:style-name="T11"><office:annotation><dc:creator>Oliver Amft</dc:creator><dc:date>2014-07-04T11:36:17.650195461</dc:date><text:list text:continue-numbering="true" text:style-name=""><text:list-item><text:p text:style-name="P39"><text:span text:style-name="T32">My preference is to write this way, however if 'PA hourly pattern' is a standard/established term in the field, you should use it of course.</text:span></text:p></text:list-item></text:list></office:annotation></text:span><text:span text:style-name="T11"> </text:span><text:change-end text:change-id="ct285665392"/><text:span text:style-name="T1">patterns at lower intensities in comparison with healthy subjects. Patients with COPD can be clustered based on daily PA measures, with 5 clusters being identified, each with distinct PA measures and hourly patterns. Of note, a subgroup of patients with importantly compromised</text:span><text:change-start text:change-id="ct245569296"/><text:span text:style-name="T1"><office:annotation><dc:creator>Oliver Amft</dc:creator><dc:date>2014-07-04T11:31:13.828176562</dc:date><text:list text:continue-numbering="true" text:style-name=""><text:list-item><text:p text:style-name="P39"><text:span text:style-name="T32">Its not clear what you mean here with 'importantly compromised'.</text:span></text:p></text:list-item></text:list></office:annotation></text:span><text:change-end text:change-id="ct245569296"/><text:span text:style-name="T1"> PA measures was observed (i.e., cluster 1).</text:span></text:p>
      <text:p text:style-name="P14"/>
      <text:p text:style-name="P2"><text:span text:style-name="T6">Clinical characteristics, and daily physical activity measures and hourly patterns</text:span></text:p>
      <text:p text:style-name="P2"><text:span text:style-name="T1">Our results clearly show that PA is a very heterogeneous outcome, corroborating previous findings.</text:span><field:fieldmark-start text:name="__Fieldmark__29042_1054449313" field:type="vnd.oasis.opendocument.field.UNHANDLED"><field:param field:name="vnd.oasis.opendocument.field.code" field:value=" ADDIN EN.CITE "/><field:param field:name="vnd.oasis.opendocument.field.id" field:value="81"/></field:fieldmark-start><text:span text:style-name="T1">(1, 32, 33)</text:span><field:fieldmark-end/><text:span text:style-name="T1"> Distinct daily PA measures were found after stratification for age (&lt; or ≥ 67 years), gender (male or female), BMI (underweight to obese), mMRC dyspnea grade (0 to 4), LTOT (yes or no), use of walking aids (yes or no), DLCO (&lt; or ≥ 51% predicted), ADO index (&lt; or ≥ 4 points), GOLD grades (1 to 4) and GOLD groups (A to </text:span><text:soft-page-break/><text:span text:style-name="T1">D) (Tables E3-E10). Most of these clinical characteristics have been recently explored as determinants and/or outcomes of PA in a systematic review by Gimeno-Santos et al.</text:span><field:fieldmark-start text:name="__Fieldmark__29043_1054449313" field:type="vnd.oasis.opendocument.field.UNHANDLED"><field:param field:name="vnd.oasis.opendocument.field.code" field:value=" ADDIN EN.CITE &lt;EndNote&gt;&lt;Cite&gt;&lt;Author&gt;Gimeno-Santos&lt;/Author&gt;&lt;RecNum&gt;321&lt;/RecNum&gt;&lt;record&gt;&lt;rec-number&gt;321&lt;/rec-number&gt;&lt;foreign-keys&gt;&lt;key app=&quot;EN&quot; db-id=&quot;r0av2zeprp0xrpe5tet5a9ffr9zx52v2dv5p&quot;&gt;321&lt;/key&gt;&lt;/foreign-keys&gt;&lt;ref-type name=&quot;Journal Article&quot;&gt;17&lt;/ref-type&gt;&lt;contributors&gt;&lt;authors&gt;&lt;author&gt;Gimeno-Santos, E.&lt;/author&gt;&lt;author&gt;Frei, A.&lt;/author&gt;&lt;author&gt;Steurer-Stey, C.&lt;/author&gt;&lt;author&gt;de Batlle, J.&lt;/author&gt;&lt;author&gt;Rabinovich, R. A.&lt;/author&gt;&lt;author&gt;Raste, Y.&lt;/author&gt;&lt;author&gt;Hopkinson, N. S.&lt;/author&gt;&lt;author&gt;Polkey, M. I.&lt;/author&gt;&lt;author&gt;van Remoortel, H.&lt;/author&gt;&lt;author&gt;Troosters, T.&lt;/author&gt;&lt;author&gt;Kulich, K.&lt;/author&gt;&lt;author&gt;Karlsson, N.&lt;/author&gt;&lt;author&gt;Puhan, M. A.&lt;/author&gt;&lt;author&gt;Garcia-Aymerich, J.&lt;/author&gt;&lt;/authors&gt;&lt;/contributors&gt;&lt;auth-address&gt;Center for Research in Environmental Epidemiology (CREAL), , Barcelona, Spain.&lt;/auth-address&gt;&lt;titles&gt;&lt;title&gt;Determinants and outcomes of physical activity in patients with COPD: a systematic review&lt;/title&gt;&lt;secondary-title&gt;Thorax&lt;/secondary-title&gt;&lt;/titles&gt;&lt;periodical&gt;&lt;full-title&gt;Thorax&lt;/full-title&gt;&lt;/periodical&gt;&lt;edition&gt;2014/02/22&lt;/edition&gt;&lt;dates&gt;&lt;pub-dates&gt;&lt;date&gt;Feb 20&lt;/date&gt;&lt;/pub-dates&gt;&lt;/dates&gt;&lt;isbn&gt;1468-3296 (Electronic)&amp;#xD;0040-6376 (Linking)&lt;/isbn&gt;&lt;accession-num&gt;24558112&lt;/accession-num&gt;&lt;urls&gt;&lt;related-urls&gt;&lt;url&gt;http://www.ncbi.nlm.nih.gov/entrez/query.fcgi?cmd=Retrieve&amp;amp;db=PubMed&amp;amp;dopt=Citation&amp;amp;list_uids=24558112&lt;/url&gt;&lt;/related-urls&gt;&lt;/urls&gt;&lt;electronic-resource-num&gt;thoraxjnl-2013-204763 [pii]&amp;#xD;10.1136/thoraxjnl-2013-204763&lt;/electronic-resource-num&gt;&lt;language&gt;Eng&lt;/language&gt;&lt;/record&gt;&lt;/Cite&gt;&lt;/EndNote&gt;"/><field:param field:name="vnd.oasis.opendocument.field.id" field:value="81"/></field:fieldmark-start><text:span text:style-name="T1">(34)</text:span><field:fieldmark-end/><text:span text:style-name="T1">. The results found by these authors broadly corroborate our findings. One of the few characteristics not investigated in their study was the degree of disease severity as assessed by the GOLD 2011 classification.</text:span><field:fieldmark-start text:name="__Fieldmark__29044_1054449313" field:type="vnd.oasis.opendocument.field.UNHANDLED"><field:param field:name="vnd.oasis.opendocument.field.code" field:value=" ADDIN EN.CITE &lt;EndNote&gt;&lt;Cite&gt;&lt;Author&gt;Gimeno-Santos&lt;/Author&gt;&lt;RecNum&gt;321&lt;/RecNum&gt;&lt;record&gt;&lt;rec-number&gt;321&lt;/rec-number&gt;&lt;foreign-keys&gt;&lt;key app=&quot;EN&quot; db-id=&quot;r0av2zeprp0xrpe5tet5a9ffr9zx52v2dv5p&quot;&gt;321&lt;/key&gt;&lt;/foreign-keys&gt;&lt;ref-type name=&quot;Journal Article&quot;&gt;17&lt;/ref-type&gt;&lt;contributors&gt;&lt;authors&gt;&lt;author&gt;Gimeno-Santos, E.&lt;/author&gt;&lt;author&gt;Frei, A.&lt;/author&gt;&lt;author&gt;Steurer-Stey, C.&lt;/author&gt;&lt;author&gt;de Batlle, J.&lt;/author&gt;&lt;author&gt;Rabinovich, R. A.&lt;/author&gt;&lt;author&gt;Raste, Y.&lt;/author&gt;&lt;author&gt;Hopkinson, N. S.&lt;/author&gt;&lt;author&gt;Polkey, M. I.&lt;/author&gt;&lt;author&gt;van Remoortel, H.&lt;/author&gt;&lt;author&gt;Troosters, T.&lt;/author&gt;&lt;author&gt;Kulich, K.&lt;/author&gt;&lt;author&gt;Karlsson, N.&lt;/author&gt;&lt;author&gt;Puhan, M. A.&lt;/author&gt;&lt;author&gt;Garcia-Aymerich, J.&lt;/author&gt;&lt;/authors&gt;&lt;/contributors&gt;&lt;auth-address&gt;Center for Research in Environmental Epidemiology (CREAL), , Barcelona, Spain.&lt;/auth-address&gt;&lt;titles&gt;&lt;title&gt;Determinants and outcomes of physical activity in patients with COPD: a systematic review&lt;/title&gt;&lt;secondary-title&gt;Thorax&lt;/secondary-title&gt;&lt;/titles&gt;&lt;periodical&gt;&lt;full-title&gt;Thorax&lt;/full-title&gt;&lt;/periodical&gt;&lt;edition&gt;2014/02/22&lt;/edition&gt;&lt;dates&gt;&lt;pub-dates&gt;&lt;date&gt;Feb 20&lt;/date&gt;&lt;/pub-dates&gt;&lt;/dates&gt;&lt;isbn&gt;1468-3296 (Electronic)&amp;#xD;0040-6376 (Linking)&lt;/isbn&gt;&lt;accession-num&gt;24558112&lt;/accession-num&gt;&lt;urls&gt;&lt;related-urls&gt;&lt;url&gt;http://www.ncbi.nlm.nih.gov/entrez/query.fcgi?cmd=Retrieve&amp;amp;db=PubMed&amp;amp;dopt=Citation&amp;amp;list_uids=24558112&lt;/url&gt;&lt;/related-urls&gt;&lt;/urls&gt;&lt;electronic-resource-num&gt;thoraxjnl-2013-204763 [pii]&amp;#xD;10.1136/thoraxjnl-2013-204763&lt;/electronic-resource-num&gt;&lt;language&gt;Eng&lt;/language&gt;&lt;/record&gt;&lt;/Cite&gt;&lt;/EndNote&gt;"/><field:param field:name="vnd.oasis.opendocument.field.id" field:value="81"/></field:fieldmark-start><text:span text:style-name="T1">(34)</text:span><field:fieldmark-end/><text:span text:style-name="T1"> Interestingly, comparable time in very light and moderate-to-vigorous intensities was found between groups A and C, and B and D (Table E8), suggesting that symptoms are better associated with PA measures than the degree of airflow limitation. Nonetheless, the influence of the GOLD 2011 classification on PA hourly patterns is less evident. Only age, BMI, mMRC dyspnea grade, and ADO index scores seemed to materially affect PA hourly patterns (Figure 2). The stratification for GOLD grades (1 to 4) seems not to be associated with PA</text:span><text:change-start text:change-id="ct283899376"/><text:span text:style-name="T1"><office:annotation><dc:creator>Oliver Amft</dc:creator><dc:date>2014-07-04T11:37:56.921473029</dc:date><text:list text:continue-numbering="true" text:style-name=""><text:list-item><text:p text:style-name="P39"><text:span text:style-name="T32">See my earlier comment about the term. (I am not annotating all instances.)</text:span></text:p></text:list-item></text:list></office:annotation></text:span><text:change-end text:change-id="ct283899376"/><text:span text:style-name="T1"> hourly patterns, and this is supported by a weak association found in our study between measures of lung function and PA (Figure 3). These findings and those of previous research suggest that lung function only modestly determine PA in patients with COPD.</text:span><field:fieldmark-start text:name="__Fieldmark__29045_1054449313" field:type="vnd.oasis.opendocument.field.UNHANDLED"><field:param field:name="vnd.oasis.opendocument.field.code" field:value=" ADDIN EN.CITE "/><field:param field:name="vnd.oasis.opendocument.field.id" field:value="81"/></field:fieldmark-start><text:span text:style-name="T1">(1, 8, 9)</text:span><field:fieldmark-end/></text:p>
      <text:p text:style-name="P14"/>
      <text:p text:style-name="P2"><text:span text:style-name="T6">Healthy subjects versus patients with COPD</text:span></text:p>
      <text:p text:style-name="P2"><text:span text:style-name="T1">Patients with COPD are physically less active compared to healthy subjects.</text:span><field:fieldmark-start text:name="__Fieldmark__29046_1054449313" field:type="vnd.oasis.opendocument.field.UNHANDLED"><field:param field:name="vnd.oasis.opendocument.field.code" field:value=" ADDIN EN.CITE "/><field:param field:name="vnd.oasis.opendocument.field.id" field:value="81"/></field:fieldmark-start><text:span text:style-name="T1">(1, 3, 31)</text:span><field:fieldmark-end/><text:span text:style-name="T1"> The present study is the first to confirm this finding after a pairwise matching for gender, age and BMI. To our knowledge, this study is also one of the first to show that patients with COPD not only spend less time in moderate-to-vigorous intensity, but also more time in very light intensity, which could be considered a surrogate of sedentary </text:span><text:soft-page-break/><text:span text:style-name="T1">time (i.e., activities between 1.0-1.5 METs).</text:span><field:fieldmark-start text:name="__Fieldmark__29047_1054449313" field:type="vnd.oasis.opendocument.field.UNHANDLED"><field:param field:name="vnd.oasis.opendocument.field.code" field:value=" ADDIN EN.CITE &lt;EndNote&gt;&lt;Cite&gt;&lt;Author&gt;Pate&lt;/Author&gt;&lt;Year&gt;2008&lt;/Year&gt;&lt;RecNum&gt;310&lt;/RecNum&gt;&lt;record&gt;&lt;rec-number&gt;310&lt;/rec-number&gt;&lt;foreign-keys&gt;&lt;key app=&quot;EN&quot; db-id=&quot;r0av2zeprp0xrpe5tet5a9ffr9zx52v2dv5p&quot;&gt;310&lt;/key&gt;&lt;/foreign-keys&gt;&lt;ref-type name=&quot;Journal Article&quot;&gt;17&lt;/ref-type&gt;&lt;contributors&gt;&lt;authors&gt;&lt;author&gt;Pate, R. R.&lt;/author&gt;&lt;author&gt;O&amp;apos;Neill, J. R.&lt;/author&gt;&lt;author&gt;Lobelo, F.&lt;/author&gt;&lt;/authors&gt;&lt;/contributors&gt;&lt;auth-address&gt;Department of Exercise Science, Arnold School of Public Health, University of South Carolina, Columbia, SC 29208, USA. rpate@maibox.sc.edu&lt;/auth-address&gt;&lt;titles&gt;&lt;title&gt;The evolving definition of &amp;quot;sedentary&amp;quot;&lt;/title&gt;&lt;secondary-title&gt;Exerc Sport Sci Rev&lt;/secondary-title&gt;&lt;/titles&gt;&lt;periodical&gt;&lt;full-title&gt;Exerc Sport Sci Rev&lt;/full-title&gt;&lt;/periodical&gt;&lt;pages&gt;173-8&lt;/pages&gt;&lt;volume&gt;36&lt;/volume&gt;&lt;number&gt;4&lt;/number&gt;&lt;edition&gt;2008/09/26&lt;/edition&gt;&lt;keywords&gt;&lt;keyword&gt;Adult&lt;/keyword&gt;&lt;keyword&gt;Female&lt;/keyword&gt;&lt;keyword&gt;*Health Behavior&lt;/keyword&gt;&lt;keyword&gt;Health Status&lt;/keyword&gt;&lt;keyword&gt;Humans&lt;/keyword&gt;&lt;keyword&gt;Leisure Activities&lt;/keyword&gt;&lt;keyword&gt;*Life Style&lt;/keyword&gt;&lt;keyword&gt;Male&lt;/keyword&gt;&lt;keyword&gt;*Motor Activity&lt;/keyword&gt;&lt;keyword&gt;*Terminology as Topic&lt;/keyword&gt;&lt;/keywords&gt;&lt;dates&gt;&lt;year&gt;2008&lt;/year&gt;&lt;pub-dates&gt;&lt;date&gt;Oct&lt;/date&gt;&lt;/pub-dates&gt;&lt;/dates&gt;&lt;isbn&gt;1538-3008 (Electronic)&amp;#xD;0091-6331 (Linking)&lt;/isbn&gt;&lt;accession-num&gt;18815485&lt;/accession-num&gt;&lt;urls&gt;&lt;related-urls&gt;&lt;url&gt;http://www.ncbi.nlm.nih.gov/entrez/query.fcgi?cmd=Retrieve&amp;amp;db=PubMed&amp;amp;dopt=Citation&amp;amp;list_uids=18815485&lt;/url&gt;&lt;/related-urls&gt;&lt;/urls&gt;&lt;electronic-resource-num&gt;10.1097/JES.0b013e3181877d1a&amp;#xD;00003677-200810000-00002 [pii]&lt;/electronic-resource-num&gt;&lt;language&gt;eng&lt;/language&gt;&lt;/record&gt;&lt;/Cite&gt;&lt;/EndNote&gt;"/><field:param field:name="vnd.oasis.opendocument.field.id" field:value="81"/></field:fieldmark-start><text:span text:style-name="T1">(35)</text:span><field:fieldmark-end/><text:span text:style-name="T1"> Most previous studies in patients with COPD have only used measures related to activities of high intensity (e.g. time in moderate-to-vigorous intensity) to evidence the physical inactivity of these patients,</text:span><field:fieldmark-start text:name="__Fieldmark__29048_1054449313" field:type="vnd.oasis.opendocument.field.UNHANDLED"><field:param field:name="vnd.oasis.opendocument.field.code" field:value=" ADDIN EN.CITE "/><field:param field:name="vnd.oasis.opendocument.field.id" field:value="81"/></field:fieldmark-start><text:span text:style-name="T1">(8, 12, 36)</text:span><field:fieldmark-end/><text:span text:style-name="T1">, ignoring PA at very light and light intensities. Reducing the time in very light intensity without necessarily increasing the time in moderate-to-vigorous intensity can be an important strategy for achieving health benefits in patients with COPD.</text:span><field:fieldmark-start text:name="__Fieldmark__29049_1054449313" field:type="vnd.oasis.opendocument.field.UNHANDLED"><field:param field:name="vnd.oasis.opendocument.field.code" field:value=" ADDIN EN.CITE &lt;EndNote&gt;&lt;Cite&gt;&lt;Author&gt;Garcia-Aymerich&lt;/Author&gt;&lt;Year&gt;2006&lt;/Year&gt;&lt;RecNum&gt;78&lt;/RecNum&gt;&lt;record&gt;&lt;rec-number&gt;78&lt;/rec-number&gt;&lt;foreign-keys&gt;&lt;key app=&quot;EN&quot; db-id=&quot;r0av2zeprp0xrpe5tet5a9ffr9zx52v2dv5p&quot;&gt;78&lt;/key&gt;&lt;/foreign-keys&gt;&lt;ref-type name=&quot;Journal Article&quot;&gt;17&lt;/ref-type&gt;&lt;contributors&gt;&lt;authors&gt;&lt;author&gt;Garcia-Aymerich, J.&lt;/author&gt;&lt;author&gt;Lange, P.&lt;/author&gt;&lt;author&gt;Benet, M.&lt;/author&gt;&lt;author&gt;Schnohr, P.&lt;/author&gt;&lt;author&gt;Anto, J. M.&lt;/author&gt;&lt;/authors&gt;&lt;/contributors&gt;&lt;auth-address&gt;Respiratory and Environmental Health Research Unit, Institut Municipal d&amp;apos;Investigacio Medica (IMIM), Barcelona, Spain. jgarcia@imim.es&lt;/auth-address&gt;&lt;titles&gt;&lt;title&gt;Regular physical activity reduces hospital admission and mortality in chronic obstructive pulmonary disease: a population based cohort study&lt;/title&gt;&lt;secondary-title&gt;Thorax&lt;/secondary-title&gt;&lt;/titles&gt;&lt;periodical&gt;&lt;full-title&gt;Thorax&lt;/full-title&gt;&lt;/periodical&gt;&lt;pages&gt;772-8&lt;/pages&gt;&lt;volume&gt;61&lt;/volume&gt;&lt;number&gt;9&lt;/number&gt;&lt;edition&gt;2006/06/02&lt;/edition&gt;&lt;keywords&gt;&lt;keyword&gt;Adult&lt;/keyword&gt;&lt;keyword&gt;Cohort Studies&lt;/keyword&gt;&lt;keyword&gt;Exercise Therapy/*methods&lt;/keyword&gt;&lt;keyword&gt;Female&lt;/keyword&gt;&lt;keyword&gt;Hospitalization/*statistics &amp;amp; numerical data&lt;/keyword&gt;&lt;keyword&gt;Humans&lt;/keyword&gt;&lt;keyword&gt;Male&lt;/keyword&gt;&lt;keyword&gt;Middle Aged&lt;/keyword&gt;&lt;keyword&gt;Pulmonary Disease, Chronic Obstructive/*mortality/*therapy&lt;/keyword&gt;&lt;keyword&gt;Survival Analysis&lt;/keyword&gt;&lt;/keywords&gt;&lt;dates&gt;&lt;year&gt;2006&lt;/year&gt;&lt;pub-dates&gt;&lt;date&gt;Sep&lt;/date&gt;&lt;/pub-dates&gt;&lt;/dates&gt;&lt;isbn&gt;0040-6376 (Print)&amp;#xD;0040-6376 (Linking)&lt;/isbn&gt;&lt;accession-num&gt;16738033&lt;/accession-num&gt;&lt;urls&gt;&lt;related-urls&gt;&lt;url&gt;http://www.ncbi.nlm.nih.gov/entrez/query.fcgi?cmd=Retrieve&amp;amp;db=PubMed&amp;amp;dopt=Citation&amp;amp;list_uids=16738033&lt;/url&gt;&lt;/related-urls&gt;&lt;/urls&gt;&lt;electronic-resource-num&gt;thx.2006.060145 [pii]&amp;#xD;10.1136/thx.2006.060145&lt;/electronic-resource-num&gt;&lt;language&gt;eng&lt;/language&gt;&lt;/record&gt;&lt;/Cite&gt;&lt;/EndNote&gt;"/><field:param field:name="vnd.oasis.opendocument.field.id" field:value="81"/></field:fieldmark-start><text:span text:style-name="T1">(4)</text:span><field:fieldmark-end/><text:span text:style-name="T1"> Distinct PA hourly patterns were found in patients with COPD in comparison to healthy subjects, and this has not been shown previously. Patients with COPD develop their activities at a lower intensity compared to healthy subjects, and this difference is more evident during weekdays. We believe that patients with COPD tend to be more inactive during both week and weekend, whilst healthy subjects tend to be less active especially during weekends.</text:span></text:p>
      <text:p text:style-name="P14"/>
      <text:p text:style-name="P2"><text:span text:style-name="T6">Clusters of patients with COPD based on daily physical activity measures</text:span></text:p>
      <text:p text:style-name="P2"><text:span text:style-name="T1">The present study is the first to cluster patients with COPD based on daily PA measures. Indeed, five clusters were identified, each with distinct PA measures and hourly patterns. One very active and one very inactive cluster were identified, but clusters in intermediate categories were also observed. Cluster 1 spent less time in moderate-to-vigorous intensity and more time in very light intensity compared to other clusters (Table 4), with a very similar PA hourly pattern between weekdays and weekend days.</text:span></text:p>
      <text:p text:style-name="P14"/>
      <text:p text:style-name="P2"><text:soft-page-break/><text:span text:style-name="T1">Only a few studies have used objectively measured PA measures solely for clustering subjects, principally in children and middle-aged adults. In 10-to-12-year-old children, De Bourdeaudhuij and colleagues</text:span><field:fieldmark-start text:name="__Fieldmark__29050_1054449313" field:type="vnd.oasis.opendocument.field.UNHANDLED"><field:param field:name="vnd.oasis.opendocument.field.code" field:value=" ADDIN EN.CITE &lt;EndNote&gt;&lt;Cite&gt;&lt;Author&gt;De Bourdeaudhuij&lt;/Author&gt;&lt;Year&gt;2013&lt;/Year&gt;&lt;RecNum&gt;311&lt;/RecNum&gt;&lt;record&gt;&lt;rec-number&gt;311&lt;/rec-number&gt;&lt;foreign-keys&gt;&lt;key app=&quot;EN&quot; db-id=&quot;r0av2zeprp0xrpe5tet5a9ffr9zx52v2dv5p&quot;&gt;311&lt;/key&gt;&lt;/foreign-keys&gt;&lt;ref-type name=&quot;Journal Article&quot;&gt;17&lt;/ref-type&gt;&lt;contributors&gt;&lt;authors&gt;&lt;author&gt;De Bourdeaudhuij, I.&lt;/author&gt;&lt;author&gt;Verloigne, M.&lt;/author&gt;&lt;author&gt;Maes, L.&lt;/author&gt;&lt;author&gt;Van Lippevelde, W.&lt;/author&gt;&lt;author&gt;Chinapaw, M. J.&lt;/author&gt;&lt;author&gt;Te Velde, S. J.&lt;/author&gt;&lt;author&gt;Manios, Y.&lt;/author&gt;&lt;author&gt;Androutsos, O.&lt;/author&gt;&lt;author&gt;Kovacs, E.&lt;/author&gt;&lt;author&gt;Dossegger, A.&lt;/author&gt;&lt;author&gt;Brug, J.&lt;/author&gt;&lt;/authors&gt;&lt;/contributors&gt;&lt;auth-address&gt;Department of Movement and Sport Sciences, Ghent University, Ghent, Belgium.&lt;/auth-address&gt;&lt;titles&gt;&lt;title&gt;Associations of physical activity and sedentary time with weight and weight status among 10- to 12-year-old boys and girls in Europe: a cluster analysis within the ENERGY project&lt;/title&gt;&lt;secondary-title&gt;Pediatr Obes&lt;/secondary-title&gt;&lt;/titles&gt;&lt;periodical&gt;&lt;full-title&gt;Pediatr Obes&lt;/full-title&gt;&lt;/periodical&gt;&lt;pages&gt;367-75&lt;/pages&gt;&lt;volume&gt;8&lt;/volume&gt;&lt;number&gt;5&lt;/number&gt;&lt;edition&gt;2012/12/15&lt;/edition&gt;&lt;dates&gt;&lt;year&gt;2013&lt;/year&gt;&lt;pub-dates&gt;&lt;date&gt;Oct&lt;/date&gt;&lt;/pub-dates&gt;&lt;/dates&gt;&lt;isbn&gt;2047-6310 (Electronic)&amp;#xD;2047-6302 (Linking)&lt;/isbn&gt;&lt;accession-num&gt;23239600&lt;/accession-num&gt;&lt;urls&gt;&lt;related-urls&gt;&lt;url&gt;http://www.ncbi.nlm.nih.gov/entrez/query.fcgi?cmd=Retrieve&amp;amp;db=PubMed&amp;amp;dopt=Citation&amp;amp;list_uids=23239600&lt;/url&gt;&lt;/related-urls&gt;&lt;/urls&gt;&lt;electronic-resource-num&gt;10.1111/j.2047-6310.2012.00117.x&lt;/electronic-resource-num&gt;&lt;language&gt;eng&lt;/language&gt;&lt;/record&gt;&lt;/Cite&gt;&lt;/EndNote&gt;"/><field:param field:name="vnd.oasis.opendocument.field.id" field:value="81"/></field:fieldmark-start><text:span text:style-name="T1">(37)</text:span><field:fieldmark-end/><text:span text:style-name="T1"> were able to identify four clusters in each gender group, based on the time in activities of moderate-to-vigorous intensity and in sedentary activities. Besides clusters with very distinct PA measures (e.g., active or inactive), these authors also found one cluster with a mixed arrangement (i.e., less time in moderate-to-vigorous intensity + less sedentary time). In our study, we also found a cluster with such characteristics (i.e., cluster 4, long very light intensity/long moderate-to-vigorous intensity), confirming that activities of moderate-to-vigorous intensity and sedentary activities are not two sides of one continuum.</text:span><field:fieldmark-start text:name="__Fieldmark__29051_1054449313" field:type="vnd.oasis.opendocument.field.UNHANDLED"><field:param field:name="vnd.oasis.opendocument.field.code" field:value=" ADDIN EN.CITE "/><field:param field:name="vnd.oasis.opendocument.field.id" field:value="81"/></field:fieldmark-start><text:span text:style-name="T1">(37)</text:span><field:fieldmark-end/><text:span text:style-name="T1"> Indeed, cluster 4 together with cluster 5 (intermediate very light intensity/very long moderate-to-vigorous intensity) were the only clusters to meet the recommendation of ≥30min·day</text:span><text:span text:style-name="T23">-1</text:span><text:span text:style-name="T1"> in ≥10-min bouts of moderate-to-vigorous intensity.</text:span><field:fieldmark-start text:name="__Fieldmark__29052_1054449313" field:type="vnd.oasis.opendocument.field.UNHANDLED"><field:param field:name="vnd.oasis.opendocument.field.code" field:value=" ADDIN EN.CITE "/><field:param field:name="vnd.oasis.opendocument.field.id" field:value="81"/></field:fieldmark-start><text:span text:style-name="T1">(30)</text:span><field:fieldmark-end/><text:span text:style-name="T1"> On the other hand, more inactive clusters were also observed (clusters 1, 2 and 3). Based on their worse PA measures, patients from these clusters may have a worse prognosis,</text:span><field:fieldmark-start text:name="__Fieldmark__29053_1054449313" field:type="vnd.oasis.opendocument.field.UNHANDLED"><field:param field:name="vnd.oasis.opendocument.field.code" field:value=" ADDIN EN.CITE "/><field:param field:name="vnd.oasis.opendocument.field.id" field:value="81"/></field:fieldmark-start><text:span text:style-name="T1">(4, 5)</text:span><field:fieldmark-end/><text:span text:style-name="T1"> but no follow-up data is available to confirm this hypothesis</text:span><text:change-start text:change-id="ct159174288"/><text:span text:style-name="T1"><office:annotation><dc:creator>Oliver Amft</dc:creator><dc:date>2014-07-04T11:42:09.632363054</dc:date><text:list text:continue-numbering="true" text:style-name=""><text:list-item><text:p text:style-name="P39"><text:span text:style-name="T32">Is there any relation of clusters to lung function or other patient measures? Maybe mention it here (again).</text:span></text:p></text:list-item></text:list></office:annotation></text:span><text:change-end text:change-id="ct159174288"/><text:span text:style-name="T1">. In middle-aged Chinese adults, based on average counts per minute Lee et al.</text:span><field:fieldmark-start text:name="__Fieldmark__29054_1054449313" field:type="vnd.oasis.opendocument.field.UNHANDLED"><field:param field:name="vnd.oasis.opendocument.field.code" field:value=" ADDIN EN.CITE &lt;EndNote&gt;&lt;Cite&gt;&lt;Author&gt;Lee&lt;/Author&gt;&lt;Year&gt;2013&lt;/Year&gt;&lt;RecNum&gt;233&lt;/RecNum&gt;&lt;record&gt;&lt;rec-number&gt;233&lt;/rec-number&gt;&lt;foreign-keys&gt;&lt;key app=&quot;EN&quot; db-id=&quot;r0av2zeprp0xrpe5tet5a9ffr9zx52v2dv5p&quot;&gt;233&lt;/key&gt;&lt;/foreign-keys&gt;&lt;ref-type name=&quot;Journal Article&quot;&gt;17&lt;/ref-type&gt;&lt;contributors&gt;&lt;authors&gt;&lt;author&gt;Lee, P. H.&lt;/author&gt;&lt;author&gt;Yu, Y. Y.&lt;/author&gt;&lt;author&gt;McDowell, I.&lt;/author&gt;&lt;author&gt;Leung, G. M.&lt;/author&gt;&lt;author&gt;Lam, T. H.&lt;/author&gt;&lt;/authors&gt;&lt;/contributors&gt;&lt;auth-address&gt;FAMILY: A Jockey Club Initiative for a Harmonious Society, School of Public Health/Department of Community Medicine, Room 5-05, 5/F William MW Mong Block, 21 Sassoon Road, Li Ka Shing Faculty of Medicine, University of Hong Kong, Hong Kong SAR, PR China.&lt;/auth-address&gt;&lt;titles&gt;&lt;title&gt;A cluster analysis of patterns of objectively measured physical activity in Hong Kong&lt;/title&gt;&lt;secondary-title&gt;Public Health Nutr&lt;/secondary-title&gt;&lt;/titles&gt;&lt;periodical&gt;&lt;full-title&gt;Public Health Nutr&lt;/full-title&gt;&lt;/periodical&gt;&lt;pages&gt;1436-44&lt;/pages&gt;&lt;volume&gt;16&lt;/volume&gt;&lt;number&gt;8&lt;/number&gt;&lt;edition&gt;2012/08/17&lt;/edition&gt;&lt;dates&gt;&lt;year&gt;2013&lt;/year&gt;&lt;pub-dates&gt;&lt;date&gt;Aug&lt;/date&gt;&lt;/pub-dates&gt;&lt;/dates&gt;&lt;isbn&gt;1475-2727 (Electronic)&amp;#xD;1368-9800 (Linking)&lt;/isbn&gt;&lt;accession-num&gt;22894896&lt;/accession-num&gt;&lt;urls&gt;&lt;related-urls&gt;&lt;url&gt;http://www.ncbi.nlm.nih.gov/entrez/query.fcgi?cmd=Retrieve&amp;amp;db=PubMed&amp;amp;dopt=Citation&amp;amp;list_uids=22894896&lt;/url&gt;&lt;/related-urls&gt;&lt;/urls&gt;&lt;electronic-resource-num&gt;S1368980012003631 [pii]&amp;#xD;10.1017/S1368980012003631&lt;/electronic-resource-num&gt;&lt;language&gt;eng&lt;/language&gt;&lt;/record&gt;&lt;/Cite&gt;&lt;/EndNote&gt;"/><field:param field:name="vnd.oasis.opendocument.field.id" field:value="81"/></field:fieldmark-start><text:span text:style-name="T1">(15)</text:span><field:fieldmark-end/><text:span text:style-name="T1"> identified two clusters, one more active than the other. Male subjects from the less active cluster presented higher body fat percentage and older age than those from the active group.</text:span><field:fieldmark-start text:name="__Fieldmark__29055_1054449313" field:type="vnd.oasis.opendocument.field.UNHANDLED"><field:param field:name="vnd.oasis.opendocument.field.code" field:value=" ADDIN EN.CITE &lt;EndNote&gt;&lt;Cite&gt;&lt;Author&gt;Lee&lt;/Author&gt;&lt;Year&gt;2013&lt;/Year&gt;&lt;RecNum&gt;233&lt;/RecNum&gt;&lt;record&gt;&lt;rec-number&gt;233&lt;/rec-number&gt;&lt;foreign-keys&gt;&lt;key app=&quot;EN&quot; db-id=&quot;r0av2zeprp0xrpe5tet5a9ffr9zx52v2dv5p&quot;&gt;233&lt;/key&gt;&lt;/foreign-keys&gt;&lt;ref-type name=&quot;Journal Article&quot;&gt;17&lt;/ref-type&gt;&lt;contributors&gt;&lt;authors&gt;&lt;author&gt;Lee, P. H.&lt;/author&gt;&lt;author&gt;Yu, Y. Y.&lt;/author&gt;&lt;author&gt;McDowell, I.&lt;/author&gt;&lt;author&gt;Leung, G. M.&lt;/author&gt;&lt;author&gt;Lam, T. H.&lt;/author&gt;&lt;/authors&gt;&lt;/contributors&gt;&lt;auth-address&gt;FAMILY: A Jockey Club Initiative for a Harmonious Society, School of Public Health/Department of Community Medicine, Room 5-05, 5/F William MW Mong Block, 21 Sassoon Road, Li Ka Shing Faculty of Medicine, University of Hong Kong, Hong Kong SAR, PR China.&lt;/auth-address&gt;&lt;titles&gt;&lt;title&gt;A cluster analysis of patterns of objectively measured physical activity in Hong Kong&lt;/title&gt;&lt;secondary-title&gt;Public Health Nutr&lt;/secondary-title&gt;&lt;/titles&gt;&lt;periodical&gt;&lt;full-title&gt;Public Health Nutr&lt;/full-title&gt;&lt;/periodical&gt;&lt;pages&gt;1436-44&lt;/pages&gt;&lt;volume&gt;16&lt;/volume&gt;&lt;number&gt;8&lt;/number&gt;&lt;edition&gt;2012/08/17&lt;/edition&gt;&lt;dates&gt;&lt;year&gt;2013&lt;/year&gt;&lt;pub-dates&gt;&lt;date&gt;Aug&lt;/date&gt;&lt;/pub-dates&gt;&lt;/dates&gt;&lt;isbn&gt;1475-2727 (Electronic)&amp;#xD;1368-9800 (Linking)&lt;/isbn&gt;&lt;accession-num&gt;22894896&lt;/accession-num&gt;&lt;urls&gt;&lt;related-urls&gt;&lt;url&gt;http://www.ncbi.nlm.nih.gov/entrez/query.fcgi?cmd=Retrieve&amp;amp;db=PubMed&amp;amp;dopt=Citation&amp;amp;list_uids=22894896&lt;/url&gt;&lt;/related-urls&gt;&lt;/urls&gt;&lt;electronic-resource-num&gt;S1368980012003631 [pii]&amp;#xD;10.1017/S1368980012003631&lt;/electronic-resource-num&gt;&lt;language&gt;eng&lt;/language&gt;&lt;/record&gt;&lt;/Cite&gt;&lt;/EndNote&gt;"/><field:param field:name="vnd.oasis.opendocument.field.id" field:value="81"/></field:fieldmark-start><text:span text:style-name="T1">(15)</text:span><field:fieldmark-end/><text:span text:style-name="T1"> In our study, patients from cluster 1 presented older age, lower FEV</text:span><text:span text:style-name="T25">1</text:span><text:span text:style-name="T1">, higher BMI, worse dyspnea and higher ADO index than the other clusters. These </text:span><text:soft-page-break/><text:span text:style-name="T1">findings may explain, at least in part, the physical inactivity in these patients.</text:span></text:p>
      <text:p text:style-name="P14"/>
      <text:p text:style-name="P2"><text:span text:style-name="T6">Strengths and limitations of the findings</text:span></text:p>
      <text:p text:style-name="P2"><text:span text:style-name="T1">Our sample is by far the largest and most diverse sample of patients with COPD with objectively assessed PA data ever studied. This allowed</text:span><text:change-start text:change-id="ct245637792"/><text:span text:style-name="T1"> </text:span><text:span text:style-name="T12">us</text:span><text:change-end text:change-id="ct245637792"/><text:span text:style-name="T1"> </text:span><text:change-start text:change-id="ct267996784"/><text:span text:style-name="T12">to perform a </text:span><text:change-end text:change-id="ct267996784"/><text:span text:style-name="T1">detailed analyses of daily PA, even identifying clusters of patients with COPD with similar PA measures, a true novelty</text:span><text:change-start text:change-id="ct87257296"/><text:span text:style-name="T1"><office:annotation><dc:creator>Oliver Amft</dc:creator><dc:date>2014-07-04T11:45:13.551274303</dc:date><text:list text:continue-numbering="true" text:style-name=""><text:list-item><text:p text:style-name="P39"><text:span text:style-name="T32">Why are clusters with similar characteristics (text above) a novelty? <text:s/></text:span><text:span text:style-name="T33">Am I missing something? </text:span><text:span text:style-name="T32">An arbitrary split made by k-means to balance cluster sizes could yield two similar clusters. </text:span></text:p></text:list-item></text:list></office:annotation></text:span><text:change-end text:change-id="ct87257296"/><text:span text:style-name="T1"> within the COPD literature. PA hourly patterns were also investigated for the first time in COPD, another important advance. All these analyses were only possible due to the use of objective methods of PA, another strength in our study.</text:span></text:p>
      <text:p text:style-name="P35"/>
      <text:p text:style-name="P2"><text:span text:style-name="T1">Some methodological limitations are acknowledged, most of them related to the study design adopted (i.e., a retrospective post-hoc analysis). A degree of selection and information biases might be present, as parts of the data were collected with different purposes. Nevertheless, having patients from different studies and countries allowed us to have a more diverse sample, which may enhance the external validity of our findings. The clusters identified in our study were not validated, and this constitutes another limitation. Moreover, some of our</text:span><text:span text:style-name="T14"> findings need to be interpreted with caution in light of the number of multiple comparison tests performed.</text:span><field:fieldmark-start text:name="__Fieldmark__29056_1054449313" field:type="vnd.oasis.opendocument.field.UNHANDLED"><field:param field:name="vnd.oasis.opendocument.field.code" field:value=" ADDIN EN.CITE &lt;EndNote&gt;&lt;Cite&gt;&lt;Author&gt;Perneger&lt;/Author&gt;&lt;Year&gt;1998&lt;/Year&gt;&lt;RecNum&gt;338&lt;/RecNum&gt;&lt;record&gt;&lt;rec-number&gt;338&lt;/rec-number&gt;&lt;foreign-keys&gt;&lt;key app=&quot;EN&quot; db-id=&quot;r0av2zeprp0xrpe5tet5a9ffr9zx52v2dv5p&quot;&gt;338&lt;/key&gt;&lt;/foreign-keys&gt;&lt;ref-type name=&quot;Journal Article&quot;&gt;17&lt;/ref-type&gt;&lt;contributors&gt;&lt;authors&gt;&lt;author&gt;Perneger, T. V.&lt;/author&gt;&lt;/authors&gt;&lt;/contributors&gt;&lt;auth-address&gt;Institute of Social and Preventive Medicine, University of Geneva, CH-1211 Geneva 4, Switzerland. perneger@cmu.unige.ch&lt;/auth-address&gt;&lt;titles&gt;&lt;title&gt;What&amp;apos;s wrong with Bonferroni adjustments&lt;/title&gt;&lt;secondary-title&gt;BMJ&lt;/secondary-title&gt;&lt;/titles&gt;&lt;periodical&gt;&lt;full-title&gt;BMJ&lt;/full-title&gt;&lt;/periodical&gt;&lt;pages&gt;1236-8&lt;/pages&gt;&lt;volume&gt;316&lt;/volume&gt;&lt;number&gt;7139&lt;/number&gt;&lt;edition&gt;1998/05/16&lt;/edition&gt;&lt;keywords&gt;&lt;keyword&gt;Data Interpretation, Statistical&lt;/keyword&gt;&lt;keyword&gt;Probability&lt;/keyword&gt;&lt;keyword&gt;Statistics as Topic/*methods&lt;/keyword&gt;&lt;/keywords&gt;&lt;dates&gt;&lt;year&gt;1998&lt;/year&gt;&lt;pub-dates&gt;&lt;date&gt;Apr 18&lt;/date&gt;&lt;/pub-dates&gt;&lt;/dates&gt;&lt;isbn&gt;0959-8138 (Print)&amp;#xD;0959-535X (Linking)&lt;/isbn&gt;&lt;accession-num&gt;9553006&lt;/accession-num&gt;&lt;urls&gt;&lt;related-urls&gt;&lt;url&gt;http://www.ncbi.nlm.nih.gov/entrez/query.fcgi?cmd=Retrieve&amp;amp;db=PubMed&amp;amp;dopt=Citation&amp;amp;list_uids=9553006&lt;/url&gt;&lt;/related-urls&gt;&lt;/urls&gt;&lt;language&gt;eng&lt;/language&gt;&lt;/record&gt;&lt;/Cite&gt;&lt;/EndNote&gt;"/><field:param field:name="vnd.oasis.opendocument.field.id" field:value="81"/></field:fieldmark-start><text:span text:style-name="T14">(38)</text:span><field:fieldmark-end/><text:span text:style-name="T14"> Nonetheless, rather than a single statistically significant result</text:span><text:change-start text:change-id="ct381198704"/><text:span text:style-name="T14">,</text:span><text:change-end text:change-id="ct381198704"/><text:span text:style-name="T14"> multiple findings in the same direction are suggestive that these are not due to chance alone.</text:span></text:p>
      <text:p text:style-name="P14"/>
      <text:p text:style-name="P2"><text:soft-page-break/><text:span text:style-name="T1">In a large and multicenter sample of patients with COPD, five clusters of subjects were identified based on PA measures, each with very characteristic PA measures and hourly patterns (from a very inactive to a very active cluster). Compared to other clusters, cluster 1 (the most inactive) spent less time in higher intensities and more time in lower intensities, besides presenting higher BMI, worse airflow limitation, more dyspnea and worse disease severity. </text:span><text:span text:style-name="T13">The present data show that outcome measures need to be clearly delineated when evaluating</text:span><text:span text:style-name="T1"> interventions aiming to promote PA in patients with COPD.</text:span></text:p>
      <text:p text:style-name="P30">ACKNOWLEDGEMENTS</text:p>
      <text:p text:style-name="P19"/>
      <text:p text:style-name="P34"><text:span text:style-name="T15">FOR CENTRES: Please add here your own acknowledgements, if there is any.</text:span></text:p>
      <text:p text:style-name="P31">REFERENCES</text:p>
      <text:p text:style-name="P12"/>
      <text:p text:style-name="P22"><field:fieldmark-start text:name="__Fieldmark__29057_1054449313" field:type="vnd.oasis.opendocument.field.UNHANDLED"><field:param field:name="vnd.oasis.opendocument.field.code" field:value=" ADDIN EN.REFLIST "/><field:param field:name="vnd.oasis.opendocument.field.id" field:value="81"/></field:fieldmark-start><text:span text:style-name="T19">1.<text:tab/>Pitta F, Troosters T, Spruit MA, Probst VS, Decramer M, Gosselink R. Characteristics of physical activities in daily life in chronic obstructive pulmonary disease. </text:span><text:span text:style-name="T20">Am J Respir Crit Care Med </text:span><text:span text:style-name="T19">2005;171:972-977.</text:span></text:p>
      <text:p text:style-name="P22"><text:span text:style-name="T19">2.<text:tab/>Sandland CJ, Singh SJ, Curcio A, Jones PM, Morgan MD. A profile of daily activity in chronic obstructive pulmonary disease. </text:span><text:span text:style-name="T20">J Cardiopulm Rehabil </text:span><text:span text:style-name="T19">2005;25:181-183.</text:span></text:p>
      <text:p text:style-name="P22"><text:span text:style-name="T19">3.<text:tab/>Walker PP, Burnett A, Flavahan PW, Calverley PM. Lower limb activity and its determinants in copd. </text:span><text:span text:style-name="T20">Thorax </text:span><text:span text:style-name="T19">2008;63:683-689.</text:span></text:p>
      <text:p text:style-name="P22"><text:span text:style-name="T19">4.<text:tab/>Garcia-Aymerich J, Lange P, Benet M, Schnohr P, Anto JM. Regular physical activity reduces hospital admission and mortality in chronic obstructive pulmonary disease: A population based cohort study. </text:span><text:span text:style-name="T20">Thorax </text:span><text:span text:style-name="T19">2006;61:772-778.</text:span></text:p>
      <text:p text:style-name="P22"><text:span text:style-name="T19">5.<text:tab/>Waschki B, Kirsten A, Holz O, Muller KC, Meyer T, Watz H, Magnussen H. Physical activity is the strongest predictor of all-cause mortality in patients with copd: A prospective cohort study. </text:span><text:span text:style-name="T20">Chest </text:span><text:span text:style-name="T19">2011;140:331-342.</text:span></text:p>
      <text:p text:style-name="P22"><text:span text:style-name="T19">6.<text:tab/>Benzo RP, Chang CC, Farrell MH, Kaplan R, Ries A, Martinez FJ, Wise R, Make B, Sciurba F. Physical activity, health status and risk of hospitalization in patients with severe chronic obstructive pulmonary disease. </text:span><text:span text:style-name="T20">Respiration </text:span><text:span text:style-name="T19">2010;80:10-18.</text:span></text:p>
      <text:p text:style-name="P22"><text:span text:style-name="T19">7.<text:tab/>Zanoria SJ, ZuWallack R. Directly measured physical activity as a predictor of hospitalizations in patients with chronic obstructive pulmonary disease. </text:span><text:span text:style-name="T20">Chron Respir Dis </text:span><text:span text:style-name="T19">2013;10:207-213.</text:span></text:p>
      <text:p text:style-name="P22"><text:span text:style-name="T19">8.<text:tab/>Watz H, Waschki B, Meyer T, Magnussen H. Physical activity in patients with copd. </text:span><text:span text:style-name="T20">Eur Respir J </text:span><text:span text:style-name="T19">2009;33:262-272.</text:span></text:p>
      <text:p text:style-name="P22"><text:span text:style-name="T19">9.<text:tab/>Pitta F, Takaki MY, Oliveira NH, Sant'anna TJ, Fontana AD, Kovelis D, Camillo CA, Probst VS, Brunetto AF. Relationship between pulmonary function and physical activity in daily life in patients with copd. </text:span><text:span text:style-name="T20">Respir Med </text:span><text:span text:style-name="T19">2008;102:1203-1207.</text:span></text:p>
      <text:p text:style-name="P22"><text:span text:style-name="T19">10.<text:tab/>Hill K, Dolmage TE, Woon L, Coutts D, Goldstein R, Brooks D. Defining the relationship between average daily energy expenditure and field-based walking tests and aerobic reserve in copd. </text:span><text:span text:style-name="T20">Chest </text:span><text:span text:style-name="T19">2012;141:406-412.</text:span></text:p>
      <text:p text:style-name="P22"><text:span text:style-name="T19">11.<text:tab/>Depew ZS, Karpman C, Novotny PJ, Benzo RP. Correlations between gait speed, 6-minute walk distance, physical activity, and self-efficacy in patients with severe chronic lung disease. </text:span><text:span text:style-name="T27">Respir Care </text:span><text:span text:style-name="T21">2013;58:2113-2119.</text:span></text:p>
      <text:p text:style-name="P22"><text:span text:style-name="T21">12.<text:tab/>Donaire-Gonzalez D, Gimeno-Santos E, Balcells E, Rodriguez DA, Farrero E, de Batlle J, Benet M, Ferrer A, Barbera JA, Gea J, et al. </text:span><text:span text:style-name="T19">Physical activity in copd patients: Patterns and bouts. </text:span><text:span text:style-name="T20">Eur Respir J </text:span><text:span text:style-name="T19">2013;42:993-1002.</text:span></text:p>
      <text:p text:style-name="P22"><text:span text:style-name="T19">13.<text:tab/>Cindy Ng LW, Mackney J, Jenkins S, Hill K. Does exercise training change physical activity in people with copd? A systematic review and meta-analysis. </text:span><text:span text:style-name="T20">Chron Respir Dis </text:span><text:span text:style-name="T19">2012;9:17-26.</text:span></text:p>
      <text:p text:style-name="P22"><text:span text:style-name="T19">14.<text:tab/>Steele BG, Belza B, Cain KC, Coppersmith J, Lakshminarayan S, Howard J, Haselkorn JK. A randomized clinical trial of an activity and exercise adherence intervention in chronic pulmonary disease. </text:span><text:span text:style-name="T20">Arch Phys Med Rehabil </text:span><text:span text:style-name="T19">2008;89:404-412.</text:span></text:p>
      <text:p text:style-name="P22"><text:span text:style-name="T19">15.<text:tab/>Lee PH, Yu YY, McDowell I, Leung GM, Lam TH. A cluster analysis of patterns of objectively measured physical activity in hong kong. </text:span><text:span text:style-name="T20">Public Health Nutr </text:span><text:span text:style-name="T19">2013;16:1436-1444.</text:span></text:p>
      <text:p text:style-name="P22"><text:span text:style-name="T19">16.<text:tab/>Trilk JL, Pate RR, Pfeiffer KA, Dowda M, Addy CL, Ribisl KM, Neumark-Sztainer D, Lytle LA. A cluster analysis of physical activity and sedentary behavior patterns in middle school girls. </text:span><text:span text:style-name="T20">J Adolesc Health </text:span><text:span text:style-name="T19">2012;51:292-298.</text:span></text:p>
      <text:p text:style-name="P22"><text:soft-page-break/><text:span text:style-name="T19">17.<text:tab/>Gubbels JS, Kremers SP, Stafleu A, Goldbohm RA, de Vries NK, Thijs C. Clustering of energy balance-related behaviors in 5-year-old children: Lifestyle patterns and their longitudinal association with weight status development in early childhood. </text:span><text:span text:style-name="T20">Int J Behav Nutr Phys Act </text:span><text:span text:style-name="T19">2012;9:77.</text:span></text:p>
      <text:p text:style-name="P22"><text:span text:style-name="T19">18.<text:tab/>Bussmann JB, van den Berg-Emons RJ. To total amount of activity..... And beyond: Perspectives on measuring physical behavior. </text:span><text:span text:style-name="T20">Front Psychol </text:span><text:span text:style-name="T19">2013;4:463.</text:span></text:p>
      <text:p text:style-name="P22"><text:span text:style-name="T19">19.<text:tab/>Evering RM, Tonis TM, Vollenbroek-Hutten MM. Deviations in daily physical activity patterns in patients with the chronic fatigue syndrome: A case control study. </text:span><text:span text:style-name="T20">J Psychosom Res </text:span><text:span text:style-name="T19">2011;71:129-135.</text:span></text:p>
      <text:p text:style-name="P22"><text:span text:style-name="T19">20.<text:tab/>Wardlaw AJ, Silverman M, Siva R, Pavord ID, Green R. Multi-dimensional phenotyping: Towards a new taxonomy for airway disease. </text:span><text:span text:style-name="T20">Clin Exp Allergy </text:span><text:span text:style-name="T19">2005;35:1254-1262.</text:span></text:p>
      <text:p text:style-name="P22"><text:span text:style-name="T19">21.<text:tab/>Vestbo J, Hurd SS, Agusti AG, Jones PW, Vogelmeier C, Anzueto A, Barnes PJ, Fabbri LM, Martinez FJ, Nishimura M, et al. Global strategy for the diagnosis, management, and prevention of chronic obstructive pulmonary disease: Gold executive summary. </text:span><text:span text:style-name="T20">Am J Respir Crit Care Med </text:span><text:span text:style-name="T19">2013;187:347-365.</text:span></text:p>
      <text:p text:style-name="P22"><text:span text:style-name="T19">22.<text:tab/>Bestall JC, Paul EA, Garrod R, Garnham R, Jones PW, Wedzicha JA. Usefulness of the medical research council (mrc) dyspnoea scale as a measure of disability in patients with chronic obstructive pulmonary disease. </text:span><text:span text:style-name="T20">Thorax </text:span><text:span text:style-name="T19">1999;54:581-586.</text:span></text:p>
      <text:p text:style-name="P22"><text:span text:style-name="T19">23.<text:tab/>Puhan MA, Garcia-Aymerich J, Frey M, ter Riet G, Anto JM, Agusti AG, Gomez FP, Rodriguez-Roisin R, Moons KG, Kessels AG, et al. Expansion of the prognostic assessment of patients with chronic obstructive pulmonary disease: The updated bode index and the ado index. </text:span><text:span text:style-name="T20">Lancet </text:span><text:span text:style-name="T19">2009;374:704-711.</text:span></text:p>
      <text:p text:style-name="P22"><text:span text:style-name="T19">24.<text:tab/>Rabe KF, Hurd S, Anzueto A, Barnes PJ, Buist SA, Calverley P, Fukuchi Y, Jenkins C, Rodriguez-Roisin R, van Weel C, et al. Global strategy for the diagnosis, management, and prevention of chronic obstructive pulmonary disease: Gold executive summary. </text:span><text:span text:style-name="T20">Am J Respir Crit Care Med </text:span><text:span text:style-name="T19">2007;176:532-555.</text:span></text:p>
      <text:p text:style-name="P22"><text:span text:style-name="T19">25.<text:tab/>Colbert LH, Matthews CE, Havighurst TC, Kim K, Schoeller DA. Comparative validity of physical activity measures in older adults. </text:span><text:span text:style-name="T20">Med Sci Sports Exerc </text:span><text:span text:style-name="T19">2011;43:867-876.</text:span></text:p>
      <text:p text:style-name="P22"><text:span text:style-name="T19">26.<text:tab/>Mackey DC, Manini TM, Schoeller DA, Koster A, Glynn NW, Goodpaster BH, Satterfield S, Newman AB, Harris TB, Cummings SR. Validation of an armband to measure daily energy expenditure in older adults. </text:span><text:span text:style-name="T27">J Gerontol A Biol Sci Med Sci </text:span><text:span text:style-name="T21">2011;66:1108-1113.</text:span></text:p>
      <text:p text:style-name="P22"><text:span text:style-name="T21">27.<text:tab/>Furlanetto KC, Bisca GW, Oldemberg N, Sant'anna TJ, Morakami FK, Camillo CA, Cavalheri V, Hernandes NA, Probst VS, Ramos EM, et al. </text:span><text:span text:style-name="T19">Step counting and energy expenditure estimation in patients with chronic obstructive pulmonary disease and healthy elderly: Accuracy of 2 motion sensors. </text:span><text:span text:style-name="T20">Arch Phys Med Rehabil </text:span><text:span text:style-name="T19">2010;91:261-267.</text:span></text:p>
      <text:p text:style-name="P22"><text:span text:style-name="T19">28.<text:tab/>Hill K, Dolmage TE, Woon L, Goldstein R, Brooks D. Measurement properties of the sensewear armband in adults with chronic obstructive pulmonary disease. </text:span><text:span text:style-name="T20">Thorax </text:span><text:span text:style-name="T19">2010;65:486-491.</text:span></text:p>
      <text:p text:style-name="P22"><text:span text:style-name="T19">29.<text:tab/>Cavalheri V, Donaria L, Ferreira T, Finatti M, Camillo CA, Cipulo Ramos EM, Pitta F. Energy expenditure during daily activities as measured by two motion sensors in patients with copd. </text:span><text:span text:style-name="T20">Respir Med </text:span><text:span text:style-name="T19">2011;105:922-929.</text:span></text:p>
      <text:p text:style-name="P22"><text:span text:style-name="T19">30.<text:tab/>Garber CE, Blissmer B, Deschenes MR, Franklin BA, Lamonte MJ, Lee IM, Nieman DC, Swain DP. American college of sports medicine position stand. Quantity and quality of exercise for developing and maintaining cardiorespiratory, musculoskeletal, and neuromotor fitness in apparently healthy adults: Guidance for prescribing exercise. </text:span><text:span text:style-name="T20">Med Sci Sports Exerc </text:span><text:span text:style-name="T19">2011;43:1334-1359.</text:span></text:p>
      <text:p text:style-name="P22"><text:span text:style-name="T19">31.<text:tab/>Waschki B, Spruit MA, Watz H, Albert PS, Shrikrishna D, Groenen M, Smith C, Man WD, Tal-Singer R, Edwards LD, et al. Physical activity monitoring in copd: </text:span><text:soft-page-break/><text:span text:style-name="T19">Compliance and associations with clinical characteristics in a multicenter study. </text:span><text:span text:style-name="T20">Respir Med </text:span><text:span text:style-name="T19">2012;106:522-530.</text:span></text:p>
      <text:p text:style-name="P22"><text:span text:style-name="T19">32.<text:tab/>Watz H, Waschki B, Boehme C, Claussen M, Meyer T, Magnussen H. Extrapulmonary effects of chronic obstructive pulmonary disease on physical activity: A cross-sectional study. </text:span><text:span text:style-name="T27">Am J Respir Crit Care Med </text:span><text:span text:style-name="T21">2008;177:743-751.</text:span></text:p>
      <text:p text:style-name="P22"><text:span text:style-name="T21">33.<text:tab/>Garcia-Aymerich J, Serra I, Gomez FP, Farrero E, Balcells E, Rodriguez DA, de Batlle J, Gimeno E, Donaire-Gonzalez D, Orozco-Levi M, et al. </text:span><text:span text:style-name="T19">Physical activity and clinical and functional status in copd. </text:span><text:span text:style-name="T20">Chest </text:span><text:span text:style-name="T19">2009;136:62-70.</text:span></text:p>
      <text:p text:style-name="P22"><text:span text:style-name="T19">34.<text:tab/>Gimeno-Santos E, Frei A, Steurer-Stey C, de Batlle J, Rabinovich RA, Raste Y, Hopkinson NS, Polkey MI, van Remoortel H, Troosters T, et al. Determinants and outcomes of physical activity in patients with copd: A systematic review. </text:span><text:span text:style-name="T20">Thorax</text:span><text:span text:style-name="T19">.</text:span></text:p>
      <text:p text:style-name="P22"><text:span text:style-name="T19">35.<text:tab/>Pate RR, O'Neill JR, Lobelo F. The evolving definition of "Sedentary". </text:span><text:span text:style-name="T20">Exerc Sport Sci Rev </text:span><text:span text:style-name="T19">2008;36:173-178.</text:span></text:p>
      <text:p text:style-name="P22"><text:span text:style-name="T19">36.<text:tab/>Troosters T, Sciurba F, Battaglia S, Langer D, Valluri SR, Martino L, Benzo R, Andre D, Weisman I, Decramer M. Physical inactivity in patients with copd, a controlled multi-center pilot-study. </text:span><text:span text:style-name="T20">Respir Med </text:span><text:span text:style-name="T19">2010;104:1005-1011.</text:span></text:p>
      <text:p text:style-name="P22"><text:span text:style-name="T19">37.<text:tab/>De Bourdeaudhuij I, Verloigne M, Maes L, Van Lippevelde W, Chinapaw MJ, Te Velde SJ, Manios Y, Androutsos O, Kovacs E, Dossegger A, et al. Associations of physical activity and sedentary time with weight and weight status among 10- to 12-year-old boys and girls in europe: A cluster analysis within the energy project. </text:span><text:span text:style-name="T20">Pediatr Obes </text:span><text:span text:style-name="T19">2013;8:367-375.</text:span></text:p>
      <text:p text:style-name="P22"><text:span text:style-name="T19">38.<text:tab/>Perneger TV. What's wrong with bonferroni adjustments. </text:span><text:span text:style-name="T20">BMJ </text:span><text:span text:style-name="T19">1998;316:1236-1238.</text:span></text:p>
      <text:p text:style-name="P24"/>
      <text:p text:style-name="Standard"><field:fieldmark-end/></text:p>
      <text:p text:style-name="P31">FIGURE LEGENDS</text:p>
      <text:p text:style-name="P20"/>
      <text:p text:style-name="P2"><text:span text:style-name="T17">Figure 1.</text:span><text:span text:style-name="T1"> Daily PA hourly patterns of the 1001 patients with COPD during weekdays (A) and weekend days (B). Data are pooled per hour as mean (95% confidence intervals).</text:span></text:p>
      <text:p text:style-name="P14"/>
      <text:p text:style-name="P2"><text:span text:style-name="T17">Figure 2.</text:span><text:span text:style-name="T16"> </text:span><text:span text:style-name="T1">Daily PA hourly patterns of the patients with COPD after stratification for clinical characteristics during weekdays (A, C, E, G, I, K, M, O, Q, and S) and weekend days (B, D, F, H, J, L, N, P, R, and T). The daily PA hourly patterns were stratified for: A and B – age groups (&lt; or ≥ median, 67 years); C and D – gender; E and F – body mass index (BMI) classification; G and H – modified Medical Research Council (mMRC) grades, data available for 868 subjects only; I and J – long-term oxygen therapy (LTOT) use (yes or no), data available for 707 subjects only; K and L – walking aids use (yes or no), data available for 705 subjects only; M and N – diffusion capacity of the lung for carbon monoxide (DLCO) groups (&lt; or ≥ median, 51% predicted), data available for 505 subjects; O and P – ADO index groups(&lt; or ≥ median, 4 points); Q and R – Global Initiative for Chronic Obstructive Lung Disease (GOLD) grades (1 to 4); and S and T – GOLD groups (A to D). Data are pooled per hour as mean (95% confidence intervals).</text:span></text:p>
      <text:p text:style-name="P20"/>
      <text:p text:style-name="P2"><text:span text:style-name="T17">Figure 3.</text:span><text:span text:style-name="T1"> Spearman’s correlation between FEV</text:span><text:span text:style-name="T25">1</text:span><text:span text:style-name="T1"> (% predicted) and the daily time in activities of moderate-to-vigorous intensity for 1001 patients with COPD (</text:span><text:span text:style-name="T16">r</text:span><text:span text:style-name="T25">s</text:span><text:span text:style-name="T1">=0.20, </text:span><text:span text:style-name="T16">P</text:span><text:span text:style-name="T1">&lt;0.0001).</text:span></text:p>
      <text:p text:style-name="P14"><text:soft-page-break/></text:p>
      <text:p text:style-name="P2"><text:span text:style-name="T17">Figure 4.</text:span><text:span text:style-name="T1"> Daily PA hourly patterns of healthy subjects and matched patients with COPD during weekdays (A) and weekend days (B). Data are pooled per hour as mean (95% confidence intervals).</text:span></text:p>
      <text:p text:style-name="P14"/>
      <text:p text:style-name="P2"><text:span text:style-name="T17">Figure 5.</text:span><text:span text:style-name="T1"> The five clusters identified. A: Graph in 3 dimensions presenting the three PCA components; B: Graph in 2 dimensions presenting the 1</text:span><text:span text:style-name="T23">st</text:span><text:span text:style-name="T1"> and 2</text:span><text:span text:style-name="T23">nd</text:span><text:span text:style-name="T1"> components; C: Graph in 2 dimensions presenting the 1</text:span><text:span text:style-name="T23">st</text:span><text:span text:style-name="T1"> and 3</text:span><text:span text:style-name="T23">rd</text:span><text:span text:style-name="T1"> components; and D: Graph in 2 dimensions presenting the 2</text:span><text:span text:style-name="T23">nd</text:span><text:span text:style-name="T1"> and 3</text:span><text:span text:style-name="T23">rd</text:span><text:span text:style-name="T1"> components. Details about the relationship between components and clusters can be found in the online supplement.</text:span></text:p>
      <text:p text:style-name="P14"/>
      <text:p text:style-name="P2"><text:span text:style-name="T17">Figure 6.</text:span><text:span text:style-name="T1"> Daily PA hourly pattern of the clusters of patients with COPD during weekdays (A and C) and weekend days (B and D), and before (A and B) and after (C and D) synchronization of the waking up moment. Data are pooled per hour as mean (95% confidence intervals).</text:span></text:p>
      <text:p text:style-name="P20"/>
      <text:p text:style-name="P31">TABLES</text:p>
      <text:p text:style-name="P20"/>
      <text:p text:style-name="P9"><text:span text:style-name="T6">TABLE 1. GENERAL CHARACTERISTICS OF PATIENTS WITH COPD (n=1001)</text:span></text:p>
      <table:table table:name="Table1" table:style-name="Table1">
        <table:table-column table:style-name="Table1.A"/>
        <table:table-column table:style-name="Table1.B"/>
        <table:table-row table:style-name="Table1.1">
          <table:table-cell table:style-name="Table1.A1" office:value-type="string">
            <text:p text:style-name="P15">Characteristic</text:p>
          </table:table-cell>
          <table:table-cell table:style-name="Table1.A1" office:value-type="string">
            <text:p text:style-name="P16">Value</text:p>
          </table:table-cell>
        </table:table-row>
        <table:table-row table:style-name="Table1.1">
          <table:table-cell table:style-name="Table1.A2" office:value-type="string">
            <text:p text:style-name="P15">Age, yrs</text:p>
          </table:table-cell>
          <table:table-cell table:style-name="Table1.A2" office:value-type="string">
            <text:p text:style-name="P16">67 (61 – 72)</text:p>
          </table:table-cell>
        </table:table-row>
        <table:table-row table:style-name="Table1.1">
          <table:table-cell table:style-name="Table1.A2" office:value-type="string">
            <text:p text:style-name="P15">Male, %</text:p>
          </table:table-cell>
          <table:table-cell table:style-name="Table1.A2" office:value-type="string">
            <text:p text:style-name="P16">65</text:p>
          </table:table-cell>
        </table:table-row>
        <table:table-row table:style-name="Table1.1">
          <table:table-cell table:style-name="Table1.A2" office:value-type="string">
            <text:p text:style-name="P15">Weight, kg</text:p>
          </table:table-cell>
          <table:table-cell table:style-name="Table1.A2" office:value-type="string">
            <text:p text:style-name="P16">74 (62 – 87)</text:p>
          </table:table-cell>
        </table:table-row>
        <table:table-row table:style-name="Table1.1">
          <table:table-cell table:style-name="Table1.A2" office:value-type="string">
            <text:p text:style-name="P15">Height, m</text:p>
          </table:table-cell>
          <table:table-cell table:style-name="Table1.A2" office:value-type="string">
            <text:p text:style-name="P16">1.70 (1.63 – 1.75)</text:p>
          </table:table-cell>
        </table:table-row>
        <table:table-row table:style-name="Table1.1">
          <table:table-cell table:style-name="Table1.A2" office:value-type="string">
            <text:p text:style-name="P22"><text:span text:style-name="T1">BMI, kg·m</text:span><text:span text:style-name="T23">-2</text:span></text:p>
          </table:table-cell>
          <table:table-cell table:style-name="Table1.A2" office:value-type="string">
            <text:p text:style-name="P16">25.8 (22.5 – 29.6)</text:p>
          </table:table-cell>
        </table:table-row>
        <table:table-row table:style-name="Table1.1">
          <table:table-cell table:style-name="Table1.A2" office:value-type="string">
            <text:p text:style-name="P15">BMI classification, %</text:p>
            <text:p text:style-name="P15"><text:s text:c="3"/>Underweight</text:p>
            <text:p text:style-name="P15"><text:s text:c="3"/>Normal weight</text:p>
            <text:p text:style-name="P15"><text:s text:c="3"/>Overweight</text:p>
            <text:p text:style-name="P15"><text:s text:c="3"/>Obese</text:p>
          </table:table-cell>
          <table:table-cell table:style-name="Table1.A2" office:value-type="string">
            <text:p text:style-name="P17"/>
            <text:p text:style-name="P16">7</text:p>
            <text:p text:style-name="P16">37</text:p>
            <text:p text:style-name="P16">34</text:p>
            <text:p text:style-name="P16">22</text:p>
          </table:table-cell>
        </table:table-row>
        <table:table-row table:style-name="Table1.1">
          <table:table-cell table:style-name="Table1.A2" office:value-type="string">
            <text:p text:style-name="P22"><text:span text:style-name="T1">mMRC dyspnea grade</text:span><text:span text:style-name="T23">*</text:span></text:p>
          </table:table-cell>
          <table:table-cell table:style-name="Table1.A2" office:value-type="string">
            <text:p text:style-name="P16">2 (1 – 3)</text:p>
          </table:table-cell>
        </table:table-row>
        <table:table-row table:style-name="Table1.1">
          <table:table-cell table:style-name="Table1.A2" office:value-type="string">
            <text:p text:style-name="P22"><text:span text:style-name="T1">Long-term oxygen therapy, %</text:span><text:span text:style-name="T23">†</text:span></text:p>
          </table:table-cell>
          <table:table-cell table:style-name="Table1.A2" office:value-type="string">
            <text:p text:style-name="P3">10</text:p>
          </table:table-cell>
        </table:table-row>
        <table:table-row table:style-name="Table1.1">
          <table:table-cell table:style-name="Table1.A2" office:value-type="string">
            <text:p text:style-name="P22"><text:span text:style-name="T1">Walking aid, %</text:span><text:span text:style-name="T23">‡</text:span></text:p>
          </table:table-cell>
          <table:table-cell table:style-name="Table1.A2" office:value-type="string">
            <text:p text:style-name="P3">3</text:p>
          </table:table-cell>
        </table:table-row>
        <table:table-row table:style-name="Table1.1">
          <table:table-cell table:style-name="Table1.A2" office:value-type="string">
            <text:p text:style-name="P22"><text:span text:style-name="T1">FEV</text:span><text:span text:style-name="T25">1</text:span><text:span text:style-name="T1">, L</text:span></text:p>
          </table:table-cell>
          <table:table-cell table:style-name="Table1.A2" office:value-type="string">
            <text:p text:style-name="P16">1.31 (0.91 – 1.79)</text:p>
          </table:table-cell>
        </table:table-row>
        <table:table-row table:style-name="Table1.1">
          <table:table-cell table:style-name="Table1.A2" office:value-type="string">
            <text:p text:style-name="P22"><text:span text:style-name="T1">FEV</text:span><text:span text:style-name="T25">1</text:span><text:span text:style-name="T1">, % predicted</text:span></text:p>
          </table:table-cell>
          <table:table-cell table:style-name="Table1.A2" office:value-type="string">
            <text:p text:style-name="P16">49 (34 – 64)</text:p>
          </table:table-cell>
        </table:table-row>
        <table:table-row table:style-name="Table1.1">
          <table:table-cell table:style-name="Table1.A2" office:value-type="string">
            <text:p text:style-name="P22"><text:span text:style-name="T1">FEV</text:span><text:span text:style-name="T25">1</text:span><text:span text:style-name="T1">/FVC, %</text:span></text:p>
          </table:table-cell>
          <table:table-cell table:style-name="Table1.A2" office:value-type="string">
            <text:p text:style-name="P16">45 (35 – 56)</text:p>
          </table:table-cell>
        </table:table-row>
        <table:table-row table:style-name="Table1.1">
          <table:table-cell table:style-name="Table1.A2" office:value-type="string">
            <text:p text:style-name="P22"><text:span text:style-name="T1">DLCO, % predicted</text:span><text:span text:style-name="T23">§</text:span></text:p>
          </table:table-cell>
          <table:table-cell table:style-name="Table1.A2" office:value-type="string">
            <text:p text:style-name="P16">51 (37 – 67)</text:p>
          </table:table-cell>
        </table:table-row>
        <table:table-row table:style-name="Table1.1">
          <table:table-cell table:style-name="Table1.A2" office:value-type="string">
            <text:p text:style-name="P22"><text:span text:style-name="T1">ADO index</text:span><text:span text:style-name="T23">*</text:span></text:p>
          </table:table-cell>
          <table:table-cell table:style-name="Table1.A2" office:value-type="string">
            <text:p text:style-name="P16">4 (3 – 5)</text:p>
          </table:table-cell>
        </table:table-row>
        <table:table-row table:style-name="Table1.1">
          <table:table-cell table:style-name="Table1.A2" office:value-type="string">
            <text:p text:style-name="P22"><text:span text:style-name="T1">GOLD 2007 classification 1 / 2 / 3 / 4, %</text:span></text:p>
          </table:table-cell>
          <table:table-cell table:style-name="Table1.A2" office:value-type="string">
            <text:p text:style-name="P16">9 / 40 / 34 / 17</text:p>
          </table:table-cell>
        </table:table-row>
        <table:table-row table:style-name="Table1.1">
          <table:table-cell table:style-name="Table1.A17" office:value-type="string">
            <text:p text:style-name="P22"><text:span text:style-name="T1">GOLD 2011 classification A / B / C / D, %</text:span><text:span text:style-name="T23">*</text:span></text:p>
          </table:table-cell>
          <table:table-cell table:style-name="Table1.A17" office:value-type="string">
            <text:p text:style-name="P16">29 / 16 / 17 / 38</text:p>
          </table:table-cell>
        </table:table-row>
      </table:table>
      <text:p text:style-name="P2"><text:span text:style-name="T1">Data expressed as absolute/relative frequency, or median (interquartile range). BMI: body mass index; mMRC: modified Medical Research Council; FEV</text:span><text:span text:style-name="T25">1</text:span><text:span text:style-name="T1">: forced expiratory volume in the first second; FVC: forced vital capacity; DLCO: diffusion capacity of the lung for carbon monoxide; ADO: age dyspnea obstruction index; GOLD: Global Initiative for Chronic Obstructive Lung Disease. </text:span><text:span text:style-name="T23">*</text:span><text:span text:style-name="T1">Data available for 868 subjects; </text:span><text:span text:style-name="T23">†</text:span><text:span text:style-name="T1">Data available for 707 subjects; </text:span><text:span text:style-name="T23">‡</text:span><text:span text:style-name="T1">Data available for 705 subjects; </text:span><text:span text:style-name="T23">§</text:span><text:span text:style-name="T1">Data available for 505 subjects.</text:span></text:p>
      <text:p text:style-name="P29"><text:span text:style-name="T6">TABLE 2. DAILY PHYSICAL ACTIVITY MEASURES DURING WEEKDAYS IN PATIENTS WITH COPD</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
          </table:table-cell>
          <table:table-cell table:style-name="Table2.B1" table:number-columns-spanned="4" office:value-type="string">
            <text:p text:style-name="P16">General physical activity</text:p>
          </table:table-cell>
          <table:covered-table-cell/>
          <table:covered-table-cell/>
          <table:covered-table-cell/>
        </table:table-row>
        <table:table-row table:style-name="Table2.1">
          <table:table-cell table:style-name="Table2.A2" office:value-type="string">
            <text:p text:style-name="P22"><text:span text:style-name="T1">PA measure</text:span></text:p>
          </table:table-cell>
          <table:table-cell table:style-name="Table2.B1" office:value-type="string">
            <text:p text:style-name="P16">Very light intensity</text:p>
          </table:table-cell>
          <table:table-cell table:style-name="Table2.B1" table:number-columns-spanned="2" office:value-type="string">
            <text:p text:style-name="P16">Light intensity</text:p>
          </table:table-cell>
          <table:covered-table-cell/>
          <table:table-cell table:style-name="Table2.B1" office:value-type="string">
            <text:p text:style-name="P16">Moderate-to-vigorous intensity</text:p>
          </table:table-cell>
        </table:table-row>
        <table:table-row table:style-name="Table2.1">
          <table:table-cell table:style-name="Table2.A1" office:value-type="string">
            <text:p text:style-name="P22"><text:span text:style-name="T1">Time, min∙day</text:span><text:span text:style-name="T23">-1</text:span></text:p>
            <text:p text:style-name="P15"><text:s text:c="3"/>Before midday</text:p>
            <text:p text:style-name="P15"><text:s text:c="3"/>After midday</text:p>
            <text:p text:style-name="P15"><text:s text:c="3"/>Total</text:p>
          </table:table-cell>
          <table:table-cell table:style-name="Table2.A1" office:value-type="string">
            <text:p text:style-name="P17"/>
            <text:p text:style-name="P16">283 (236 – 347)</text:p>
            <text:p text:style-name="P23"><text:span text:style-name="T1">514 (449 – 577)</text:span><text:span text:style-name="T23">‡</text:span></text:p>
            <text:p text:style-name="P16">803 (710 – 901)</text:p>
          </table:table-cell>
          <table:table-cell table:style-name="Table2.A1" table:number-columns-spanned="2" office:value-type="string">
            <text:p text:style-name="P17"/>
            <text:p text:style-name="P23"><text:span text:style-name="T1">49 (31 – 74)</text:span><text:span text:style-name="T23">*</text:span></text:p>
            <text:p text:style-name="P23"><text:span text:style-name="T1">88 (53 – 123)</text:span><text:span text:style-name="T23">*,‡</text:span></text:p>
            <text:p text:style-name="P23"><text:span text:style-name="T1">142 (92 – 194)</text:span><text:span text:style-name="T23">*</text:span></text:p>
          </table:table-cell>
          <table:covered-table-cell/>
          <table:table-cell table:style-name="Table2.A1" office:value-type="string">
            <text:p text:style-name="P17"/>
            <text:p text:style-name="P23"><text:span text:style-name="T1">21 (10 – 42)</text:span><text:span text:style-name="T23">*,†</text:span></text:p>
            <text:p text:style-name="P23"><text:span text:style-name="T1">27 (13 – 59)</text:span><text:span text:style-name="T23">*,†,‡</text:span></text:p>
            <text:p text:style-name="P23"><text:span text:style-name="T1">52 (26 – 99)</text:span><text:span text:style-name="T23">*,†</text:span></text:p>
          </table:table-cell>
        </table:table-row>
        <table:table-row table:style-name="Table2.1">
          <table:table-cell table:style-name="Table2.A2" office:value-type="string">
            <text:p text:style-name="P22"><text:span text:style-name="T1">EE, METs-min∙day</text:span><text:span text:style-name="T23">-1</text:span></text:p>
            <text:p text:style-name="P15"><text:s text:c="3"/>Before midday</text:p>
            <text:p text:style-name="P22"><text:span text:style-name="T1"><text:s text:c="3"/>After midday</text:span></text:p>
            <text:p text:style-name="P15"><text:s text:c="3"/>Total</text:p>
          </table:table-cell>
          <table:table-cell table:style-name="Table2.A2" office:value-type="string">
            <text:p text:style-name="P17"/>
            <text:p text:style-name="P16">364 (274 – 502)</text:p>
            <text:p text:style-name="P23"><text:span text:style-name="T1">668 (521 – 858)</text:span><text:span text:style-name="T23">‡</text:span></text:p>
            <text:p text:style-name="P16">1032 (822 – 1327)</text:p>
          </table:table-cell>
          <table:table-cell table:style-name="Table2.A2" table:number-columns-spanned="2" office:value-type="string">
            <text:p text:style-name="P17"/>
            <text:p text:style-name="P23"><text:span text:style-name="T1">154 (95 - 263)</text:span><text:span text:style-name="T23">*</text:span></text:p>
            <text:p text:style-name="P23"><text:span text:style-name="T1">273 (167 – 413)</text:span><text:span text:style-name="T23">*,‡</text:span></text:p>
            <text:p text:style-name="P23"><text:span text:style-name="T1">435 (291 – 655)</text:span><text:span text:style-name="T23">*</text:span></text:p>
          </table:table-cell>
          <table:covered-table-cell/>
          <table:table-cell table:style-name="Table2.A2" office:value-type="string">
            <text:p text:style-name="P17"/>
            <text:p text:style-name="P23"><text:span text:style-name="T1">110 (46 – 232)</text:span><text:span text:style-name="T23">*,†</text:span></text:p>
            <text:p text:style-name="P23"><text:span text:style-name="T1">147 (65 – 310)</text:span><text:span text:style-name="T23">*,†,‡</text:span></text:p>
            <text:p text:style-name="P23"><text:span text:style-name="T1">267 (132 – 550)</text:span><text:span text:style-name="T23">*,†</text:span></text:p>
          </table:table-cell>
        </table:table-row>
        <table:table-row table:style-name="Table2.1">
          <table:table-cell table:style-name="Table2.A1" office:value-type="string">
            <text:p text:style-name="P18"/>
          </table:table-cell>
          <table:table-cell table:style-name="Table2.B1" table:number-columns-spanned="4" office:value-type="string">
            <text:p text:style-name="P16">Bouts of physical activity</text:p>
          </table:table-cell>
          <table:covered-table-cell/>
          <table:covered-table-cell/>
          <table:covered-table-cell/>
        </table:table-row>
        <table:table-row table:style-name="Table2.1">
          <table:table-cell table:style-name="Table2.A2" office:value-type="string">
            <text:p text:style-name="P22"><text:span text:style-name="T1">PA measure</text:span></text:p>
          </table:table-cell>
          <table:table-cell table:style-name="Table2.B1" table:number-columns-spanned="2" office:value-type="string">
            <text:p text:style-name="P16">Very light intensity</text:p>
          </table:table-cell>
          <table:covered-table-cell/>
          <table:table-cell table:style-name="Table2.B1" office:value-type="string">
            <text:p text:style-name="P16">Light intensity</text:p>
          </table:table-cell>
          <table:table-cell table:style-name="Table2.B1" office:value-type="string">
            <text:p text:style-name="P16">Moderate-to-vigorous intensity</text:p>
          </table:table-cell>
        </table:table-row>
        <table:table-row table:style-name="Table2.1">
          <table:table-cell table:style-name="Table2.A1" office:value-type="string">
            <text:p text:style-name="P22"><text:span text:style-name="T1">Time, min∙day</text:span><text:span text:style-name="T23">-1</text:span></text:p>
            <text:p text:style-name="P15"><text:s text:c="3"/>≥2-minute</text:p>
            <text:p text:style-name="P15"><text:s text:c="6"/>Before midday</text:p>
            <text:p text:style-name="P15"><text:s text:c="6"/>After midday</text:p>
            <text:p text:style-name="P15"><text:s text:c="6"/>Total</text:p>
            <text:p text:style-name="P15"><text:s text:c="3"/>≥10-minute</text:p>
            <text:p text:style-name="P15"><text:s text:c="6"/>Before midday</text:p>
            <text:p text:style-name="P15"><text:s text:c="6"/>After midday</text:p>
            <text:p text:style-name="P15"><text:s text:c="6"/>Total</text:p>
          </table:table-cell>
          <table:table-cell table:style-name="Table2.A1" table:number-columns-spanned="2" office:value-type="string">
            <text:p text:style-name="P17"/>
            <text:p text:style-name="P16"/>
            <text:p text:style-name="P16">273 (225 – 338)</text:p>
            <text:p text:style-name="P16">503 (435 – 569)</text:p>
            <text:p text:style-name="P16">781 (683 – 884)</text:p>
            <text:p text:style-name="P16"/>
            <text:p text:style-name="P16">215 (167 – 284)</text:p>
            <text:p text:style-name="P16">436 (352 – 526)</text:p>
            <text:p text:style-name="P16">657 (539 – 780)</text:p>
          </table:table-cell>
          <table:covered-table-cell/>
          <table:table-cell table:style-name="Table2.A1" office:value-type="string">
            <text:p text:style-name="P17"/>
            <text:p text:style-name="P16"/>
            <text:p text:style-name="P23"><text:span text:style-name="T1">37 (22 – 59)</text:span><text:span text:style-name="T23">*</text:span></text:p>
            <text:p text:style-name="P23"><text:span text:style-name="T1">67 (37 – 97)</text:span><text:span text:style-name="T23">*</text:span></text:p>
            <text:p text:style-name="P23"><text:span text:style-name="T1">107 (65 – 156)</text:span><text:span text:style-name="T23">*</text:span></text:p>
            <text:p text:style-name="P16"/>
            <text:p text:style-name="P23"><text:span text:style-name="T1">3 (0 – 8)</text:span><text:span text:style-name="T23">*</text:span></text:p>
            <text:p text:style-name="P23"><text:span text:style-name="T1">4 (0 – 14)</text:span><text:span text:style-name="T23">*</text:span></text:p>
            <text:p text:style-name="P23"><text:span text:style-name="T1">7 (0 – 22)</text:span><text:span text:style-name="T23">*</text:span></text:p>
          </table:table-cell>
          <table:table-cell table:style-name="Table2.A1" office:value-type="string">
            <text:p text:style-name="P17"/>
            <text:p text:style-name="P16"/>
            <text:p text:style-name="P23"><text:span text:style-name="T1">15 (6 – 34)</text:span><text:span text:style-name="T23">*,†</text:span></text:p>
            <text:p text:style-name="P23"><text:span text:style-name="T1">20 (8 – 47)</text:span><text:span text:style-name="T23">*,†</text:span></text:p>
            <text:p text:style-name="P23"><text:span text:style-name="T1">38 (17 – 79)</text:span><text:span text:style-name="T23">*,†</text:span></text:p>
            <text:p text:style-name="P16"/>
            <text:p text:style-name="P23"><text:span text:style-name="T1">2 (0 – 11)</text:span><text:span text:style-name="T23">*</text:span></text:p>
            <text:p text:style-name="P23"><text:span text:style-name="T1">3 (0 – 13)</text:span><text:span text:style-name="T23">*,†</text:span></text:p>
            <text:p text:style-name="P23"><text:span text:style-name="T1">6 (0 – 22)</text:span><text:span text:style-name="T23">*</text:span></text:p>
          </table:table-cell>
        </table:table-row>
        <table:table-row table:style-name="Table2.1">
          <table:table-cell table:style-name="Table2.A8" office:value-type="string">
            <text:p text:style-name="P22"><text:span text:style-name="T1">Frequency, bouts∙day</text:span><text:span text:style-name="T23">-1</text:span></text:p>
            <text:p text:style-name="P15"><text:s text:c="3"/>≥2-minute</text:p>
            <text:p text:style-name="P15"><text:s text:c="6"/>Before midday</text:p>
            <text:p text:style-name="P15"><text:s text:c="6"/>After midday</text:p>
            <text:p text:style-name="P15"><text:s text:c="6"/>Total</text:p>
            <text:p text:style-name="P22"><text:span text:style-name="T1"><text:s text:c="3"/>≥10-minute</text:span></text:p>
            <text:p text:style-name="P15"><text:s text:c="6"/>Before midday</text:p>
            <text:p text:style-name="P15"><text:s text:c="6"/>After midday</text:p>
            <text:p text:style-name="P15"><text:soft-page-break/><text:s text:c="6"/>Total</text:p>
          </table:table-cell>
          <table:table-cell table:style-name="Table2.A8" table:number-columns-spanned="2" office:value-type="string">
            <text:p text:style-name="P17"/>
            <text:p text:style-name="P16"/>
            <text:p text:style-name="P16">21 (17 – 25)</text:p>
            <text:p text:style-name="P16">27 (21 – 34)</text:p>
            <text:p text:style-name="P16">48 (39 – 58)</text:p>
            <text:p text:style-name="P16"/>
            <text:p text:style-name="P16">7 (6 – 9)</text:p>
            <text:p text:style-name="P16">11 (9 – 13)</text:p>
            <text:p text:style-name="P16"><text:soft-page-break/>18 (16 – 21)</text:p>
          </table:table-cell>
          <table:covered-table-cell/>
          <table:table-cell table:style-name="Table2.A8" office:value-type="string">
            <text:p text:style-name="P17"/>
            <text:p text:style-name="P16"/>
            <text:p text:style-name="P23"><text:span text:style-name="T1">11 (7 – 16)</text:span><text:span text:style-name="T23">*</text:span></text:p>
            <text:p text:style-name="P23"><text:span text:style-name="T1">19 (11 – 26)</text:span><text:span text:style-name="T23">*</text:span></text:p>
            <text:p text:style-name="P23"><text:span text:style-name="T1">31 (20 – 41)</text:span><text:span text:style-name="T23">*</text:span></text:p>
            <text:p text:style-name="P16"/>
            <text:p text:style-name="P23"><text:span text:style-name="T1">0 (0 – 1)</text:span><text:span text:style-name="T23">*</text:span></text:p>
            <text:p text:style-name="P23"><text:span text:style-name="T1">0 (0 – 1)</text:span><text:span text:style-name="T23">*</text:span></text:p>
            <text:p text:style-name="P23"><text:soft-page-break/><text:span text:style-name="T1">1 (0 – 2)</text:span><text:span text:style-name="T23">*</text:span></text:p>
          </table:table-cell>
          <table:table-cell table:style-name="Table2.A8" office:value-type="string">
            <text:p text:style-name="P17"/>
            <text:p text:style-name="P16"/>
            <text:p text:style-name="P23"><text:span text:style-name="T1">4 (2 – 8)</text:span><text:span text:style-name="T23">*,†</text:span></text:p>
            <text:p text:style-name="P23"><text:span text:style-name="T1">5 (2 – 10)</text:span><text:span text:style-name="T23">*,†</text:span></text:p>
            <text:p text:style-name="P23"><text:span text:style-name="T1">10 (5 – 17)</text:span><text:span text:style-name="T23">*,†</text:span></text:p>
            <text:p text:style-name="P16"/>
            <text:p text:style-name="P23"><text:span text:style-name="T1">0 (0 – 1)</text:span><text:span text:style-name="T23">*</text:span></text:p>
            <text:p text:style-name="P23"><text:span text:style-name="T1">0 (0 – 1)</text:span><text:span text:style-name="T23">*</text:span></text:p>
            <text:p text:style-name="P23"><text:soft-page-break/><text:span text:style-name="T1">1 (0 – 2)</text:span><text:span text:style-name="T23">*</text:span></text:p>
          </table:table-cell>
        </table:table-row>
        <table:table-row table:style-name="Table2.1">
          <table:table-cell table:style-name="Table2.A8" office:value-type="string">
            <text:p text:style-name="P22"><text:span text:style-name="T1">Average duration, min∙bout</text:span><text:span text:style-name="T23">-1</text:span></text:p>
            <text:p text:style-name="P15"><text:s text:c="3"/>≥2-minute</text:p>
            <text:p text:style-name="P15"><text:s text:c="6"/>Before midday</text:p>
            <text:p text:style-name="P15"><text:s text:c="6"/>After midday</text:p>
            <text:p text:style-name="P15"><text:s text:c="6"/>Total</text:p>
            <text:p text:style-name="P15"><text:s text:c="3"/>≥10-minute</text:p>
            <text:p text:style-name="P15"><text:s text:c="6"/>Before midday</text:p>
            <text:p text:style-name="P15"><text:s text:c="6"/>After midday</text:p>
            <text:p text:style-name="P15"><text:s text:c="6"/>Total</text:p>
          </table:table-cell>
          <table:table-cell table:style-name="Table2.A8" table:number-columns-spanned="2" office:value-type="string">
            <text:p text:style-name="P17"/>
            <text:p text:style-name="P16"/>
            <text:p text:style-name="P16">13 (10 – 17)</text:p>
            <text:p text:style-name="P16">18 (13 – 27)</text:p>
            <text:p text:style-name="P16">16 (12 – 21)</text:p>
            <text:p text:style-name="P16"/>
            <text:p text:style-name="P16">29 (24 – 36)</text:p>
            <text:p text:style-name="P16">37 (29 – 50)</text:p>
            <text:p text:style-name="P16">34 (28 – 43)</text:p>
          </table:table-cell>
          <table:covered-table-cell/>
          <table:table-cell table:style-name="Table2.A8" office:value-type="string">
            <text:p text:style-name="P17"/>
            <text:p text:style-name="P16"/>
            <text:p text:style-name="P23"><text:span text:style-name="T1">3 (3 – 4)</text:span><text:span text:style-name="T23">*</text:span></text:p>
            <text:p text:style-name="P23"><text:span text:style-name="T1">3 (3 – 4)</text:span><text:span text:style-name="T23">*</text:span></text:p>
            <text:p text:style-name="P23"><text:span text:style-name="T1">3 (3 – 4)</text:span><text:span text:style-name="T23">*</text:span></text:p>
            <text:p text:style-name="P16"/>
            <text:p text:style-name="P23"><text:span text:style-name="T1">10 (0 – 13)</text:span><text:span text:style-name="T23">*</text:span></text:p>
            <text:p text:style-name="P23"><text:span text:style-name="T1">11 (0 – 13)</text:span><text:span text:style-name="T23">*</text:span></text:p>
            <text:p text:style-name="P23"><text:span text:style-name="T1">12 (0 – 14)</text:span><text:span text:style-name="T23">*</text:span></text:p>
          </table:table-cell>
          <table:table-cell table:style-name="Table2.A8" office:value-type="string">
            <text:p text:style-name="P17"/>
            <text:p text:style-name="P16"/>
            <text:p text:style-name="P23"><text:span text:style-name="T1">4 (3 – 5)</text:span><text:span text:style-name="T23">*,†</text:span></text:p>
            <text:p text:style-name="P23"><text:span text:style-name="T1">4 (3 – 5)</text:span><text:span text:style-name="T23">*,†</text:span></text:p>
            <text:p text:style-name="P23"><text:span text:style-name="T1">4 (3 – 5)</text:span><text:span text:style-name="T23">*,†</text:span></text:p>
            <text:p text:style-name="P16"/>
            <text:p text:style-name="P23"><text:span text:style-name="T1">10 (0 – 15)</text:span><text:span text:style-name="T23">*,†</text:span></text:p>
            <text:p text:style-name="P23"><text:span text:style-name="T1">11 (0 – 15)</text:span><text:span text:style-name="T23">*</text:span></text:p>
            <text:p text:style-name="P23"><text:span text:style-name="T1">13 (0 – 16)</text:span><text:span text:style-name="T23">*,†</text:span></text:p>
          </table:table-cell>
        </table:table-row>
        <table:table-row table:style-name="Table2.1">
          <table:table-cell table:style-name="Table2.A2" office:value-type="string">
            <text:p text:style-name="P22"><text:span text:style-name="T1">EE, METs-min∙day</text:span><text:span text:style-name="T23">-1</text:span></text:p>
            <text:p text:style-name="P15"><text:s text:c="3"/>≥2-minute</text:p>
            <text:p text:style-name="P15"><text:s text:c="6"/>Before midday</text:p>
            <text:p text:style-name="P15"><text:s text:c="6"/>After midday</text:p>
            <text:p text:style-name="P15"><text:s text:c="6"/>Total</text:p>
            <text:p text:style-name="P15"><text:s text:c="3"/>≥10-minute</text:p>
            <text:p text:style-name="P22"><text:span text:style-name="T1"><text:s text:c="6"/>Before midday</text:span></text:p>
            <text:p text:style-name="P15"><text:s text:c="6"/>After midday</text:p>
            <text:p text:style-name="P15"><text:s text:c="6"/>Total</text:p>
          </table:table-cell>
          <table:table-cell table:style-name="Table2.A2" table:number-columns-spanned="2" office:value-type="string">
            <text:p text:style-name="P17"/>
            <text:p text:style-name="P16"/>
            <text:p text:style-name="P16">347 (261 – 490)</text:p>
            <text:p text:style-name="P16">648 (501 – 845)</text:p>
            <text:p text:style-name="P16">1000 (783 – 1298)</text:p>
            <text:p text:style-name="P16"/>
            <text:p text:style-name="P16">273 (193 – 411)</text:p>
            <text:p text:style-name="P16">572 (410 – 783)</text:p>
            <text:p text:style-name="P16">847 (626 – 1168)</text:p>
          </table:table-cell>
          <table:covered-table-cell/>
          <table:table-cell table:style-name="Table2.A2" office:value-type="string">
            <text:p text:style-name="P17"/>
            <text:p text:style-name="P16"/>
            <text:p text:style-name="P23"><text:span text:style-name="T1">118 (67 – 205)</text:span><text:span text:style-name="T23">*</text:span></text:p>
            <text:p text:style-name="P23"><text:span text:style-name="T1">211 (119 – 335)</text:span><text:span text:style-name="T23">*</text:span></text:p>
            <text:p text:style-name="P23"><text:span text:style-name="T1">340 (204 – 523)</text:span><text:span text:style-name="T23">*</text:span></text:p>
            <text:p text:style-name="P16"/>
            <text:p text:style-name="P23"><text:span text:style-name="T1">6 (0 – 26)</text:span><text:span text:style-name="T23">*</text:span></text:p>
            <text:p text:style-name="P23"><text:span text:style-name="T1">14 (0 – 47)</text:span><text:span text:style-name="T23">*</text:span></text:p>
            <text:p text:style-name="P23"><text:span text:style-name="T1">26 (0 – 77)</text:span><text:span text:style-name="T23">*</text:span></text:p>
          </table:table-cell>
          <table:table-cell table:style-name="Table2.A2" office:value-type="string">
            <text:p text:style-name="P17"/>
            <text:p text:style-name="P16"/>
            <text:p text:style-name="P23"><text:span text:style-name="T1">86 (29 – 187)</text:span><text:span text:style-name="T23">*,†</text:span></text:p>
            <text:p text:style-name="P23"><text:span text:style-name="T1">106 (41 – 255)</text:span><text:span text:style-name="T23">*,†</text:span></text:p>
            <text:p text:style-name="P23"><text:span text:style-name="T1">205 (86 – 436)</text:span><text:span text:style-name="T23">*,†</text:span></text:p>
            <text:p text:style-name="P16"/>
            <text:p text:style-name="P23"><text:span text:style-name="T1">9 (0 – 61)</text:span><text:span text:style-name="T23">*,†</text:span></text:p>
            <text:p text:style-name="P23"><text:span text:style-name="T1">12 (0 – 69)</text:span><text:span text:style-name="T23">*</text:span></text:p>
            <text:p text:style-name="P23"><text:span text:style-name="T1">36 (0 – 132)</text:span><text:span text:style-name="T23">*</text:span></text:p>
          </table:table-cell>
        </table:table-row>
      </table:table>
      <text:p text:style-name="P2"><text:span text:style-name="T1">Data expressed as median (interquartile range). EE: energy expenditure; MET: metabolic equivalent of task. </text:span><text:span text:style-name="T23">*</text:span><text:span text:style-name="T16">P</text:span><text:span text:style-name="T1">&lt;0.05 vs very light intensity; </text:span><text:span text:style-name="T23">†</text:span><text:span text:style-name="T16">P</text:span><text:span text:style-name="T1">&lt;0.05 vs light intensity.</text:span></text:p>
      <text:p text:style-name="P32"><text:span text:style-name="T6">TABLE 3. GENERAL CHARACTERISTICS AND DAILY PHYSICAL ACTIVITY MEASURES IN MODERATE-TO-VIGOROUS INTENSITY OF HEALTHY SUBJECTS AND MATCHED PATIENTS WITH COPD</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text:span text:style-name="T1">Characteristic/PA measure</text:span></text:p>
          </table:table-cell>
          <table:table-cell table:style-name="Table3.A1" office:value-type="string">
            <text:p text:style-name="P16">Healthy subjects</text:p>
          </table:table-cell>
          <table:table-cell table:style-name="Table3.A1" office:value-type="string">
            <text:p text:style-name="P16">Matched patients with COPD</text:p>
          </table:table-cell>
          <table:table-cell table:style-name="Table3.A1" office:value-type="string">
            <text:p text:style-name="P23"><text:span text:style-name="T16">P</text:span><text:span text:style-name="T1">-value</text:span></text:p>
          </table:table-cell>
        </table:table-row>
        <table:table-row table:style-name="Table3.1">
          <table:table-cell table:style-name="Table3.A2" office:value-type="string">
            <text:p text:style-name="P15">General characteristics</text:p>
            <text:p text:style-name="P15"><text:s text:c="3"/>N</text:p>
          </table:table-cell>
          <table:table-cell table:style-name="Table3.A2" office:value-type="string">
            <text:p text:style-name="P17"/>
            <text:p text:style-name="P16">66</text:p>
          </table:table-cell>
          <table:table-cell table:style-name="Table3.A2" office:value-type="string">
            <text:p text:style-name="P17"/>
            <text:p text:style-name="P16">66</text:p>
          </table:table-cell>
          <table:table-cell table:style-name="Table3.A2" office:value-type="string">
            <text:p text:style-name="P17"/>
            <text:p text:style-name="P16"/>
          </table:table-cell>
        </table:table-row>
        <table:table-row table:style-name="Table3.1">
          <table:table-cell table:style-name="Table3.A3" office:value-type="string">
            <text:p text:style-name="P15"><text:s text:c="3"/>Age, yrs</text:p>
          </table:table-cell>
          <table:table-cell table:style-name="Table3.A3" office:value-type="string">
            <text:p text:style-name="P16">65 (61 – 70)</text:p>
          </table:table-cell>
          <table:table-cell table:style-name="Table3.A3" office:value-type="string">
            <text:p text:style-name="P16">65 (61 – 70)</text:p>
          </table:table-cell>
          <table:table-cell table:style-name="Table3.A3" office:value-type="string">
            <text:p text:style-name="P16">1.00</text:p>
          </table:table-cell>
        </table:table-row>
        <table:table-row table:style-name="Table3.1">
          <table:table-cell table:style-name="Table3.A3" office:value-type="string">
            <text:p text:style-name="P15"><text:s text:c="3"/>Male, %</text:p>
          </table:table-cell>
          <table:table-cell table:style-name="Table3.A3" office:value-type="string">
            <text:p text:style-name="P16">45</text:p>
          </table:table-cell>
          <table:table-cell table:style-name="Table3.A3" office:value-type="string">
            <text:p text:style-name="P16">45</text:p>
          </table:table-cell>
          <table:table-cell table:style-name="Table3.A3" office:value-type="string">
            <text:p text:style-name="P16">1.00</text:p>
          </table:table-cell>
        </table:table-row>
        <table:table-row table:style-name="Table3.1">
          <table:table-cell table:style-name="Table3.A3" office:value-type="string">
            <text:p text:style-name="P22"><text:span text:style-name="T1"><text:s text:c="3"/>BMI, kg·m</text:span><text:span text:style-name="T23">-2</text:span></text:p>
          </table:table-cell>
          <table:table-cell table:style-name="Table3.A3" office:value-type="string">
            <text:p text:style-name="P16">25.3 (22.9 – 28.1)</text:p>
          </table:table-cell>
          <table:table-cell table:style-name="Table3.A3" office:value-type="string">
            <text:p text:style-name="P16">24.9 (22.4 – 27.9)</text:p>
          </table:table-cell>
          <table:table-cell table:style-name="Table3.A3" office:value-type="string">
            <text:p text:style-name="P16">0.65</text:p>
          </table:table-cell>
        </table:table-row>
        <table:table-row table:style-name="Table3.1">
          <table:table-cell table:style-name="Table3.A3" office:value-type="string">
            <text:p text:style-name="P22"><text:span text:style-name="T1"><text:s text:c="3"/>FEV</text:span><text:span text:style-name="T25">1</text:span><text:span text:style-name="T1">, % predicted</text:span></text:p>
          </table:table-cell>
          <table:table-cell table:style-name="Table3.A3" office:value-type="string">
            <text:p text:style-name="P16">107 (97 – 117)</text:p>
          </table:table-cell>
          <table:table-cell table:style-name="Table3.A3" office:value-type="string">
            <text:p text:style-name="P16">43 (29 – 63)</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text:s text:c="3"/>FEV</text:span><text:span text:style-name="T25">1</text:span><text:span text:style-name="T1">/FVC, %</text:span></text:p>
          </table:table-cell>
          <table:table-cell table:style-name="Table3.A3" office:value-type="string">
            <text:p text:style-name="P16">78 (75 – 82)</text:p>
          </table:table-cell>
          <table:table-cell table:style-name="Table3.A3" office:value-type="string">
            <text:p text:style-name="P16">42 (32 – 54)</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text:s text:c="3"/>mMRC dyspnea grade, points</text:span><text:span text:style-name="T23">*</text:span></text:p>
          </table:table-cell>
          <table:table-cell table:style-name="Table3.A3" office:value-type="string">
            <text:p text:style-name="P16">0 (0 – 0)</text:p>
          </table:table-cell>
          <table:table-cell table:style-name="Table3.A3" office:value-type="string">
            <text:p text:style-name="P16">2 (1 – 3)</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Physical activity measures in moderate-to-vigorous intensity</text:span></text:p>
            <text:p text:style-name="P22"><text:span text:style-name="T1"><text:s text:c="3"/>Time, min∙day</text:span><text:span text:style-name="T23">-1</text:span></text:p>
          </table:table-cell>
          <table:table-cell table:style-name="Table3.A3" office:value-type="string">
            <text:p text:style-name="P17"/>
            <text:p text:style-name="P16">101 (57 – 163)</text:p>
          </table:table-cell>
          <table:table-cell table:style-name="Table3.A3" office:value-type="string">
            <text:p text:style-name="P17"/>
            <text:p text:style-name="P16">47 (30 – 95)</text:p>
          </table:table-cell>
          <table:table-cell table:style-name="Table3.A3" office:value-type="string">
            <text:p text:style-name="P17"/>
            <text:p text:style-name="P16">&lt;0.0001</text:p>
          </table:table-cell>
        </table:table-row>
        <table:table-row table:style-name="Table3.1">
          <table:table-cell table:style-name="Table3.A3" office:value-type="string">
            <text:p text:style-name="P22"><text:span text:style-name="T1"><text:s text:c="3"/>EE, METs-min∙day</text:span><text:span text:style-name="T23">-1</text:span></text:p>
          </table:table-cell>
          <table:table-cell table:style-name="Table3.A3" office:value-type="string">
            <text:p text:style-name="P16">461 (271 – 797)</text:p>
          </table:table-cell>
          <table:table-cell table:style-name="Table3.A3" office:value-type="string">
            <text:p text:style-name="P16">213 (123 – 435)</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text:s text:c="3"/>Time in ≥2-min bouts, min∙day</text:span><text:span text:style-name="T23">-1</text:span></text:p>
          </table:table-cell>
          <table:table-cell table:style-name="Table3.A3" office:value-type="string">
            <text:p text:style-name="P16">82 (38 – 138)</text:p>
          </table:table-cell>
          <table:table-cell table:style-name="Table3.A3" office:value-type="string">
            <text:p text:style-name="P16">37 (15 – 83)</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text:s text:c="3"/>Time in ≥10-min bouts, min∙day</text:span><text:span text:style-name="T23">-1</text:span></text:p>
          </table:table-cell>
          <table:table-cell table:style-name="Table3.A3" office:value-type="string">
            <text:p text:style-name="P16">29 (10 – 73)</text:p>
          </table:table-cell>
          <table:table-cell table:style-name="Table3.A3" office:value-type="string">
            <text:p text:style-name="P16">6 (0 – 20)</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text:s text:c="3"/>Frequency of ≥2-min bouts, bouts∙day</text:span><text:span text:style-name="T23">-1</text:span></text:p>
          </table:table-cell>
          <table:table-cell table:style-name="Table3.A3" office:value-type="string">
            <text:p text:style-name="P16">17 (10 – 25)</text:p>
          </table:table-cell>
          <table:table-cell table:style-name="Table3.A3" office:value-type="string">
            <text:p text:style-name="P16">9 (5 – 17)</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text:s text:c="3"/>Frequency of ≥10-min bouts, bouts∙day</text:span><text:span text:style-name="T23">-1</text:span></text:p>
          </table:table-cell>
          <table:table-cell table:style-name="Table3.A3" office:value-type="string">
            <text:p text:style-name="P16">2 (1 – 4)</text:p>
          </table:table-cell>
          <table:table-cell table:style-name="Table3.A3" office:value-type="string">
            <text:p text:style-name="P16">0 (0 – 1)</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text:s text:c="3"/>Average duration of ≥2-min bouts, min∙bout</text:span><text:span text:style-name="T23">-1</text:span></text:p>
          </table:table-cell>
          <table:table-cell table:style-name="Table3.A3" office:value-type="string">
            <text:p text:style-name="P16">5 (4 – 7)</text:p>
          </table:table-cell>
          <table:table-cell table:style-name="Table3.A3" office:value-type="string">
            <text:p text:style-name="P16">4 (3 – 5)</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text:s text:c="3"/>Average duration of ≥10-min bouts, min∙bout</text:span><text:span text:style-name="T23">-1</text:span></text:p>
          </table:table-cell>
          <table:table-cell table:style-name="Table3.A3" office:value-type="string">
            <text:p text:style-name="P16">16 (13 – 21)</text:p>
          </table:table-cell>
          <table:table-cell table:style-name="Table3.A3" office:value-type="string">
            <text:p text:style-name="P16">12 (0 – 14)</text:p>
          </table:table-cell>
          <table:table-cell table:style-name="Table3.A3" office:value-type="string">
            <text:p text:style-name="P16">&lt;0.0001</text:p>
          </table:table-cell>
        </table:table-row>
        <table:table-row table:style-name="Table3.1">
          <table:table-cell table:style-name="Table3.A3" office:value-type="string">
            <text:p text:style-name="P22"><text:span text:style-name="T1"><text:s text:c="3"/>EE in ≥2-min bouts, METs-min∙day</text:span><text:span text:style-name="T23">-1</text:span></text:p>
          </table:table-cell>
          <table:table-cell table:style-name="Table3.A3" office:value-type="string">
            <text:p text:style-name="P16">362 (212 – 712)</text:p>
          </table:table-cell>
          <table:table-cell table:style-name="Table3.A3" office:value-type="string">
            <text:p text:style-name="P16">164 (65 – 376)</text:p>
          </table:table-cell>
          <table:table-cell table:style-name="Table3.A3" office:value-type="string">
            <text:p text:style-name="P16">&lt;0.0001</text:p>
          </table:table-cell>
        </table:table-row>
        <table:table-row table:style-name="Table3.1">
          <table:table-cell table:style-name="Table3.A18" office:value-type="string">
            <text:p text:style-name="P22"><text:span text:style-name="T1"><text:s text:c="3"/>EE in ≥10-min bouts, METs-min∙day</text:span><text:span text:style-name="T23">-1</text:span></text:p>
          </table:table-cell>
          <table:table-cell table:style-name="Table3.A18" office:value-type="string">
            <text:p text:style-name="P16">107 (47 – 417)</text:p>
          </table:table-cell>
          <table:table-cell table:style-name="Table3.A18" office:value-type="string">
            <text:p text:style-name="P16">23 (0 – 121)</text:p>
          </table:table-cell>
          <table:table-cell table:style-name="Table3.A18" office:value-type="string">
            <text:p text:style-name="P16">&lt;0.0001</text:p>
          </table:table-cell>
        </table:table-row>
      </table:table>
      <text:p text:style-name="P2"><text:span text:style-name="T1">Data expressed as absolute/relative frequency, or median (interquartile range). See Tables 1 and 2 for definition of abbreviations. </text:span><text:span text:style-name="T23">*</text:span><text:span text:style-name="T1">Data available for 48 healthy subjects and 59 patients with COPD.</text:span></text:p>
      <text:p text:style-name="P33"><text:span text:style-name="T6">TABLE 4. GENERAL CHARACTERISTICS AND DAILY PHYSICAL ACTIVITY MEASURES OF CLUSTERS OF PATIENTS WITH COPD</text:span></text:p>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style-name="Table4.1">
          <table:table-cell table:style-name="Table4.A1" office:value-type="string">
            <text:p text:style-name="P26">Characteristic/PA measure</text:p>
          </table:table-cell>
          <table:table-cell table:style-name="Table4.A1" office:value-type="string">
            <text:p text:style-name="P26">Cluster 1</text:p>
            <text:p text:style-name="P23"><text:span text:style-name="T28">(very long very light intensity/very short moderate-to-vigorous intensity)</text:span></text:p>
          </table:table-cell>
          <table:table-cell table:style-name="Table4.A1" office:value-type="string">
            <text:p text:style-name="P26">Cluster 2</text:p>
            <text:p text:style-name="P26">(very long very light intensity/ short moderate-to-vigorous intensity).</text:p>
          </table:table-cell>
          <table:table-cell table:style-name="Table4.A1" office:value-type="string">
            <text:p text:style-name="P26">Cluster 3</text:p>
            <text:p text:style-name="P26">(long very light intensity/short moderate-to-vigorous intensity)</text:p>
          </table:table-cell>
          <table:table-cell table:style-name="Table4.A1" office:value-type="string">
            <text:p text:style-name="P26">Cluster 4</text:p>
            <text:p text:style-name="P26">(long very light intensity/long moderate-to-vigorous intensity)</text:p>
          </table:table-cell>
          <table:table-cell table:style-name="Table4.A1" office:value-type="string">
            <text:p text:style-name="P26">Cluster 5</text:p>
            <text:p text:style-name="P26">(intermediate very light intensity/very long moderate-to-vigorous intensity)</text:p>
          </table:table-cell>
          <table:table-cell table:style-name="Table4.A1" office:value-type="string">
            <text:p text:style-name="P23"><text:span text:style-name="T29">P</text:span><text:span text:style-name="T28">-value</text:span></text:p>
          </table:table-cell>
        </table:table-row>
        <table:table-row table:style-name="Table4.1">
          <table:table-cell table:style-name="Table4.A2" office:value-type="string">
            <text:p text:style-name="P25">General characteristics</text:p>
            <text:p text:style-name="P25"><text:s text:c="3"/>N</text:p>
          </table:table-cell>
          <table:table-cell table:style-name="Table4.A2" office:value-type="string">
            <text:p text:style-name="P27"/>
            <text:p text:style-name="P26">216</text:p>
          </table:table-cell>
          <table:table-cell table:style-name="Table4.A2" office:value-type="string">
            <text:p text:style-name="P27"/>
            <text:p text:style-name="P26">415</text:p>
          </table:table-cell>
          <table:table-cell table:style-name="Table4.A2" office:value-type="string">
            <text:p text:style-name="P27"/>
            <text:p text:style-name="P26">184</text:p>
          </table:table-cell>
          <table:table-cell table:style-name="Table4.A2" office:value-type="string">
            <text:p text:style-name="P27"/>
            <text:p text:style-name="P26">165</text:p>
          </table:table-cell>
          <table:table-cell table:style-name="Table4.A2" office:value-type="string">
            <text:p text:style-name="P27"/>
            <text:p text:style-name="P26">21</text:p>
          </table:table-cell>
          <table:table-cell table:style-name="Table4.A2" office:value-type="string">
            <text:p text:style-name="P27"/>
            <text:p text:style-name="P26"/>
          </table:table-cell>
        </table:table-row>
        <table:table-row table:style-name="Table4.1">
          <table:table-cell table:style-name="Table4.A3" office:value-type="string">
            <text:p text:style-name="P25"><text:s text:c="3"/>Age, yrs</text:p>
          </table:table-cell>
          <table:table-cell table:style-name="Table4.A3" office:value-type="string">
            <text:p text:style-name="P26">68 (62 – 74)</text:p>
          </table:table-cell>
          <table:table-cell table:style-name="Table4.A3" office:value-type="string">
            <text:p text:style-name="P26">67 (61 – 72)</text:p>
          </table:table-cell>
          <table:table-cell table:style-name="Table4.A3" office:value-type="string">
            <text:p text:style-name="P26">67 (60 – 72)</text:p>
          </table:table-cell>
          <table:table-cell table:style-name="Table4.A3" office:value-type="string">
            <text:p text:style-name="P23"><text:span text:style-name="T28">63 (58 – 70)</text:span><text:span text:style-name="T24">†,‡</text:span></text:p>
          </table:table-cell>
          <table:table-cell table:style-name="Table4.A3" office:value-type="string">
            <text:p text:style-name="P26">63 (56 – 68)</text:p>
          </table:table-cell>
          <table:table-cell table:style-name="Table4.A3" office:value-type="string">
            <text:p text:style-name="P26">&lt;0.0001</text:p>
          </table:table-cell>
        </table:table-row>
        <table:table-row table:style-name="Table4.1">
          <table:table-cell table:style-name="Table4.A3" office:value-type="string">
            <text:p text:style-name="P25"><text:s text:c="3"/>Male, %</text:p>
          </table:table-cell>
          <table:table-cell table:style-name="Table4.A3" office:value-type="string">
            <text:p text:style-name="P26">67</text:p>
          </table:table-cell>
          <table:table-cell table:style-name="Table4.A3" office:value-type="string">
            <text:p text:style-name="P26">67</text:p>
          </table:table-cell>
          <table:table-cell table:style-name="Table4.A3" office:value-type="string">
            <text:p text:style-name="P26">51</text:p>
          </table:table-cell>
          <table:table-cell table:style-name="Table4.A3" office:value-type="string">
            <text:p text:style-name="P26">76</text:p>
          </table:table-cell>
          <table:table-cell table:style-name="Table4.A3" office:value-type="string">
            <text:p text:style-name="P26">67</text:p>
          </table:table-cell>
          <table:table-cell table:style-name="Table4.A3" office:value-type="string">
            <text:p text:style-name="P26">0.32</text:p>
          </table:table-cell>
        </table:table-row>
        <table:table-row table:style-name="Table4.1">
          <table:table-cell table:style-name="Table4.A3" office:value-type="string">
            <text:p text:style-name="P22"><text:span text:style-name="T28"><text:s text:c="3"/>BMI, kg·m</text:span><text:span text:style-name="T24">-2</text:span></text:p>
          </table:table-cell>
          <table:table-cell table:style-name="Table4.A3" office:value-type="string">
            <text:p text:style-name="P26">30.4 (26.5 – 34.7)</text:p>
          </table:table-cell>
          <table:table-cell table:style-name="Table4.A3" office:value-type="string">
            <text:p text:style-name="P23"><text:span text:style-name="T28">25.7 (22.6 – 29.0)</text:span><text:span text:style-name="T24">†</text:span></text:p>
          </table:table-cell>
          <table:table-cell table:style-name="Table4.A3" office:value-type="string">
            <text:p text:style-name="P23"><text:span text:style-name="T28">24.9 (22.2 – 27.4)</text:span><text:span text:style-name="T24">†</text:span></text:p>
          </table:table-cell>
          <table:table-cell table:style-name="Table4.A3" office:value-type="string">
            <text:p text:style-name="P23"><text:span text:style-name="T28">23.1 (20.3 – 26.8)</text:span><text:span text:style-name="T24">†,‡</text:span></text:p>
          </table:table-cell>
          <table:table-cell table:style-name="Table4.A3" office:value-type="string">
            <text:p text:style-name="P23"><text:span text:style-name="T28">22.5 (18.3 – 30.9)</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FEV</text:span><text:span text:style-name="T26">1</text:span><text:span text:style-name="T28">, % predicted</text:span></text:p>
          </table:table-cell>
          <table:table-cell table:style-name="Table4.A3" office:value-type="string">
            <text:p text:style-name="P26">44 (32 – 58)</text:p>
          </table:table-cell>
          <table:table-cell table:style-name="Table4.A3" office:value-type="string">
            <text:p text:style-name="P26">48 (34 – 61)</text:p>
          </table:table-cell>
          <table:table-cell table:style-name="Table4.A3" office:value-type="string">
            <text:p text:style-name="P23"><text:span text:style-name="T28">57 (41 – 71)</text:span><text:span text:style-name="T24">†,‡</text:span></text:p>
          </table:table-cell>
          <table:table-cell table:style-name="Table4.A3" office:value-type="string">
            <text:p text:style-name="P23"><text:span text:style-name="T28">50 (36 – 68)</text:span><text:span text:style-name="T24">†</text:span></text:p>
          </table:table-cell>
          <table:table-cell table:style-name="Table4.A3" office:value-type="string">
            <text:p text:style-name="P26">51 (39 – 70)</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FEV</text:span><text:span text:style-name="T26">1</text:span><text:span text:style-name="T28">/FVC, %</text:span></text:p>
          </table:table-cell>
          <table:table-cell table:style-name="Table4.A3" office:value-type="string">
            <text:p text:style-name="P26">43 (34 – 55)</text:p>
          </table:table-cell>
          <table:table-cell table:style-name="Table4.A3" office:value-type="string">
            <text:p text:style-name="P26">44 (34 – 55)</text:p>
          </table:table-cell>
          <table:table-cell table:style-name="Table4.A3" office:value-type="string">
            <text:p text:style-name="P23"><text:span text:style-name="T28">50 (38 – 61)</text:span><text:span text:style-name="T24">†,‡</text:span></text:p>
          </table:table-cell>
          <table:table-cell table:style-name="Table4.A3" office:value-type="string">
            <text:p text:style-name="P26">47 (36 – 57)</text:p>
          </table:table-cell>
          <table:table-cell table:style-name="Table4.A3" office:value-type="string">
            <text:p text:style-name="P26">49 (38 – 64)</text:p>
          </table:table-cell>
          <table:table-cell table:style-name="Table4.A3" office:value-type="string">
            <text:p text:style-name="P26">0.002</text:p>
          </table:table-cell>
        </table:table-row>
        <table:table-row table:style-name="Table4.1">
          <table:table-cell table:style-name="Table4.A3" office:value-type="string">
            <text:p text:style-name="P22"><text:span text:style-name="T28"><text:s text:c="3"/>mMRC dyspnea grade, points</text:span><text:span text:style-name="T24">*</text:span></text:p>
          </table:table-cell>
          <table:table-cell table:style-name="Table4.A3" office:value-type="string">
            <text:p text:style-name="P26">2 (1 – 3)</text:p>
          </table:table-cell>
          <table:table-cell table:style-name="Table4.A3" office:value-type="string">
            <text:p text:style-name="P23"><text:span text:style-name="T28">2 (1 – 3)</text:span><text:span text:style-name="T24">†</text:span></text:p>
          </table:table-cell>
          <table:table-cell table:style-name="Table4.A3" office:value-type="string">
            <text:p text:style-name="P23"><text:span text:style-name="T28">1 (1 – 2)</text:span><text:span text:style-name="T24">†,‡</text:span></text:p>
          </table:table-cell>
          <table:table-cell table:style-name="Table4.A3" office:value-type="string">
            <text:p text:style-name="P23"><text:span text:style-name="T28">1 (0 – 3)</text:span><text:span text:style-name="T24">†</text:span></text:p>
          </table:table-cell>
          <table:table-cell table:style-name="Table4.A3" office:value-type="string">
            <text:p text:style-name="P23"><text:span text:style-name="T28">1 (0 – 2)</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ADO index</text:span><text:span text:style-name="T24">*</text:span></text:p>
          </table:table-cell>
          <table:table-cell table:style-name="Table4.A3" office:value-type="string">
            <text:p text:style-name="P26">5 (3 – 6)</text:p>
          </table:table-cell>
          <table:table-cell table:style-name="Table4.A3" office:value-type="string">
            <text:p text:style-name="P23"><text:span text:style-name="T28">4 (3 – 5)</text:span><text:span text:style-name="T24">†</text:span></text:p>
          </table:table-cell>
          <table:table-cell table:style-name="Table4.A3" office:value-type="string">
            <text:p text:style-name="P23"><text:span text:style-name="T28">4 (3 – 5)</text:span><text:span text:style-name="T24">†,‡</text:span></text:p>
          </table:table-cell>
          <table:table-cell table:style-name="Table4.A3" office:value-type="string">
            <text:p text:style-name="P23"><text:span text:style-name="T28">4 (3 – 5)</text:span><text:span text:style-name="T24">†</text:span></text:p>
          </table:table-cell>
          <table:table-cell table:style-name="Table4.A3" office:value-type="string">
            <text:p text:style-name="P23"><text:span text:style-name="T28">3 (2 – 4)</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5"><text:s text:c="3"/>GOLD 2007 classification 1 / 2 / 3 / 4, %</text:p>
          </table:table-cell>
          <table:table-cell table:style-name="Table4.A3" office:value-type="string">
            <text:p text:style-name="P26">4 / 34 / 43 / 19</text:p>
          </table:table-cell>
          <table:table-cell table:style-name="Table4.A3" office:value-type="string">
            <text:p text:style-name="P26">8 / 38 / 35 / 19</text:p>
          </table:table-cell>
          <table:table-cell table:style-name="Table4.A3" office:value-type="string">
            <text:p text:style-name="P26">18 / 46 / 23 / 13</text:p>
          </table:table-cell>
          <table:table-cell table:style-name="Table4.A3" office:value-type="string">
            <text:p text:style-name="P26">9 / 42 / 31 / 18</text:p>
          </table:table-cell>
          <table:table-cell table:style-name="Table4.A3" office:value-type="string">
            <text:p text:style-name="P26">10 / 43 / 33 / 14</text:p>
          </table:table-cell>
          <table:table-cell table:style-name="Table4.A3" office:value-type="string">
            <text:p text:style-name="P26">0.17</text:p>
          </table:table-cell>
        </table:table-row>
        <table:table-row table:style-name="Table4.1">
          <table:table-cell table:style-name="Table4.A3" office:value-type="string">
            <text:p text:style-name="P22"><text:span text:style-name="T28"><text:s text:c="3"/>GOLD 2011 classification A / B / C / D, %</text:span><text:span text:style-name="T24">*</text:span></text:p>
          </table:table-cell>
          <table:table-cell table:style-name="Table4.A3" office:value-type="string">
            <text:p text:style-name="P26">18 / 19 / 16 / 47</text:p>
          </table:table-cell>
          <table:table-cell table:style-name="Table4.A3" office:value-type="string">
            <text:p text:style-name="P26">28 / 15 / 17 / 40</text:p>
          </table:table-cell>
          <table:table-cell table:style-name="Table4.A3" office:value-type="string">
            <text:p text:style-name="P26">44 / 16 / 16 / 24</text:p>
          </table:table-cell>
          <table:table-cell table:style-name="Table4.A3" office:value-type="string">
            <text:p text:style-name="P26">31 / 13 / 20 / 36</text:p>
          </table:table-cell>
          <table:table-cell table:style-name="Table4.A3" office:value-type="string">
            <text:p text:style-name="P26">44 / 6 / 28 / 22</text:p>
          </table:table-cell>
          <table:table-cell table:style-name="Table4.A3" office:value-type="string">
            <text:p text:style-name="P26">0.02</text:p>
          </table:table-cell>
        </table:table-row>
        <table:table-row table:style-name="Table4.1">
          <table:table-cell table:style-name="Table4.A3" office:value-type="string">
            <text:p text:style-name="P22"><text:span text:style-name="T28">Physical activity measures in </text:span><text:span text:style-name="T31">very light intensity</text:span></text:p>
            <text:p text:style-name="P22"><text:span text:style-name="T28"><text:s text:c="3"/>Time, min∙day</text:span><text:span text:style-name="T24">-1</text:span></text:p>
          </table:table-cell>
          <table:table-cell table:style-name="Table4.A3" office:value-type="string">
            <text:p text:style-name="P27"/>
            <text:p text:style-name="P26">955 (904 – 1042)</text:p>
          </table:table-cell>
          <table:table-cell table:style-name="Table4.A3" office:value-type="string">
            <text:p text:style-name="P27"/>
            <text:p text:style-name="P23"><text:span text:style-name="T28">823 (768 – 879)</text:span><text:span text:style-name="T24">†</text:span></text:p>
          </table:table-cell>
          <table:table-cell table:style-name="Table4.A3" office:value-type="string">
            <text:p text:style-name="P27"/>
            <text:p text:style-name="P23"><text:span text:style-name="T28">706 (641 – 769)</text:span><text:span text:style-name="T24">†,‡</text:span></text:p>
          </table:table-cell>
          <table:table-cell table:style-name="Table4.A3" office:value-type="string">
            <text:p text:style-name="P27"/>
            <text:p text:style-name="P23"><text:span text:style-name="T28">675 (604 – 735)</text:span><text:span text:style-name="T24">†,‡</text:span></text:p>
          </table:table-cell>
          <table:table-cell table:style-name="Table4.A3" office:value-type="string">
            <text:p text:style-name="P27"/>
            <text:p text:style-name="P23"><text:span text:style-name="T28">516 (456 – 621)</text:span><text:span text:style-name="T24">†,‡,§</text:span></text:p>
          </table:table-cell>
          <table:table-cell table:style-name="Table4.A3" office:value-type="string">
            <text:p text:style-name="P27"/>
            <text:p text:style-name="P26">&lt;0.0001</text:p>
          </table:table-cell>
        </table:table-row>
        <table:table-row table:style-name="Table4.1">
          <table:table-cell table:style-name="Table4.A3" office:value-type="string">
            <text:p text:style-name="P22"><text:span text:style-name="T28"><text:s text:c="3"/>EE, METs-min∙day</text:span><text:span text:style-name="T24">-1</text:span></text:p>
          </table:table-cell>
          <table:table-cell table:style-name="Table4.A3" office:value-type="string">
            <text:p text:style-name="P26">1356 (1165 – 1730)</text:p>
          </table:table-cell>
          <table:table-cell table:style-name="Table4.A3" office:value-type="string">
            <text:p text:style-name="P23"><text:span text:style-name="T28">1022 (854 - 1222)</text:span><text:span text:style-name="T24">†</text:span></text:p>
          </table:table-cell>
          <table:table-cell table:style-name="Table4.A3" office:value-type="string">
            <text:p text:style-name="P23"><text:span text:style-name="T28">855 (729 – 1118)</text:span><text:span text:style-name="T24">†,‡</text:span></text:p>
          </table:table-cell>
          <table:table-cell table:style-name="Table4.A3" office:value-type="string">
            <text:p text:style-name="P23"><text:span text:style-name="T28">789 (692 – 1019)</text:span><text:span text:style-name="T24">†,‡</text:span></text:p>
          </table:table-cell>
          <table:table-cell table:style-name="Table4.A3" office:value-type="string">
            <text:p text:style-name="P23"><text:span text:style-name="T28">853 (661 – 1884)</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Time in ≥2-min bouts, min∙day</text:span><text:span text:style-name="T24">-1</text:span></text:p>
          </table:table-cell>
          <table:table-cell table:style-name="Table4.A3" office:value-type="string">
            <text:p text:style-name="P26">946 (894 – 1033)</text:p>
          </table:table-cell>
          <table:table-cell table:style-name="Table4.A3" office:value-type="string">
            <text:p text:style-name="P23"><text:span text:style-name="T28">802 (746 – 858)</text:span><text:span text:style-name="T24">†</text:span></text:p>
          </table:table-cell>
          <table:table-cell table:style-name="Table4.A3" office:value-type="string">
            <text:p text:style-name="P23"><text:span text:style-name="T28">682 (611 – 744)</text:span><text:span text:style-name="T24">†,‡</text:span></text:p>
          </table:table-cell>
          <table:table-cell table:style-name="Table4.A3" office:value-type="string">
            <text:p text:style-name="P23"><text:span text:style-name="T28">647 (573 – 707)</text:span><text:span text:style-name="T24">†,‡</text:span></text:p>
          </table:table-cell>
          <table:table-cell table:style-name="Table4.A3" office:value-type="string">
            <text:p text:style-name="P23"><text:span text:style-name="T28">480 (428 – 591)</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Time in ≥10-min bouts, min∙day</text:span><text:span text:style-name="T24">-1</text:span></text:p>
          </table:table-cell>
          <table:table-cell table:style-name="Table4.A3" office:value-type="string">
            <text:p text:style-name="P26">890 (815 – 968)</text:p>
          </table:table-cell>
          <table:table-cell table:style-name="Table4.A3" office:value-type="string">
            <text:p text:style-name="P23"><text:span text:style-name="T28">680 (622 – 745)</text:span><text:span text:style-name="T24">†</text:span></text:p>
          </table:table-cell>
          <table:table-cell table:style-name="Table4.A3" office:value-type="string">
            <text:p text:style-name="P23"><text:span text:style-name="T28">534 (452 – 601)</text:span><text:span text:style-name="T24">†,‡</text:span></text:p>
          </table:table-cell>
          <table:table-cell table:style-name="Table4.A3" office:value-type="string">
            <text:p text:style-name="P23"><text:span text:style-name="T28">490 (415 – 561)</text:span><text:span text:style-name="T24">†,‡</text:span></text:p>
          </table:table-cell>
          <table:table-cell table:style-name="Table4.A3" office:value-type="string">
            <text:p text:style-name="P23"><text:span text:style-name="T28">340 (254 – 444)</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Frequency of ≥2-min bouts, bouts∙day</text:span><text:span text:style-name="T24">-1</text:span></text:p>
          </table:table-cell>
          <table:table-cell table:style-name="Table4.A3" office:value-type="string">
            <text:p text:style-name="P26">33 (26 – 39)</text:p>
          </table:table-cell>
          <table:table-cell table:style-name="Table4.A3" office:value-type="string">
            <text:p text:style-name="P23"><text:span text:style-name="T28">50 (42 – 57)</text:span><text:span text:style-name="T24">†</text:span></text:p>
          </table:table-cell>
          <table:table-cell table:style-name="Table4.A3" office:value-type="string">
            <text:p text:style-name="P23"><text:span text:style-name="T28">54 (48 – 61)</text:span><text:span text:style-name="T24">†,‡</text:span></text:p>
          </table:table-cell>
          <table:table-cell table:style-name="Table4.A3" office:value-type="string">
            <text:p text:style-name="P23"><text:span text:style-name="T28">54 (47 – 65)</text:span><text:span text:style-name="T24">†,‡</text:span></text:p>
          </table:table-cell>
          <table:table-cell table:style-name="Table4.A3" office:value-type="string">
            <text:p text:style-name="P23"><text:span text:style-name="T28">46 (43 – 59)</text:span><text:span text:style-name="T24">†</text:span></text:p>
          </table:table-cell>
          <table:table-cell table:style-name="Table4.A3" office:value-type="string">
            <text:p text:style-name="P26">&lt;0.000<text:soft-page-break/>1</text:p>
          </table:table-cell>
        </table:table-row>
        <table:table-row table:style-name="Table4.1">
          <table:table-cell table:style-name="Table4.A3" office:value-type="string">
            <text:p text:style-name="P22"><text:span text:style-name="T28"><text:s text:c="3"/>Frequency of ≥10-min bouts, bouts∙day</text:span><text:span text:style-name="T24">-1</text:span></text:p>
          </table:table-cell>
          <table:table-cell table:style-name="Table4.A3" office:value-type="string">
            <text:p text:style-name="P26">17 (14 – 20)</text:p>
          </table:table-cell>
          <table:table-cell table:style-name="Table4.A3" office:value-type="string">
            <text:p text:style-name="P23"><text:span text:style-name="T28">20 (17 – 22)</text:span><text:span text:style-name="T24">†</text:span></text:p>
          </table:table-cell>
          <table:table-cell table:style-name="Table4.A3" office:value-type="string">
            <text:p text:style-name="P23"><text:span text:style-name="T28">18 (16 – 20)</text:span><text:span text:style-name="T24">†,‡</text:span></text:p>
          </table:table-cell>
          <table:table-cell table:style-name="Table4.A3" office:value-type="string">
            <text:p text:style-name="P23"><text:span text:style-name="T28">17 (15 – 20)</text:span><text:span text:style-name="T24">‡</text:span></text:p>
          </table:table-cell>
          <table:table-cell table:style-name="Table4.A3" office:value-type="string">
            <text:p text:style-name="P23"><text:span text:style-name="T28">12 (11 – 16)</text:span><text:span text:style-name="T24">†,‡,§,ǁ</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Average duration of ≥2-min bouts, min∙bout</text:span><text:span text:style-name="T24">-1</text:span></text:p>
          </table:table-cell>
          <table:table-cell table:style-name="Table4.A3" office:value-type="string">
            <text:p text:style-name="P26">29 (23 – 36)</text:p>
          </table:table-cell>
          <table:table-cell table:style-name="Table4.A3" office:value-type="string">
            <text:p text:style-name="P23"><text:span text:style-name="T28">16 (14 – 19)</text:span><text:span text:style-name="T24">†</text:span></text:p>
          </table:table-cell>
          <table:table-cell table:style-name="Table4.A3" office:value-type="string">
            <text:p text:style-name="P23"><text:span text:style-name="T28">12 (10 – 15)</text:span><text:span text:style-name="T24">†,‡</text:span></text:p>
          </table:table-cell>
          <table:table-cell table:style-name="Table4.A3" office:value-type="string">
            <text:p text:style-name="P23"><text:span text:style-name="T28">11 (10 – 14)</text:span><text:span text:style-name="T24">†,‡</text:span></text:p>
          </table:table-cell>
          <table:table-cell table:style-name="Table4.A3" office:value-type="string">
            <text:p text:style-name="P23"><text:span text:style-name="T28">10 (8 – 13)</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Average duration of ≥10-min bouts, min∙bout</text:span><text:span text:style-name="T24">-1</text:span></text:p>
          </table:table-cell>
          <table:table-cell table:style-name="Table4.A3" office:value-type="string">
            <text:p text:style-name="P26">53 (43 – 65)</text:p>
          </table:table-cell>
          <table:table-cell table:style-name="Table4.A3" office:value-type="string">
            <text:p text:style-name="P23"><text:span text:style-name="T28">35 (30 – 41)</text:span><text:span text:style-name="T24">†</text:span></text:p>
          </table:table-cell>
          <table:table-cell table:style-name="Table4.A3" office:value-type="string">
            <text:p text:style-name="P23"><text:span text:style-name="T28">29 (25 – 34)</text:span><text:span text:style-name="T24">†,‡</text:span></text:p>
          </table:table-cell>
          <table:table-cell table:style-name="Table4.A3" office:value-type="string">
            <text:p text:style-name="P23"><text:span text:style-name="T28">27 (24 – 32)</text:span><text:span text:style-name="T24">†,‡</text:span></text:p>
          </table:table-cell>
          <table:table-cell table:style-name="Table4.A3" office:value-type="string">
            <text:p text:style-name="P23"><text:span text:style-name="T28">26 (22 – 32)</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EE in ≥2-min bouts, METs-min∙day</text:span><text:span text:style-name="T24">-1</text:span></text:p>
          </table:table-cell>
          <table:table-cell table:style-name="Table4.A3" office:value-type="string">
            <text:p text:style-name="P26">1344 (1145 – 1709)</text:p>
          </table:table-cell>
          <table:table-cell table:style-name="Table4.A3" office:value-type="string">
            <text:p text:style-name="P23"><text:span text:style-name="T28">988 (827 – 1186)</text:span><text:span text:style-name="T24">†</text:span></text:p>
          </table:table-cell>
          <table:table-cell table:style-name="Table4.A3" office:value-type="string">
            <text:p text:style-name="P23"><text:span text:style-name="T28">810 (687 – 1074)</text:span><text:span text:style-name="T24">†,‡</text:span></text:p>
          </table:table-cell>
          <table:table-cell table:style-name="Table4.A3" office:value-type="string">
            <text:p text:style-name="P23"><text:span text:style-name="T28">748 (650 – 976)</text:span><text:span text:style-name="T24">†,‡</text:span></text:p>
          </table:table-cell>
          <table:table-cell table:style-name="Table4.A3" office:value-type="string">
            <text:p text:style-name="P23"><text:span text:style-name="T28">832 (606 – 1730)</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EE in ≥10-min bouts, METs-min∙day</text:span><text:span text:style-name="T24">-1</text:span></text:p>
          </table:table-cell>
          <table:table-cell table:style-name="Table4.A3" office:value-type="string">
            <text:p text:style-name="P26">1257 (1068 – 1632)</text:p>
          </table:table-cell>
          <table:table-cell table:style-name="Table4.A3" office:value-type="string">
            <text:p text:style-name="P23"><text:span text:style-name="T28">836 (693 – 1050)</text:span><text:span text:style-name="T24">†</text:span></text:p>
          </table:table-cell>
          <table:table-cell table:style-name="Table4.A3" office:value-type="string">
            <text:p text:style-name="P23"><text:span text:style-name="T28">628 (516 – 862)</text:span><text:span text:style-name="T24">†,‡</text:span></text:p>
          </table:table-cell>
          <table:table-cell table:style-name="Table4.A3" office:value-type="string">
            <text:p text:style-name="P23"><text:span text:style-name="T28">589 (467 – 779)</text:span><text:span text:style-name="T24">†,‡</text:span></text:p>
          </table:table-cell>
          <table:table-cell table:style-name="Table4.A3" office:value-type="string">
            <text:p text:style-name="P23"><text:span text:style-name="T28">704 (420 – 1185)</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Physical activity measures in </text:span><text:span text:style-name="T31">light intensity</text:span></text:p>
            <text:p text:style-name="P22"><text:span text:style-name="T28"><text:s text:c="3"/>Time, min∙day</text:span><text:span text:style-name="T24">-1</text:span></text:p>
          </table:table-cell>
          <table:table-cell table:style-name="Table4.A3" office:value-type="string">
            <text:p text:style-name="P27"/>
            <text:p text:style-name="P26">57 (35 – 79)</text:p>
          </table:table-cell>
          <table:table-cell table:style-name="Table4.A3" office:value-type="string">
            <text:p text:style-name="P27"/>
            <text:p text:style-name="P23"><text:span text:style-name="T28">139 (113 – 167)</text:span><text:span text:style-name="T24">†</text:span></text:p>
          </table:table-cell>
          <table:table-cell table:style-name="Table4.A3" office:value-type="string">
            <text:p text:style-name="P27"/>
            <text:p text:style-name="P23"><text:span text:style-name="T28">245 (208 – 282)</text:span><text:span text:style-name="T24">†,‡</text:span></text:p>
          </table:table-cell>
          <table:table-cell table:style-name="Table4.A3" office:value-type="string">
            <text:p text:style-name="P27"/>
            <text:p text:style-name="P23"><text:span text:style-name="T28">167 (134 – 209)</text:span><text:span text:style-name="T24">†,‡,§</text:span></text:p>
          </table:table-cell>
          <table:table-cell table:style-name="Table4.A3" office:value-type="string">
            <text:p text:style-name="P27"/>
            <text:p text:style-name="P23"><text:span text:style-name="T28">121 (87 – 163)</text:span><text:span text:style-name="T24">†,§,ǁ</text:span></text:p>
          </table:table-cell>
          <table:table-cell table:style-name="Table4.A3" office:value-type="string">
            <text:p text:style-name="P27"/>
            <text:p text:style-name="P26">&lt;0.0001</text:p>
          </table:table-cell>
        </table:table-row>
        <table:table-row table:style-name="Table4.1">
          <table:table-cell table:style-name="Table4.A3" office:value-type="string">
            <text:p text:style-name="P22"><text:span text:style-name="T28"><text:s text:c="3"/>EE, METs-min∙day</text:span><text:span text:style-name="T24">-1</text:span></text:p>
          </table:table-cell>
          <table:table-cell table:style-name="Table4.A3" office:value-type="string">
            <text:p text:style-name="P26">196 (121 – 305)</text:p>
          </table:table-cell>
          <table:table-cell table:style-name="Table4.A3" office:value-type="string">
            <text:p text:style-name="P23"><text:span text:style-name="T28">408 (320 – 517)</text:span><text:span text:style-name="T24">†</text:span></text:p>
          </table:table-cell>
          <table:table-cell table:style-name="Table4.A3" office:value-type="string">
            <text:p text:style-name="P23"><text:span text:style-name="T28">725 (591 – 958)</text:span><text:span text:style-name="T24">†,‡</text:span></text:p>
          </table:table-cell>
          <table:table-cell table:style-name="Table4.A3" office:value-type="string">
            <text:p text:style-name="P23"><text:span text:style-name="T28">526 (366 – 735)</text:span><text:span text:style-name="T24">†,‡,§</text:span></text:p>
          </table:table-cell>
          <table:table-cell table:style-name="Table4.A3" office:value-type="string">
            <text:p text:style-name="P23"><text:span text:style-name="T28">416 (227 – 1093)</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Time in ≥2-min bouts, min∙day</text:span><text:span text:style-name="T24">-1</text:span></text:p>
          </table:table-cell>
          <table:table-cell table:style-name="Table4.A3" office:value-type="string">
            <text:p text:style-name="P26">38 (19 – 56)</text:p>
          </table:table-cell>
          <table:table-cell table:style-name="Table4.A3" office:value-type="string">
            <text:p text:style-name="P23"><text:span text:style-name="T28">105 (85 – 130)</text:span><text:span text:style-name="T24">†</text:span></text:p>
          </table:table-cell>
          <table:table-cell table:style-name="Table4.A3" office:value-type="string">
            <text:p text:style-name="P23"><text:span text:style-name="T28">205 (175 – 244)</text:span><text:span text:style-name="T24">†,‡</text:span></text:p>
          </table:table-cell>
          <table:table-cell table:style-name="Table4.A3" office:value-type="string">
            <text:p text:style-name="P23"><text:span text:style-name="T28">126 (97 – 161)</text:span><text:span text:style-name="T24">†,‡,§</text:span></text:p>
          </table:table-cell>
          <table:table-cell table:style-name="Table4.A3" office:value-type="string">
            <text:p text:style-name="P23"><text:span text:style-name="T28">79 (50 – 120)</text:span><text:span text:style-name="T24">†,§,ǁ</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Time in ≥10-min bouts, min∙day</text:span><text:span text:style-name="T24">-1</text:span></text:p>
          </table:table-cell>
          <table:table-cell table:style-name="Table4.A3" office:value-type="string">
            <text:p text:style-name="P26">0 (0 – 3)</text:p>
          </table:table-cell>
          <table:table-cell table:style-name="Table4.A3" office:value-type="string">
            <text:p text:style-name="P23"><text:span text:style-name="T28">8 (3 – 16)</text:span><text:span text:style-name="T24">†</text:span></text:p>
          </table:table-cell>
          <table:table-cell table:style-name="Table4.A3" office:value-type="string">
            <text:p text:style-name="P23"><text:span text:style-name="T28">46 (32 – 65)</text:span><text:span text:style-name="T24">†,‡</text:span></text:p>
          </table:table-cell>
          <table:table-cell table:style-name="Table4.A3" office:value-type="string">
            <text:p text:style-name="P23"><text:span text:style-name="T28">8 (3 – 16)</text:span><text:span text:style-name="T24">†,§</text:span></text:p>
          </table:table-cell>
          <table:table-cell table:style-name="Table4.A3" office:value-type="string">
            <text:p text:style-name="P23"><text:span text:style-name="T28">0 (0 – 4)</text:span><text:span text:style-name="T24">‡,§,ǁ</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Frequency of ≥2-min bouts, bouts∙day</text:span><text:span text:style-name="T24">-1</text:span></text:p>
          </table:table-cell>
          <table:table-cell table:style-name="Table4.A3" office:value-type="string">
            <text:p text:style-name="P26">13 (7 – 17)</text:p>
          </table:table-cell>
          <table:table-cell table:style-name="Table4.A3" office:value-type="string">
            <text:p text:style-name="P23"><text:span text:style-name="T28">30 (24 – 36)</text:span><text:span text:style-name="T24">†</text:span></text:p>
          </table:table-cell>
          <table:table-cell table:style-name="Table4.A3" office:value-type="string">
            <text:p text:style-name="P23"><text:span text:style-name="T28">49 (40 – 56)</text:span><text:span text:style-name="T24">†,‡</text:span></text:p>
          </table:table-cell>
          <table:table-cell table:style-name="Table4.A3" office:value-type="string">
            <text:p text:style-name="P23"><text:span text:style-name="T28">37 (31 – 46)</text:span><text:span text:style-name="T24">†,‡,§</text:span></text:p>
          </table:table-cell>
          <table:table-cell table:style-name="Table4.A3" office:value-type="string">
            <text:p text:style-name="P23"><text:span text:style-name="T28">28 (20 – 37)</text:span><text:span text:style-name="T24">†,§,ǁ</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Frequency of ≥10-min bouts, bouts∙day</text:span><text:span text:style-name="T24">-1</text:span></text:p>
          </table:table-cell>
          <table:table-cell table:style-name="Table4.A3" office:value-type="string">
            <text:p text:style-name="P26">0 (0 – 0)</text:p>
          </table:table-cell>
          <table:table-cell table:style-name="Table4.A3" office:value-type="string">
            <text:p text:style-name="P23"><text:span text:style-name="T28">1 (0 – 1)</text:span><text:span text:style-name="T24">†</text:span></text:p>
          </table:table-cell>
          <table:table-cell table:style-name="Table4.A3" office:value-type="string">
            <text:p text:style-name="P23"><text:span text:style-name="T28">3 (2 – 5)</text:span><text:span text:style-name="T24">†,‡</text:span></text:p>
          </table:table-cell>
          <table:table-cell table:style-name="Table4.A3" office:value-type="string">
            <text:p text:style-name="P23"><text:span text:style-name="T28">1 (0 – 1)</text:span><text:span text:style-name="T24">†,§</text:span></text:p>
          </table:table-cell>
          <table:table-cell table:style-name="Table4.A3" office:value-type="string">
            <text:p text:style-name="P23"><text:span text:style-name="T28">0 (0 – 0)</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Average duration of ≥2-min bouts, min∙bout</text:span><text:span text:style-name="T24">-1</text:span></text:p>
          </table:table-cell>
          <table:table-cell table:style-name="Table4.A3" office:value-type="string">
            <text:p text:style-name="P26">3 (3 – 3)</text:p>
          </table:table-cell>
          <table:table-cell table:style-name="Table4.A3" office:value-type="string">
            <text:p text:style-name="P23"><text:span text:style-name="T28">3 (3 – 4)</text:span><text:span text:style-name="T24">†</text:span></text:p>
          </table:table-cell>
          <table:table-cell table:style-name="Table4.A3" office:value-type="string">
            <text:p text:style-name="P23"><text:span text:style-name="T28">4 (4 – 5)</text:span><text:span text:style-name="T24">†,‡</text:span></text:p>
          </table:table-cell>
          <table:table-cell table:style-name="Table4.A3" office:value-type="string">
            <text:p text:style-name="P23"><text:span text:style-name="T28">3 (3 – 4)</text:span><text:span text:style-name="T24">†,§</text:span></text:p>
          </table:table-cell>
          <table:table-cell table:style-name="Table4.A3" office:value-type="string">
            <text:p text:style-name="P23"><text:span text:style-name="T28">3 (3 – 3)</text:span><text:span text:style-name="T24">‡,§,ǁ</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Average duration of ≥10-min bouts, min∙bout</text:span><text:span text:style-name="T24">-1</text:span></text:p>
          </table:table-cell>
          <table:table-cell table:style-name="Table4.A3" office:value-type="string">
            <text:p text:style-name="P26">0 (0 – 11)</text:p>
          </table:table-cell>
          <table:table-cell table:style-name="Table4.A3" office:value-type="string">
            <text:p text:style-name="P23"><text:span text:style-name="T28">12 (11 – 13)</text:span><text:span text:style-name="T24">†</text:span></text:p>
          </table:table-cell>
          <table:table-cell table:style-name="Table4.A3" office:value-type="string">
            <text:p text:style-name="P23"><text:span text:style-name="T28">14 (13 – 15)</text:span><text:span text:style-name="T24">†,‡</text:span></text:p>
          </table:table-cell>
          <table:table-cell table:style-name="Table4.A3" office:value-type="string">
            <text:p text:style-name="P23"><text:span text:style-name="T28">12 (10 – 14)</text:span><text:span text:style-name="T24">†,§</text:span></text:p>
          </table:table-cell>
          <table:table-cell table:style-name="Table4.A3" office:value-type="string">
            <text:p text:style-name="P23"><text:span text:style-name="T28">0 (0 – 11)</text:span><text:span text:style-name="T24">‡,§,ǁ</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EE in ≥2-min bouts, METs-min∙day</text:span><text:span text:style-name="T24">-1</text:span></text:p>
          </table:table-cell>
          <table:table-cell table:style-name="Table4.A3" office:value-type="string">
            <text:p text:style-name="P26">131 (68 – 215)</text:p>
          </table:table-cell>
          <table:table-cell table:style-name="Table4.A3" office:value-type="string">
            <text:p text:style-name="P23"><text:span text:style-name="T28">317 (241 – 408)</text:span><text:span text:style-name="T24">†</text:span></text:p>
          </table:table-cell>
          <table:table-cell table:style-name="Table4.A3" office:value-type="string">
            <text:p text:style-name="P23"><text:span text:style-name="T28">620 (510 – 801)</text:span><text:span text:style-name="T24">†,‡</text:span></text:p>
          </table:table-cell>
          <table:table-cell table:style-name="Table4.A3" office:value-type="string">
            <text:p text:style-name="P23"><text:span text:style-name="T28">390 (263 – 586)</text:span><text:span text:style-name="T24">†,‡,§</text:span></text:p>
          </table:table-cell>
          <table:table-cell table:style-name="Table4.A3" office:value-type="string">
            <text:p text:style-name="P23"><text:span text:style-name="T28">307 (159 – 748)</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EE in ≥10-min bouts, METs-min∙day</text:span><text:span text:style-name="T24">-1</text:span></text:p>
          </table:table-cell>
          <table:table-cell table:style-name="Table4.A3" office:value-type="string">
            <text:p text:style-name="P26">0 (0 – 12)</text:p>
          </table:table-cell>
          <table:table-cell table:style-name="Table4.A3" office:value-type="string">
            <text:p text:style-name="P23"><text:span text:style-name="T28">26 (10 – 54)</text:span><text:span text:style-name="T24">†</text:span></text:p>
          </table:table-cell>
          <table:table-cell table:style-name="Table4.A3" office:value-type="string">
            <text:p text:style-name="P23"><text:span text:style-name="T28">155 (99 – 240)</text:span><text:span text:style-name="T24">†,‡</text:span></text:p>
          </table:table-cell>
          <table:table-cell table:style-name="Table4.A3" office:value-type="string">
            <text:p text:style-name="P23"><text:span text:style-name="T28">26 (8 – 54)</text:span><text:span text:style-name="T24">†,§</text:span></text:p>
          </table:table-cell>
          <table:table-cell table:style-name="Table4.A3" office:value-type="string">
            <text:p text:style-name="P23"><text:span text:style-name="T28">0 (0 – 19)</text:span><text:span text:style-name="T24">‡,§,ǁ</text:span></text:p>
          </table:table-cell>
          <table:table-cell table:style-name="Table4.A3" office:value-type="string">
            <text:p text:style-name="P26">&lt;0.0001</text:p>
          </table:table-cell>
        </table:table-row>
        <table:table-row table:style-name="Table4.1">
          <table:table-cell table:style-name="Table4.A3" office:value-type="string">
            <text:p text:style-name="P25">Physical activity measures in moderate-to-vigorous intensity</text:p>
            <text:p text:style-name="P22"><text:span text:style-name="T28"><text:s text:c="3"/>Time, min∙day</text:span><text:span text:style-name="T24">-1</text:span></text:p>
          </table:table-cell>
          <table:table-cell table:style-name="Table4.A3" office:value-type="string">
            <text:p text:style-name="P27"/>
            <text:p text:style-name="P26">15 (7 – 27)</text:p>
          </table:table-cell>
          <table:table-cell table:style-name="Table4.A3" office:value-type="string">
            <text:p text:style-name="P27"/>
            <text:p text:style-name="P23"><text:span text:style-name="T28">48 (30 – 70)</text:span><text:span text:style-name="T24">†</text:span></text:p>
          </table:table-cell>
          <table:table-cell table:style-name="Table4.A3" office:value-type="string">
            <text:p text:style-name="P27"/>
            <text:p text:style-name="P23"><text:span text:style-name="T28">68 (43 – 96)</text:span><text:span text:style-name="T24">†,‡</text:span></text:p>
          </table:table-cell>
          <table:table-cell table:style-name="Table4.A3" office:value-type="string">
            <text:p text:style-name="P28"/>
            <text:p text:style-name="P23"><text:span text:style-name="T28">166 (136 – 219)</text:span><text:span text:style-name="T24">†,‡,§</text:span></text:p>
          </table:table-cell>
          <table:table-cell table:style-name="Table4.A3" office:value-type="string">
            <text:p text:style-name="P28"/>
            <text:p text:style-name="P23"><text:span text:style-name="T28">361 (332 – 458)</text:span><text:span text:style-name="T24">†,‡,§</text:span></text:p>
          </table:table-cell>
          <table:table-cell table:style-name="Table4.A3" office:value-type="string">
            <text:p text:style-name="P27"/>
            <text:p text:style-name="P26">&lt;0.0001</text:p>
          </table:table-cell>
        </table:table-row>
        <table:table-row table:style-name="Table4.1">
          <table:table-cell table:style-name="Table4.A3" office:value-type="string">
            <text:p text:style-name="P22"><text:span text:style-name="T28"><text:s text:c="3"/>EE, METs-min∙day</text:span><text:span text:style-name="T24">-1</text:span></text:p>
          </table:table-cell>
          <table:table-cell table:style-name="Table4.A3" office:value-type="string">
            <text:p text:style-name="P26">90 (40 – 192)</text:p>
          </table:table-cell>
          <table:table-cell table:style-name="Table4.A3" office:value-type="string">
            <text:p text:style-name="P23"><text:span text:style-name="T28">235 (138 – 349)</text:span><text:span text:style-name="T24">†</text:span></text:p>
          </table:table-cell>
          <table:table-cell table:style-name="Table4.A3" office:value-type="string">
            <text:p text:style-name="P23"><text:span text:style-name="T28">327 (198 – 527)</text:span><text:span text:style-name="T24">†,‡</text:span></text:p>
          </table:table-cell>
          <table:table-cell table:style-name="Table4.A3" office:value-type="string">
            <text:p text:style-name="P23"><text:span text:style-name="T28">805 (616 – 1134)</text:span><text:span text:style-name="T24">†,‡,§</text:span></text:p>
          </table:table-cell>
          <table:table-cell table:style-name="Table4.A3" office:value-type="string">
            <text:p text:style-name="P23"><text:span text:style-name="T28">2693 (1694 – 5886)</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Time in ≥2-min bouts, min∙day</text:span><text:span text:style-name="T24">-1</text:span></text:p>
          </table:table-cell>
          <table:table-cell table:style-name="Table4.A3" office:value-type="string">
            <text:p text:style-name="P26">9 (4 – 19)</text:p>
          </table:table-cell>
          <table:table-cell table:style-name="Table4.A3" office:value-type="string">
            <text:p text:style-name="P23"><text:span text:style-name="T28">36 (20 – 54)</text:span><text:span text:style-name="T24">†</text:span></text:p>
          </table:table-cell>
          <table:table-cell table:style-name="Table4.A3" office:value-type="string">
            <text:p text:style-name="P23"><text:span text:style-name="T28">51 (29 – 72)</text:span><text:span text:style-name="T24">†,‡</text:span></text:p>
          </table:table-cell>
          <table:table-cell table:style-name="Table4.A3" office:value-type="string">
            <text:p text:style-name="P23"><text:span text:style-name="T28">145 (118 – </text:span><text:soft-page-break/><text:span text:style-name="T28">190)</text:span><text:span text:style-name="T24">†,‡,§</text:span></text:p>
          </table:table-cell>
          <table:table-cell table:style-name="Table4.A3" office:value-type="string">
            <text:p text:style-name="P23"><text:span text:style-name="T28">336 (293 – 433)</text:span><text:span text:style-name="T24">†,‡,§</text:span></text:p>
          </table:table-cell>
          <table:table-cell table:style-name="Table4.A3" office:value-type="string">
            <text:p text:style-name="P26">&lt;0.000<text:soft-page-break/>1</text:p>
          </table:table-cell>
        </table:table-row>
        <table:table-row table:style-name="Table4.1">
          <table:table-cell table:style-name="Table4.A3" office:value-type="string">
            <text:p text:style-name="P22"><text:span text:style-name="T28"><text:s text:c="3"/>Time in ≥10-min bouts, min∙day</text:span><text:span text:style-name="T24">-1</text:span></text:p>
          </table:table-cell>
          <table:table-cell table:style-name="Table4.A3" office:value-type="string">
            <text:p text:style-name="P26">0 (0 – 3)</text:p>
          </table:table-cell>
          <table:table-cell table:style-name="Table4.A3" office:value-type="string">
            <text:p text:style-name="P23"><text:span text:style-name="T28">5 (0 – 14)</text:span><text:span text:style-name="T24">†</text:span></text:p>
          </table:table-cell>
          <table:table-cell table:style-name="Table4.A3" office:value-type="string">
            <text:p text:style-name="P23"><text:span text:style-name="T28">9 (3 – 18)</text:span><text:span text:style-name="T24">†,‡</text:span></text:p>
          </table:table-cell>
          <table:table-cell table:style-name="Table4.A3" office:value-type="string">
            <text:p text:style-name="P23"><text:span text:style-name="T28">60 (38 – 91)</text:span><text:span text:style-name="T24">†,‡,§</text:span></text:p>
          </table:table-cell>
          <table:table-cell table:style-name="Table4.A3" office:value-type="string">
            <text:p text:style-name="P23"><text:span text:style-name="T28">209 (161 – 317)</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Frequency of ≥2-min bouts, bouts∙day</text:span><text:span text:style-name="T24">-1</text:span></text:p>
          </table:table-cell>
          <table:table-cell table:style-name="Table4.A3" office:value-type="string">
            <text:p text:style-name="P26">3 (1 – 5)</text:p>
          </table:table-cell>
          <table:table-cell table:style-name="Table4.A3" office:value-type="string">
            <text:p text:style-name="P23"><text:span text:style-name="T28">9 (6 – 13)</text:span><text:span text:style-name="T24">†</text:span></text:p>
          </table:table-cell>
          <table:table-cell table:style-name="Table4.A3" office:value-type="string">
            <text:p text:style-name="P23"><text:span text:style-name="T28">13 (8 – 17)</text:span><text:span text:style-name="T24">†,‡</text:span></text:p>
          </table:table-cell>
          <table:table-cell table:style-name="Table4.A3" office:value-type="string">
            <text:p text:style-name="P23"><text:span text:style-name="T28">26 (20 – 33)</text:span><text:span text:style-name="T24">†,‡,§</text:span></text:p>
          </table:table-cell>
          <table:table-cell table:style-name="Table4.A3" office:value-type="string">
            <text:p text:style-name="P23"><text:span text:style-name="T28">41 (35 – 52)</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Frequency of ≥10-min bouts, bouts∙day</text:span><text:span text:style-name="T24">-1</text:span></text:p>
          </table:table-cell>
          <table:table-cell table:style-name="Table4.A3" office:value-type="string">
            <text:p text:style-name="P26">0 (0 – 0)</text:p>
          </table:table-cell>
          <table:table-cell table:style-name="Table4.A3" office:value-type="string">
            <text:p text:style-name="P23"><text:span text:style-name="T28">0 (0 – 1)</text:span><text:span text:style-name="T24">†</text:span></text:p>
          </table:table-cell>
          <table:table-cell table:style-name="Table4.A3" office:value-type="string">
            <text:p text:style-name="P23"><text:span text:style-name="T28">1 (0 – 1)</text:span><text:span text:style-name="T24">†,‡</text:span></text:p>
          </table:table-cell>
          <table:table-cell table:style-name="Table4.A3" office:value-type="string">
            <text:p text:style-name="P23"><text:span text:style-name="T28">3 (2 – 5)</text:span><text:span text:style-name="T24">†,‡,§</text:span></text:p>
          </table:table-cell>
          <table:table-cell table:style-name="Table4.A3" office:value-type="string">
            <text:p text:style-name="P23"><text:span text:style-name="T28">10 (8 – 13)</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Average duration of ≥2-min bouts, min∙bout</text:span><text:span text:style-name="T24">-1</text:span></text:p>
          </table:table-cell>
          <table:table-cell table:style-name="Table4.A3" office:value-type="string">
            <text:p text:style-name="P26">3 (2 – 4)</text:p>
          </table:table-cell>
          <table:table-cell table:style-name="Table4.A3" office:value-type="string">
            <text:p text:style-name="P23"><text:span text:style-name="T28">4 (3 – 5)</text:span><text:span text:style-name="T24">†</text:span></text:p>
          </table:table-cell>
          <table:table-cell table:style-name="Table4.A3" office:value-type="string">
            <text:p text:style-name="P23"><text:span text:style-name="T28">4 (3 – 5)</text:span><text:span text:style-name="T24">†</text:span></text:p>
          </table:table-cell>
          <table:table-cell table:style-name="Table4.A3" office:value-type="string">
            <text:p text:style-name="P23"><text:span text:style-name="T28">6 (5 – 7)</text:span><text:span text:style-name="T24">†,‡,§</text:span></text:p>
          </table:table-cell>
          <table:table-cell table:style-name="Table4.A3" office:value-type="string">
            <text:p text:style-name="P23"><text:span text:style-name="T28">8 (7 – 11)</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Average duration of ≥10-min bouts, min∙bout</text:span><text:span text:style-name="T24">-1</text:span></text:p>
          </table:table-cell>
          <table:table-cell table:style-name="Table4.A3" office:value-type="string">
            <text:p text:style-name="P26">0 (0 – 11)</text:p>
          </table:table-cell>
          <table:table-cell table:style-name="Table4.A3" office:value-type="string">
            <text:p text:style-name="P23"><text:span text:style-name="T28">12 (0 – 14)</text:span><text:span text:style-name="T24">†</text:span></text:p>
          </table:table-cell>
          <table:table-cell table:style-name="Table4.A3" office:value-type="string">
            <text:p text:style-name="P23"><text:span text:style-name="T28">13 (10 – 16)</text:span><text:span text:style-name="T24">†,‡</text:span></text:p>
          </table:table-cell>
          <table:table-cell table:style-name="Table4.A3" office:value-type="string">
            <text:p text:style-name="P23"><text:span text:style-name="T28">17 (15 – 21)</text:span><text:span text:style-name="T24">†,‡,§</text:span></text:p>
          </table:table-cell>
          <table:table-cell table:style-name="Table4.A3" office:value-type="string">
            <text:p text:style-name="P23"><text:span text:style-name="T28">20 (17 – 25)</text:span><text:span text:style-name="T24">†,‡,§</text:span></text:p>
          </table:table-cell>
          <table:table-cell table:style-name="Table4.A3" office:value-type="string">
            <text:p text:style-name="P26">&lt;0.0001</text:p>
          </table:table-cell>
        </table:table-row>
        <table:table-row table:style-name="Table4.1">
          <table:table-cell table:style-name="Table4.A3" office:value-type="string">
            <text:p text:style-name="P22"><text:span text:style-name="T28"><text:s text:c="3"/>EE in ≥2-min bouts, METs-min∙day</text:span><text:span text:style-name="T24">-1</text:span></text:p>
          </table:table-cell>
          <table:table-cell table:style-name="Table4.A3" office:value-type="string">
            <text:p text:style-name="P26">56 (20 – 123)</text:p>
          </table:table-cell>
          <table:table-cell table:style-name="Table4.A3" office:value-type="string">
            <text:p text:style-name="P23"><text:span text:style-name="T28">173 (92 – 280)</text:span><text:span text:style-name="T24">†</text:span></text:p>
          </table:table-cell>
          <table:table-cell table:style-name="Table4.A3" office:value-type="string">
            <text:p text:style-name="P23"><text:span text:style-name="T28">251 (146 – 392)</text:span><text:span text:style-name="T24">†,‡</text:span></text:p>
          </table:table-cell>
          <table:table-cell table:style-name="Table4.A3" office:value-type="string">
            <text:p text:style-name="P23"><text:span text:style-name="T28">704 (544 – 992)</text:span><text:span text:style-name="T24">†,‡,§</text:span></text:p>
          </table:table-cell>
          <table:table-cell table:style-name="Table4.A3" office:value-type="string">
            <text:p text:style-name="P23"><text:span text:style-name="T28">2583 (1589 – 5348)</text:span><text:span text:style-name="T24">†,‡,§</text:span></text:p>
          </table:table-cell>
          <table:table-cell table:style-name="Table4.A3" office:value-type="string">
            <text:p text:style-name="P26">&lt;0.0001</text:p>
          </table:table-cell>
        </table:table-row>
        <table:table-row table:style-name="Table4.1">
          <table:table-cell table:style-name="Table4.A41" office:value-type="string">
            <text:p text:style-name="P22"><text:span text:style-name="T28"><text:s text:c="3"/>EE in ≥10-min bouts, METs-min∙day</text:span><text:span text:style-name="T24">-1</text:span></text:p>
          </table:table-cell>
          <table:table-cell table:style-name="Table4.A41" office:value-type="string">
            <text:p text:style-name="P26">0 (0 – 20)</text:p>
          </table:table-cell>
          <table:table-cell table:style-name="Table4.A41" office:value-type="string">
            <text:p text:style-name="P23"><text:span text:style-name="T28">25 (0 – 70)</text:span><text:span text:style-name="T24">†</text:span></text:p>
          </table:table-cell>
          <table:table-cell table:style-name="Table4.A41" office:value-type="string">
            <text:p text:style-name="P23"><text:span text:style-name="T28">47 (13 – 105)</text:span><text:span text:style-name="T24">†,‡</text:span></text:p>
          </table:table-cell>
          <table:table-cell table:style-name="Table4.A41" office:value-type="string">
            <text:p text:style-name="P23"><text:span text:style-name="T28">300 (171 – 513)</text:span><text:span text:style-name="T24">†,‡,§</text:span></text:p>
          </table:table-cell>
          <table:table-cell table:style-name="Table4.A41" office:value-type="string">
            <text:p text:style-name="P23"><text:span text:style-name="T28">1635 (1102 – 2590)</text:span><text:span text:style-name="T24">†,‡,§</text:span></text:p>
          </table:table-cell>
          <table:table-cell table:style-name="Table4.A41" office:value-type="string">
            <text:p text:style-name="P26">&lt;0.0001</text:p>
          </table:table-cell>
        </table:table-row>
      </table:table>
      <text:p text:style-name="P9"><text:span text:style-name="T1">Data expressed as absolute/relative frequency, or median (interquartile range). See Tables 1 and 2 for definition of abbreviations. </text:span><text:span text:style-name="T23">*</text:span><text:span text:style-name="T1">Data available for 198 subjects in Cluster 1, 367 subjects in Cluster 2, 159 subjects in Cluster 3, 126 subjects in Cluster 4, and 18 subjects in Cluster 5; </text:span><text:span text:style-name="T23">†</text:span><text:span text:style-name="T16">P</text:span><text:span text:style-name="T1">&lt;0.05 vs Cluster 1; </text:span><text:span text:style-name="T23">‡</text:span><text:span text:style-name="T16">P</text:span><text:span text:style-name="T1">&lt;0.05 vs Cluster 2; </text:span><text:span text:style-name="T23">§</text:span><text:span text:style-name="T16">P</text:span><text:span text:style-name="T1">&lt;0.05 vs Cluster 3; </text:span><text:span text:style-name="T23">ǁ</text:span><text:span text:style-name="T16">P</text:span><text:span text:style-name="T1">&lt;0.05 vs Cluster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alibri" svg:font-family="Calibri" style:font-family-generic="swiss"/>
    <style:font-face style:name="FreeSans1" svg:font-family="FreeSans" style:font-family-generic="swiss"/>
    <style:font-face style:name="Ubuntu" svg:font-family="Ubuntu"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n" fo:country="GB"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1" fo:font-family="Calibri" style:font-family-generic="swiss" style:font-pitch="variable" fo:font-size="11pt" fo:language="pt" fo:country="B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Parágrafo_20_da_20_Lista" style:display-name="Parágrafo da Lista" style:family="paragraph" style:parent-style-name="Standard">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balão" style:display-name="Texto de balão" style:family="paragraph" style:parent-style-name="Standard">
      <style:paragraph-properties fo:margin-top="0cm" fo:margin-bottom="0cm" style: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exto_20_de_20_comentário" style:display-name="Texto de comentário" style:family="paragraph" style:parent-style-name="Standard">
      <style:paragraph-properties fo:line-height="100%"/>
      <style:text-properties fo:font-size="10pt" fo:language="none" fo:country="none"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Revisão" style:family="paragraph">
      <style:paragraph-properties fo:orphans="2" fo:widows="2"/>
      <style:text-properties style:use-window-font-color="true" style:font-name="Calibri1" fo:font-family="Calibri" style:font-family-generic="swiss" style:font-pitch="variable" fo:font-size="11pt" fo:language="pt" fo:country="B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nd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onte_20_parág._20_padrão" style:display-name="Fonte parág. padrão" style:family="text"/>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fo:font-size="10pt" style:font-size-asian="10pt" style:font-size-complex="10pt"/>
    </style:style>
    <style:style style:name="Assunto_20_do_20_comentário_20_Char" style:display-name="Assunto do comentário Char" style:family="text">
      <style:text-properties fo:font-size="10pt" fo:font-weight="bold" style:font-size-asian="10pt" style:font-weight-asian="bold" style:font-size-complex="10pt" style:font-weight-complex="bold"/>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parent-style-name="Fonte_20_parág._20_padrão"/>
    <style:style style:name="Cabeçalho_20_Char" style:display-name="Cabeçalho Char" style:family="text">
      <style:text-properties fo:font-size="11pt" fo:language="pt" fo:country="BR" style:font-size-asian="11pt" style:font-size-complex="11pt"/>
    </style:style>
    <style:style style:name="Rodapé_20_Char" style:display-name="Rodapé Char" style:family="text">
      <style:text-properties fo:font-size="11pt" fo:language="pt" fo:country="BR" style:font-size-asian="11pt" style:font-size-complex="11pt"/>
    </style:style>
    <style:style style:name="Texto_20_de_20_nota_20_de_20_fim_20_Char" style:display-name="Texto de nota de fim Char" style:family="text">
      <style:text-properties fo:language="pt" fo:country="BR"/>
    </style:style>
    <style:style style:name="Endnote_20_Symbol" style:display-name="Endnote Symbol"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886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fo:text-indent="-0.635cm" fo:margin-left="3.156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66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7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6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6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3.15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6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7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6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886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fo:text-indent="-0.635cm" fo:margin-left="3.156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966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77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Candara" fo:font-size="12pt" style:font-size-asian="12pt" style:font-name-complex="Candara" style:font-size-complex="12pt"/>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501cm" fo:margin-bottom="1.249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2cm" fo:margin-top="1.154cm" style:dynamic-spacing="true"/>
      </style:footer-style>
    </style:page-layout>
    <style:page-layout style:name="Mpm3">
      <style:page-layout-properties fo:page-width="29.7cm" fo:page-height="21.001cm" style:num-format="1" style:print-orientation="landscape" fo:margin-top="2.501cm" fo:margin-bottom="1.251cm" fo:margin-left="2.501cm" fo:margin-right="2.501cm" style:writing-mode="lr-tb" style:layout-grid-color="#c0c0c0" style:layout-grid-lines="2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style:master-page>
    <style:master-page style:name="Convert_20_1" style:display-name="Convert 1" style:page-layout-name="Mpm2">
      <style:footer>
        <text:p text:style-name="MP2"><text:page-number text:select-page="current">33</text:page-number></text:p>
        <text:p text:style-name="Footer"/>
      </style:footer>
    </style:master-page>
    <style:master-page style:name="Convert_20_2" style:display-name="Convert 2" style:page-layout-name="Mpm3">
      <style:footer>
        <text:p text:style-name="MP2"><text:page-number text:select-page="current">3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meta:initial-creator>
    <meta:creation-date>2014-06-13T20:24:00</meta:creation-date>
    <dc:creator>Oliver Amft</dc:creator>
    <dc:date>2014-07-04T11:49:19.267361217</dc:date>
    <meta:editing-cycles>94</meta:editing-cycles>
    <meta:editing-duration>PT6H2M21S</meta:editing-duration>
    <meta:generator>LibreOffice/4.2.3.3$Linux_X86_64 LibreOffice_project/420m0$Build-3</meta:generator>
    <meta:document-statistic meta:table-count="4" meta:image-count="0" meta:object-count="0" meta:page-count="36" meta:paragraph-count="703" meta:word-count="8206" meta:character-count="52238" meta:non-whitespace-character-count="44157"/>
    <meta:user-defined meta:name="EN.InstantFormat">&lt;ENInstantFormat&gt;&lt;Enabled&gt;1&lt;/Enabled&gt;&lt;ScanUnformatted&gt;1&lt;/ScanUnformatted&gt;&lt;ScanChanges&gt;1&lt;/ScanChanges&gt;&lt;/ENInstantFormat&gt;</meta:user-defined>
    <meta:user-defined meta:name="EN.Layout">&lt;ENLayout&gt;&lt;Style&gt;Amer J Resp Crit Care Med&lt;/Style&gt;&lt;LeftDelim&gt;{&lt;/LeftDelim&gt;&lt;RightDelim&gt;}&lt;/RightDelim&gt;&lt;FontName&gt;Calibri&lt;/FontName&gt;&lt;FontSize&gt;11&lt;/FontSize&gt;&lt;ReflistTitle&gt;&lt;/ReflistTitle&gt;&lt;StartingRefnum&gt;1&lt;/StartingRefnum&gt;&lt;FirstLineIndent&gt;0&lt;/FirstLineIndent&gt;&lt;HangingIndent&gt;720&lt;/HangingIndent&gt;&lt;LineSpacing&gt;0&lt;/LineSpacing&gt;&lt;SpaceAfter&gt;0&lt;/SpaceAfter&gt;&lt;/ENLayout&gt;</meta:user-defined>
    <meta:user-defined meta:name="EN.Libraries">&lt;ENLibraries&gt;&lt;Libraries&gt;&lt;item&gt;Base de referências.enl&lt;/item&gt;&lt;/Libraries&gt;&lt;/ENLibraries&gt;</meta:user-defined>
    <meta:user-defined meta:name="_AdHocReviewCycleID" meta:value-type="float">1435432140</meta:user-defined>
    <meta:user-defined meta:name="_AuthorEmail" meta:value-type="string">rafaelmesquita@ciro-horn.nl</meta:user-defined>
    <meta:user-defined meta:name="_AuthorEmailDisplayName" meta:value-type="string">Mesquita, Rafael</meta:user-defined>
    <meta:user-defined meta:name="_EmailSubject" meta:value-type="string"/>
    <meta:user-defined meta:name="_NewReviewCycle" meta:value-type="string"/>
    <meta:user-defined meta:name="_PreviousAdHocReviewCycleID" meta:value-type="float">132229860</meta:user-defined>
    <meta:user-defined meta:name="_ReviewingToolsShownOnce" meta:value-type="string"/>
  </office:meta>
</office:document-meta>
</file>